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7.403cm" table:align="margins"/>
    </style:style>
    <style:style style:name="Table3.A" style:family="table-column">
      <style:table-column-properties style:column-width="4.789cm" style:rel-column-width="18034*"/>
    </style:style>
    <style:style style:name="Table3.B" style:family="table-column">
      <style:table-column-properties style:column-width="6.006cm" style:rel-column-width="22617*"/>
    </style:style>
    <style:style style:name="Table3.C" style:family="table-column">
      <style:table-column-properties style:column-width="6.608cm" style:rel-column-width="24884*"/>
    </style:style>
    <style:style style:name="Table3.A1" style:family="table-cell">
      <style:table-cell-properties style:writing-mode="page"/>
    </style:style>
    <style:style style:name="Table1" style:family="table">
      <style:table-properties style:width="17.403cm" table:align="margins"/>
    </style:style>
    <style:style style:name="Table1.A" style:family="table-column">
      <style:table-column-properties style:column-width="3.81cm" style:rel-column-width="14347*"/>
    </style:style>
    <style:style style:name="Table1.B" style:family="table-column">
      <style:table-column-properties style:column-width="6.879cm" style:rel-column-width="25905*"/>
    </style:style>
    <style:style style:name="Table1.C" style:family="table-column">
      <style:table-column-properties style:column-width="6.713cm" style:rel-column-width="25283*"/>
    </style:style>
    <style:style style:name="Table1.A1" style:family="table-cell">
      <style:table-cell-properties style:writing-mode="page"/>
    </style:style>
    <style:style style:name="Table2" style:family="table">
      <style:table-properties style:width="17.403cm" table:align="margins"/>
    </style:style>
    <style:style style:name="Table2.A" style:family="table-column">
      <style:table-column-properties style:column-width="4.789cm" style:rel-column-width="18034*"/>
    </style:style>
    <style:style style:name="Table2.B" style:family="table-column">
      <style:table-column-properties style:column-width="6.006cm" style:rel-column-width="22617*"/>
    </style:style>
    <style:style style:name="Table2.C" style:family="table-column">
      <style:table-column-properties style:column-width="6.608cm" style:rel-column-width="24884*"/>
    </style:style>
    <style:style style:name="Table2.A1" style:family="table-cell">
      <style:table-cell-properties style:writing-mode="page"/>
    </style:style>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0ecdc1"/>
    </style:style>
    <style:style style:name="P3" style:family="paragraph" style:parent-style-name="Standard">
      <style:text-properties officeooo:rsid="000ecdc1" officeooo:paragraph-rsid="00832dd2"/>
    </style:style>
    <style:style style:name="P4" style:family="paragraph" style:parent-style-name="Standard">
      <style:text-properties officeooo:rsid="001e3701" officeooo:paragraph-rsid="00343bd2"/>
    </style:style>
    <style:style style:name="P5" style:family="paragraph" style:parent-style-name="Standard">
      <style:text-properties officeooo:rsid="001e3701" officeooo:paragraph-rsid="00540dde"/>
    </style:style>
    <style:style style:name="P6" style:family="paragraph" style:parent-style-name="Standard">
      <style:text-properties officeooo:rsid="001e3701" officeooo:paragraph-rsid="00564662"/>
    </style:style>
    <style:style style:name="P7" style:family="paragraph" style:parent-style-name="Standard">
      <style:text-properties officeooo:rsid="001e3701" officeooo:paragraph-rsid="00832dd2"/>
    </style:style>
    <style:style style:name="P8" style:family="paragraph" style:parent-style-name="Standard">
      <style:text-properties officeooo:rsid="001e3701" officeooo:paragraph-rsid="0070bdf0"/>
    </style:style>
    <style:style style:name="P9" style:family="paragraph" style:parent-style-name="Standard">
      <style:text-properties officeooo:rsid="001e3701" officeooo:paragraph-rsid="004ed542"/>
    </style:style>
    <style:style style:name="P10" style:family="paragraph" style:parent-style-name="Standard">
      <style:text-properties officeooo:rsid="001e3701" officeooo:paragraph-rsid="00582c9c"/>
    </style:style>
    <style:style style:name="P11" style:family="paragraph" style:parent-style-name="Standard">
      <style:text-properties officeooo:rsid="001e3701" officeooo:paragraph-rsid="005a7b18"/>
    </style:style>
    <style:style style:name="P12" style:family="paragraph" style:parent-style-name="Standard">
      <style:text-properties officeooo:rsid="001e3701" officeooo:paragraph-rsid="005c41e0"/>
    </style:style>
    <style:style style:name="P13" style:family="paragraph" style:parent-style-name="Standard">
      <style:text-properties officeooo:rsid="001e3701" officeooo:paragraph-rsid="005f8f84"/>
    </style:style>
    <style:style style:name="P14" style:family="paragraph" style:parent-style-name="Standard">
      <style:text-properties officeooo:rsid="001e3701" officeooo:paragraph-rsid="0060c710"/>
    </style:style>
    <style:style style:name="P15" style:family="paragraph" style:parent-style-name="Standard">
      <style:text-properties officeooo:rsid="001e3701" officeooo:paragraph-rsid="0061d4c5"/>
    </style:style>
    <style:style style:name="P16" style:family="paragraph" style:parent-style-name="Standard">
      <style:text-properties officeooo:rsid="001e3701" officeooo:paragraph-rsid="0062c3d7"/>
    </style:style>
    <style:style style:name="P17" style:family="paragraph" style:parent-style-name="Standard">
      <style:text-properties officeooo:rsid="001e3701" officeooo:paragraph-rsid="00639288"/>
    </style:style>
    <style:style style:name="P18" style:family="paragraph" style:parent-style-name="Standard">
      <style:text-properties officeooo:rsid="001e3701" officeooo:paragraph-rsid="006b2565"/>
    </style:style>
    <style:style style:name="P19" style:family="paragraph" style:parent-style-name="Standard">
      <style:text-properties officeooo:rsid="001e3701" officeooo:paragraph-rsid="0073e351"/>
    </style:style>
    <style:style style:name="P20" style:family="paragraph" style:parent-style-name="Standard">
      <style:text-properties officeooo:rsid="001e3701" officeooo:paragraph-rsid="0075bc45"/>
    </style:style>
    <style:style style:name="P21" style:family="paragraph" style:parent-style-name="Standard">
      <style:text-properties officeooo:rsid="001e3701" officeooo:paragraph-rsid="0076b901"/>
    </style:style>
    <style:style style:name="P22" style:family="paragraph" style:parent-style-name="Standard">
      <style:text-properties officeooo:rsid="001e3701" officeooo:paragraph-rsid="00787043"/>
    </style:style>
    <style:style style:name="P23" style:family="paragraph" style:parent-style-name="Standard">
      <style:text-properties officeooo:rsid="001e3701" officeooo:paragraph-rsid="007a440f"/>
    </style:style>
    <style:style style:name="P24" style:family="paragraph" style:parent-style-name="Standard">
      <style:text-properties officeooo:rsid="001e3701" officeooo:paragraph-rsid="007c4495"/>
    </style:style>
    <style:style style:name="P25" style:family="paragraph" style:parent-style-name="Standard">
      <style:text-properties officeooo:rsid="001e3701" officeooo:paragraph-rsid="007df97d"/>
    </style:style>
    <style:style style:name="P26" style:family="paragraph" style:parent-style-name="Standard">
      <style:text-properties officeooo:rsid="001e3701" officeooo:paragraph-rsid="00818a5d"/>
    </style:style>
    <style:style style:name="P27" style:family="paragraph" style:parent-style-name="Standard">
      <style:text-properties officeooo:rsid="001e3701" officeooo:paragraph-rsid="0081d9ef"/>
    </style:style>
    <style:style style:name="P28" style:family="paragraph" style:parent-style-name="Standard">
      <style:text-properties officeooo:rsid="001e3701" officeooo:paragraph-rsid="0082c951"/>
    </style:style>
    <style:style style:name="P29" style:family="paragraph" style:parent-style-name="Standard">
      <style:text-properties officeooo:rsid="001e3701" officeooo:paragraph-rsid="0086dffe"/>
    </style:style>
    <style:style style:name="P30" style:family="paragraph" style:parent-style-name="Standard">
      <style:text-properties officeooo:rsid="001e3701" officeooo:paragraph-rsid="0087b3d2"/>
    </style:style>
    <style:style style:name="P31" style:family="paragraph" style:parent-style-name="Standard">
      <style:text-properties officeooo:rsid="001e3701" officeooo:paragraph-rsid="0089f60e"/>
    </style:style>
    <style:style style:name="P32" style:family="paragraph" style:parent-style-name="Standard">
      <style:text-properties officeooo:rsid="001e3701" officeooo:paragraph-rsid="008b0d88"/>
    </style:style>
    <style:style style:name="P33" style:family="paragraph" style:parent-style-name="Standard">
      <style:text-properties officeooo:rsid="001e3701" officeooo:paragraph-rsid="008cd166"/>
    </style:style>
    <style:style style:name="P34" style:family="paragraph" style:parent-style-name="Standard">
      <style:text-properties officeooo:rsid="001e3701" officeooo:paragraph-rsid="008e3a41"/>
    </style:style>
    <style:style style:name="P35" style:family="paragraph" style:parent-style-name="Standard">
      <style:text-properties officeooo:rsid="001e3701" officeooo:paragraph-rsid="008ee471"/>
    </style:style>
    <style:style style:name="P36" style:family="paragraph" style:parent-style-name="Standard">
      <style:text-properties officeooo:rsid="001e3701" officeooo:paragraph-rsid="00916d6a"/>
    </style:style>
    <style:style style:name="P37" style:family="paragraph" style:parent-style-name="Standard">
      <style:text-properties officeooo:rsid="001e3701" officeooo:paragraph-rsid="00926bc6"/>
    </style:style>
    <style:style style:name="P38" style:family="paragraph" style:parent-style-name="Standard">
      <style:text-properties officeooo:rsid="001e3701" officeooo:paragraph-rsid="009d7838"/>
    </style:style>
    <style:style style:name="P39" style:family="paragraph" style:parent-style-name="Standard">
      <style:text-properties officeooo:rsid="001e3701" officeooo:paragraph-rsid="00a008af"/>
    </style:style>
    <style:style style:name="P40" style:family="paragraph" style:parent-style-name="Standard">
      <style:text-properties officeooo:rsid="001e3701" officeooo:paragraph-rsid="00a3cf61"/>
    </style:style>
    <style:style style:name="P41" style:family="paragraph" style:parent-style-name="Standard">
      <style:text-properties officeooo:rsid="001e3701" officeooo:paragraph-rsid="00b1d40c"/>
    </style:style>
    <style:style style:name="P42" style:family="paragraph" style:parent-style-name="Standard">
      <style:text-properties officeooo:rsid="001e3701" officeooo:paragraph-rsid="009573cc"/>
    </style:style>
    <style:style style:name="P43" style:family="paragraph" style:parent-style-name="Standard">
      <style:text-properties officeooo:rsid="001e3701" officeooo:paragraph-rsid="00962711"/>
    </style:style>
    <style:style style:name="P44" style:family="paragraph" style:parent-style-name="Standard">
      <style:text-properties officeooo:rsid="001e3701" officeooo:paragraph-rsid="0097ba67"/>
    </style:style>
    <style:style style:name="P45" style:family="paragraph" style:parent-style-name="Standard">
      <style:text-properties officeooo:rsid="001e3701" officeooo:paragraph-rsid="009a0896"/>
    </style:style>
    <style:style style:name="P46" style:family="paragraph" style:parent-style-name="Standard">
      <style:text-properties officeooo:rsid="001e3701" officeooo:paragraph-rsid="009a5e31"/>
    </style:style>
    <style:style style:name="P47" style:family="paragraph" style:parent-style-name="Standard">
      <style:text-properties officeooo:rsid="001e3701" officeooo:paragraph-rsid="00a219c0"/>
    </style:style>
    <style:style style:name="P48" style:family="paragraph" style:parent-style-name="Standard">
      <style:text-properties officeooo:rsid="001e3701" officeooo:paragraph-rsid="00a27b6d"/>
    </style:style>
    <style:style style:name="P49" style:family="paragraph" style:parent-style-name="Standard">
      <style:text-properties officeooo:rsid="001e3701" officeooo:paragraph-rsid="00a5af27"/>
    </style:style>
    <style:style style:name="P50" style:family="paragraph" style:parent-style-name="Standard">
      <style:text-properties officeooo:rsid="001e3701" officeooo:paragraph-rsid="00a72a15"/>
    </style:style>
    <style:style style:name="P51" style:family="paragraph" style:parent-style-name="Standard">
      <style:text-properties officeooo:rsid="001e3701" officeooo:paragraph-rsid="00a7c2fb"/>
    </style:style>
    <style:style style:name="P52" style:family="paragraph" style:parent-style-name="Standard">
      <style:text-properties officeooo:rsid="001e3701" officeooo:paragraph-rsid="00aa2e20"/>
    </style:style>
    <style:style style:name="P53" style:family="paragraph" style:parent-style-name="Standard">
      <style:text-properties officeooo:rsid="001e3701" officeooo:paragraph-rsid="00ac8026"/>
    </style:style>
    <style:style style:name="P54" style:family="paragraph" style:parent-style-name="Standard">
      <style:text-properties officeooo:rsid="001e3701" officeooo:paragraph-rsid="00ae8399"/>
    </style:style>
    <style:style style:name="P55" style:family="paragraph" style:parent-style-name="Standard">
      <style:text-properties officeooo:rsid="001e3701" officeooo:paragraph-rsid="00b204a7"/>
    </style:style>
    <style:style style:name="P56" style:family="paragraph" style:parent-style-name="Standard">
      <style:text-properties officeooo:rsid="001e3701" officeooo:paragraph-rsid="00b3138c"/>
    </style:style>
    <style:style style:name="P57" style:family="paragraph" style:parent-style-name="Standard">
      <style:text-properties officeooo:rsid="00214e17" officeooo:paragraph-rsid="00214e17"/>
    </style:style>
    <style:style style:name="P58" style:family="paragraph" style:parent-style-name="Standard">
      <style:text-properties officeooo:rsid="00214e17" officeooo:paragraph-rsid="00540dde"/>
    </style:style>
    <style:style style:name="P59" style:family="paragraph" style:parent-style-name="Standard">
      <style:text-properties officeooo:paragraph-rsid="00343bd2"/>
    </style:style>
    <style:style style:name="P60" style:family="paragraph" style:parent-style-name="Standard">
      <style:text-properties officeooo:paragraph-rsid="004ed542"/>
    </style:style>
    <style:style style:name="P61" style:family="paragraph" style:parent-style-name="Standard">
      <style:text-properties officeooo:rsid="004fd754" officeooo:paragraph-rsid="004fd754"/>
    </style:style>
    <style:style style:name="P62" style:family="paragraph" style:parent-style-name="Standard">
      <style:text-properties officeooo:rsid="004fd754" officeooo:paragraph-rsid="00832dd2"/>
    </style:style>
    <style:style style:name="P63" style:family="paragraph" style:parent-style-name="Standard">
      <style:text-properties fo:font-size="16pt" fo:font-weight="bold" officeooo:rsid="00523d1c" officeooo:paragraph-rsid="00523d1c" style:font-size-asian="16pt" style:font-weight-asian="bold" style:font-size-complex="16pt" style:font-weight-complex="bold"/>
    </style:style>
    <style:style style:name="P64" style:family="paragraph" style:parent-style-name="Standard">
      <style:text-properties officeooo:paragraph-rsid="00540dde"/>
    </style:style>
    <style:style style:name="P65" style:family="paragraph" style:parent-style-name="Standard">
      <style:text-properties officeooo:rsid="004ed542" officeooo:paragraph-rsid="00832dd2"/>
    </style:style>
    <style:style style:name="P66" style:family="paragraph" style:parent-style-name="Standard">
      <style:text-properties officeooo:paragraph-rsid="00582c9c"/>
    </style:style>
    <style:style style:name="P67" style:family="paragraph" style:parent-style-name="Standard">
      <style:text-properties officeooo:rsid="005c41e0" officeooo:paragraph-rsid="005c41e0"/>
    </style:style>
    <style:style style:name="P68" style:family="paragraph" style:parent-style-name="Standard">
      <style:text-properties officeooo:paragraph-rsid="005f8f84"/>
    </style:style>
    <style:style style:name="P69" style:family="paragraph" style:parent-style-name="Standard">
      <style:text-properties officeooo:paragraph-rsid="0060745d"/>
    </style:style>
    <style:style style:name="P70" style:family="paragraph" style:parent-style-name="Standard">
      <style:text-properties officeooo:paragraph-rsid="0060c710"/>
    </style:style>
    <style:style style:name="P71" style:family="paragraph" style:parent-style-name="Standard">
      <style:text-properties officeooo:paragraph-rsid="0061d4c5"/>
    </style:style>
    <style:style style:name="P72" style:family="paragraph" style:parent-style-name="Standard">
      <style:text-properties fo:font-weight="bold" officeooo:rsid="001e3701" officeooo:paragraph-rsid="00540dde" style:font-weight-asian="bold" style:font-weight-complex="bold"/>
    </style:style>
    <style:style style:name="P73" style:family="paragraph" style:parent-style-name="Standard">
      <style:text-properties fo:font-weight="bold" officeooo:rsid="001e3701" officeooo:paragraph-rsid="007c4495" style:font-weight-asian="bold" style:font-weight-complex="bold"/>
    </style:style>
    <style:style style:name="P74" style:family="paragraph" style:parent-style-name="Standard">
      <style:text-properties fo:font-weight="bold" officeooo:rsid="001e3701" officeooo:paragraph-rsid="0089f60e" style:font-weight-asian="bold" style:font-weight-complex="bold"/>
    </style:style>
    <style:style style:name="P75" style:family="paragraph" style:parent-style-name="Standard">
      <style:text-properties fo:font-weight="bold" officeooo:rsid="001e3701" officeooo:paragraph-rsid="009d7838" style:font-weight-asian="bold" style:font-weight-complex="bold"/>
    </style:style>
    <style:style style:name="P76" style:family="paragraph" style:parent-style-name="Standard">
      <style:text-properties fo:font-weight="bold" officeooo:rsid="001e3701" officeooo:paragraph-rsid="005c41e0" style:font-weight-asian="bold" style:font-weight-complex="bold"/>
    </style:style>
    <style:style style:name="P77" style:family="paragraph" style:parent-style-name="Standard">
      <style:text-properties fo:font-weight="bold" officeooo:rsid="001e3701" officeooo:paragraph-rsid="00962845" style:font-weight-asian="bold" style:font-weight-complex="bold"/>
    </style:style>
    <style:style style:name="P78" style:family="paragraph" style:parent-style-name="Standard">
      <style:text-properties fo:font-weight="bold" officeooo:rsid="001e3701" officeooo:paragraph-rsid="0097ba67" style:font-weight-asian="bold" style:font-weight-complex="bold"/>
    </style:style>
    <style:style style:name="P79" style:family="paragraph" style:parent-style-name="Standard">
      <style:text-properties fo:font-weight="bold" officeooo:rsid="001e3701" officeooo:paragraph-rsid="00981f09" style:font-weight-asian="bold" style:font-weight-complex="bold"/>
    </style:style>
    <style:style style:name="P80" style:family="paragraph" style:parent-style-name="Standard">
      <style:text-properties fo:font-weight="bold" officeooo:rsid="001e3701" officeooo:paragraph-rsid="00aa2e20" style:font-weight-asian="bold" style:font-weight-complex="bold"/>
    </style:style>
    <style:style style:name="P81" style:family="paragraph" style:parent-style-name="Standard">
      <style:text-properties fo:font-weight="bold" officeooo:rsid="001e3701" officeooo:paragraph-rsid="00ae8399" style:font-weight-asian="bold" style:font-weight-complex="bold"/>
    </style:style>
    <style:style style:name="P82" style:family="paragraph" style:parent-style-name="Standard">
      <style:text-properties fo:font-weight="bold" officeooo:rsid="004ed542" officeooo:paragraph-rsid="00832dd2" style:font-weight-asian="bold" style:font-weight-complex="bold"/>
    </style:style>
    <style:style style:name="P83" style:family="paragraph" style:parent-style-name="Standard">
      <style:text-properties fo:font-weight="bold" officeooo:rsid="0089023a" officeooo:paragraph-rsid="0089023a" style:font-weight-asian="bold" style:font-weight-complex="bold"/>
    </style:style>
    <style:style style:name="P84" style:family="paragraph" style:parent-style-name="Standard">
      <style:text-properties fo:font-weight="bold" officeooo:paragraph-rsid="0097ba67" style:font-weight-asian="bold" style:font-weight-complex="bold"/>
    </style:style>
    <style:style style:name="P85" style:family="paragraph" style:parent-style-name="Standard">
      <style:text-properties fo:font-weight="bold" officeooo:paragraph-rsid="00981f09" style:font-weight-asian="bold" style:font-weight-complex="bold"/>
    </style:style>
    <style:style style:name="P86" style:family="paragraph" style:parent-style-name="Standard">
      <style:text-properties fo:font-weight="bold" officeooo:rsid="00a008af" officeooo:paragraph-rsid="00a008af" style:font-weight-asian="bold" style:font-weight-complex="bold"/>
    </style:style>
    <style:style style:name="P87" style:family="paragraph" style:parent-style-name="Standard">
      <style:text-properties fo:font-weight="bold" officeooo:rsid="005c41e0" officeooo:paragraph-rsid="005c41e0" style:font-weight-asian="bold" style:font-weight-complex="bold"/>
    </style:style>
    <style:style style:name="P88" style:family="paragraph" style:parent-style-name="Standard">
      <style:text-properties fo:font-weight="bold" officeooo:paragraph-rsid="00a82236" style:font-weight-asian="bold" style:font-weight-complex="bold"/>
    </style:style>
    <style:style style:name="P89" style:family="paragraph" style:parent-style-name="Standard">
      <style:text-properties officeooo:paragraph-rsid="0070bdf0"/>
    </style:style>
    <style:style style:name="P90" style:family="paragraph" style:parent-style-name="Standard">
      <style:text-properties officeooo:paragraph-rsid="0076b901"/>
    </style:style>
    <style:style style:name="P91" style:family="paragraph" style:parent-style-name="Standard">
      <style:text-properties officeooo:paragraph-rsid="00787043"/>
    </style:style>
    <style:style style:name="P92" style:family="paragraph" style:parent-style-name="Standard">
      <style:text-properties officeooo:paragraph-rsid="007a440f"/>
    </style:style>
    <style:style style:name="P93" style:family="paragraph" style:parent-style-name="Standard">
      <style:text-properties officeooo:paragraph-rsid="007c4495"/>
    </style:style>
    <style:style style:name="P94" style:family="paragraph" style:parent-style-name="Standard">
      <style:text-properties officeooo:paragraph-rsid="007df97d"/>
    </style:style>
    <style:style style:name="P95" style:family="paragraph" style:parent-style-name="Standard">
      <style:text-properties officeooo:paragraph-rsid="0081d9ef"/>
    </style:style>
    <style:style style:name="P96" style:family="paragraph" style:parent-style-name="Standard">
      <style:text-properties officeooo:paragraph-rsid="0082c951"/>
    </style:style>
    <style:style style:name="P97" style:family="paragraph" style:parent-style-name="Standard">
      <style:text-properties officeooo:paragraph-rsid="00832dd2"/>
    </style:style>
    <style:style style:name="P98" style:family="paragraph" style:parent-style-name="Standard">
      <style:text-properties officeooo:paragraph-rsid="0087b3d2"/>
    </style:style>
    <style:style style:name="P99" style:family="paragraph" style:parent-style-name="Standard">
      <style:text-properties officeooo:paragraph-rsid="0089023a"/>
    </style:style>
    <style:style style:name="P100" style:family="paragraph" style:parent-style-name="Standard">
      <style:text-properties officeooo:paragraph-rsid="0089f60e"/>
    </style:style>
    <style:style style:name="P101" style:family="paragraph" style:parent-style-name="Standard">
      <style:text-properties officeooo:paragraph-rsid="008b0d88"/>
    </style:style>
    <style:style style:name="P102" style:family="paragraph" style:parent-style-name="Standard">
      <style:text-properties officeooo:paragraph-rsid="00916d6a"/>
    </style:style>
    <style:style style:name="P103" style:family="paragraph" style:parent-style-name="Standard">
      <style:text-properties officeooo:paragraph-rsid="0092c0a1"/>
    </style:style>
    <style:style style:name="P104" style:family="paragraph" style:parent-style-name="Standard">
      <style:text-properties officeooo:rsid="0093658f" officeooo:paragraph-rsid="0093658f"/>
    </style:style>
    <style:style style:name="P105" style:family="paragraph" style:parent-style-name="Standard">
      <style:text-properties officeooo:rsid="0092c0a1" officeooo:paragraph-rsid="0092c0a1"/>
    </style:style>
    <style:style style:name="P106" style:family="paragraph" style:parent-style-name="Standard">
      <style:text-properties officeooo:paragraph-rsid="00962711"/>
    </style:style>
    <style:style style:name="P107" style:family="paragraph" style:parent-style-name="Standard">
      <style:text-properties officeooo:paragraph-rsid="00962845"/>
    </style:style>
    <style:style style:name="P108" style:family="paragraph" style:parent-style-name="Standard">
      <style:text-properties officeooo:paragraph-rsid="00981f09"/>
    </style:style>
    <style:style style:name="P109" style:family="paragraph" style:parent-style-name="Standard">
      <style:text-properties officeooo:paragraph-rsid="009a0896"/>
    </style:style>
    <style:style style:name="P110" style:family="paragraph" style:parent-style-name="Standard">
      <style:text-properties officeooo:paragraph-rsid="009a5e31"/>
    </style:style>
    <style:style style:name="P111" style:family="paragraph" style:parent-style-name="Standard">
      <style:text-properties officeooo:rsid="00a008af" officeooo:paragraph-rsid="00a008af"/>
    </style:style>
    <style:style style:name="P112" style:family="paragraph" style:parent-style-name="Standard">
      <style:text-properties officeooo:paragraph-rsid="00a008af"/>
    </style:style>
    <style:style style:name="P113" style:family="paragraph" style:parent-style-name="Standard">
      <style:text-properties officeooo:paragraph-rsid="00a27b6d"/>
    </style:style>
    <style:style style:name="P114" style:family="paragraph" style:parent-style-name="Standard">
      <style:text-properties officeooo:rsid="00a2e648" officeooo:paragraph-rsid="00a2e648"/>
    </style:style>
    <style:style style:name="P115" style:family="paragraph" style:parent-style-name="Standard">
      <style:text-properties officeooo:paragraph-rsid="00a3cf61"/>
    </style:style>
    <style:style style:name="P116" style:family="paragraph" style:parent-style-name="Standard">
      <style:text-properties officeooo:paragraph-rsid="00a5af27"/>
    </style:style>
    <style:style style:name="P117" style:family="paragraph" style:parent-style-name="Standard">
      <style:text-properties officeooo:rsid="00a5af27" officeooo:paragraph-rsid="00a5af27"/>
    </style:style>
    <style:style style:name="P118" style:family="paragraph" style:parent-style-name="Standard">
      <style:text-properties officeooo:paragraph-rsid="00a72a15"/>
    </style:style>
    <style:style style:name="P119" style:family="paragraph" style:parent-style-name="Standard">
      <style:text-properties officeooo:rsid="00a72a15" officeooo:paragraph-rsid="00a72a15"/>
    </style:style>
    <style:style style:name="P120" style:family="paragraph" style:parent-style-name="Standard">
      <style:text-properties style:font-name="DejaVu Sans" officeooo:paragraph-rsid="00a72a15"/>
    </style:style>
    <style:style style:name="P121" style:family="paragraph" style:parent-style-name="Standard">
      <style:text-properties style:font-name="DejaVu Sans" officeooo:rsid="00a72a15" officeooo:paragraph-rsid="00a72a15"/>
    </style:style>
    <style:style style:name="P122" style:family="paragraph" style:parent-style-name="Standard">
      <style:text-properties style:font-name="Droid Sans Mono" officeooo:rsid="00a72a15" officeooo:paragraph-rsid="00a72a15"/>
    </style:style>
    <style:style style:name="P123" style:family="paragraph" style:parent-style-name="Standard">
      <style:text-properties officeooo:paragraph-rsid="00a82236"/>
    </style:style>
    <style:style style:name="P124" style:family="paragraph" style:parent-style-name="Standard">
      <style:text-properties officeooo:paragraph-rsid="00aa2e20"/>
    </style:style>
    <style:style style:name="P125" style:family="paragraph" style:parent-style-name="Standard">
      <style:text-properties officeooo:paragraph-rsid="00aabb56"/>
    </style:style>
    <style:style style:name="P126" style:family="paragraph" style:parent-style-name="Standard">
      <style:text-properties officeooo:paragraph-rsid="00ac8026"/>
    </style:style>
    <style:style style:name="P127" style:family="paragraph" style:parent-style-name="Standard">
      <style:text-properties officeooo:paragraph-rsid="00ae8399"/>
    </style:style>
    <style:style style:name="P128" style:family="paragraph" style:parent-style-name="Standard">
      <style:text-properties officeooo:paragraph-rsid="00b1d40c"/>
    </style:style>
    <style:style style:name="P129" style:family="paragraph" style:parent-style-name="Standard">
      <style:text-properties officeooo:paragraph-rsid="00b204a7"/>
    </style:style>
    <style:style style:name="P130" style:family="paragraph" style:parent-style-name="Standard">
      <style:text-properties officeooo:rsid="00b2363b" officeooo:paragraph-rsid="00b2363b"/>
    </style:style>
    <style:style style:name="P131" style:family="paragraph" style:parent-style-name="Standard">
      <style:text-properties officeooo:paragraph-rsid="00b2363b"/>
    </style:style>
    <style:style style:name="P132" style:family="paragraph" style:parent-style-name="Standard">
      <style:text-properties officeooo:paragraph-rsid="00b3138c"/>
    </style:style>
    <style:style style:name="P133" style:family="paragraph" style:parent-style-name="Standard">
      <style:text-properties officeooo:rsid="00b3138c" officeooo:paragraph-rsid="00b3138c"/>
    </style:style>
    <style:style style:name="P134" style:family="paragraph" style:parent-style-name="Standard">
      <style:text-properties officeooo:rsid="00b4743c" officeooo:paragraph-rsid="00b4743c"/>
    </style:style>
    <style:style style:name="P135" style:family="paragraph" style:parent-style-name="Standard">
      <style:text-properties officeooo:rsid="00b4743c" officeooo:paragraph-rsid="00b54840"/>
    </style:style>
    <style:style style:name="P136" style:family="paragraph" style:parent-style-name="Standard">
      <style:text-properties officeooo:paragraph-rsid="00b4743c"/>
    </style:style>
    <style:style style:name="P137" style:family="paragraph" style:parent-style-name="Standard">
      <style:text-properties style:font-name="Liberation Serif" fo:font-size="12pt" officeooo:rsid="00b4743c" officeooo:paragraph-rsid="00b4743c" style:font-size-asian="12pt" style:font-size-complex="12pt"/>
    </style:style>
    <style:style style:name="P138" style:family="paragraph" style:parent-style-name="Standard">
      <style:text-properties style:font-name="Liberation Serif" fo:font-size="12pt" officeooo:paragraph-rsid="00b54840" style:font-size-asian="12pt" style:font-size-complex="12pt"/>
    </style:style>
    <style:style style:name="P139" style:family="paragraph" style:parent-style-name="Standard">
      <style:text-properties officeooo:paragraph-rsid="00b54840"/>
    </style:style>
    <style:style style:name="P140" style:family="paragraph" style:parent-style-name="Standard">
      <style:paragraph-properties fo:break-before="page"/>
      <style:text-properties officeooo:rsid="00214e17" officeooo:paragraph-rsid="00214e17"/>
    </style:style>
    <style:style style:name="P141" style:family="paragraph" style:parent-style-name="Standard">
      <style:paragraph-properties fo:break-before="page"/>
      <style:text-properties officeooo:rsid="001e3701" officeooo:paragraph-rsid="00540dde"/>
    </style:style>
    <style:style style:name="P142" style:family="paragraph" style:parent-style-name="Standard">
      <style:paragraph-properties fo:break-before="page"/>
      <style:text-properties officeooo:rsid="001e3701" officeooo:paragraph-rsid="00b1d40c"/>
    </style:style>
    <style:style style:name="P143" style:family="paragraph" style:parent-style-name="Standard">
      <style:paragraph-properties fo:break-before="page"/>
      <style:text-properties officeooo:rsid="00b4743c" officeooo:paragraph-rsid="00b54840"/>
    </style:style>
    <style:style style:name="P144" style:family="paragraph" style:parent-style-name="Standard">
      <style:paragraph-properties fo:break-before="page"/>
      <style:text-properties style:font-name="Liberation Serif" fo:font-size="12pt" officeooo:paragraph-rsid="00b54840" style:font-size-asian="12pt" style:font-size-complex="12pt"/>
    </style:style>
    <style:style style:name="P145" style:family="paragraph" style:parent-style-name="Contents_20_5">
      <style:paragraph-properties>
        <style:tab-stops>
          <style:tab-stop style:position="15.406cm" style:type="right" style:leader-style="dotted" style:leader-text="."/>
        </style:tab-stops>
      </style:paragraph-properties>
    </style:style>
    <style:style style:name="P146" style:family="paragraph" style:parent-style-name="Table_20_Contents">
      <style:text-properties officeooo:rsid="0087b3d2" officeooo:paragraph-rsid="0087b3d2"/>
    </style:style>
    <style:style style:name="P147" style:family="paragraph" style:parent-style-name="Table_20_Contents">
      <style:text-properties fo:font-weight="bold" officeooo:rsid="0087b3d2" officeooo:paragraph-rsid="0087b3d2" style:font-weight-asian="bold" style:font-weight-complex="bold"/>
    </style:style>
    <style:style style:name="P148" style:family="paragraph" style:parent-style-name="Table_20_Contents">
      <style:text-properties fo:font-weight="bold" officeooo:rsid="008fc4f1" officeooo:paragraph-rsid="008fc4f1" style:font-weight-asian="bold" style:font-weight-complex="bold"/>
    </style:style>
    <style:style style:name="P149" style:family="paragraph" style:parent-style-name="Table_20_Contents">
      <style:text-properties fo:font-weight="bold" officeooo:rsid="008fc4f1" officeooo:paragraph-rsid="00a008af" style:font-weight-asian="bold" style:font-weight-complex="bold"/>
    </style:style>
    <style:style style:name="P150" style:family="paragraph" style:parent-style-name="Table_20_Contents">
      <style:text-properties officeooo:rsid="008fc4f1" officeooo:paragraph-rsid="008fc4f1"/>
    </style:style>
    <style:style style:name="P151" style:family="paragraph" style:parent-style-name="Table_20_Contents">
      <style:text-properties officeooo:rsid="008fc4f1" officeooo:paragraph-rsid="00a008af"/>
    </style:style>
    <style:style style:name="P152" style:family="paragraph" style:parent-style-name="Heading_20_5">
      <style:text-properties officeooo:paragraph-rsid="0021a483"/>
    </style:style>
    <style:style style:name="P153" style:family="paragraph" style:parent-style-name="Heading_20_5">
      <style:text-properties officeooo:paragraph-rsid="00343bd2"/>
    </style:style>
    <style:style style:name="P154" style:family="paragraph" style:parent-style-name="Heading_20_5">
      <style:text-properties style:font-name="Liberation Sans" fo:font-size="11.8999996185303pt" fo:font-weight="bold" officeooo:rsid="004ed542" officeooo:paragraph-rsid="004ed542" style:font-name-asian="DejaVu Sans1" style:font-size-asian="11.8999996185303pt" style:font-weight-asian="bold" style:font-name-complex="Lohit Hindi" style:font-size-complex="11.8999996185303pt" style:font-weight-complex="bold"/>
    </style:style>
    <style:style style:name="P155" style:family="paragraph" style:parent-style-name="Heading_20_5">
      <style:text-properties style:font-name="Liberation Sans" fo:font-size="11.8999996185303pt" fo:font-weight="bold" officeooo:rsid="004ed542" officeooo:paragraph-rsid="00540dde" style:font-name-asian="DejaVu Sans1" style:font-size-asian="11.8999996185303pt" style:font-weight-asian="bold" style:font-name-complex="Lohit Hindi" style:font-size-complex="11.8999996185303pt" style:font-weight-complex="bold"/>
    </style:style>
    <style:style style:name="P156" style:family="paragraph" style:parent-style-name="Heading_20_5">
      <style:text-properties style:font-name="Liberation Sans" fo:font-size="11.8999996185303pt" fo:font-weight="bold" officeooo:rsid="004ed542" officeooo:paragraph-rsid="00a008af" style:font-name-asian="DejaVu Sans1" style:font-size-asian="11.8999996185303pt" style:font-weight-asian="bold" style:font-name-complex="Lohit Hindi" style:font-size-complex="11.8999996185303pt" style:font-weight-complex="bold"/>
    </style:style>
    <style:style style:name="P157" style:family="paragraph" style:parent-style-name="Heading_20_5">
      <style:text-properties style:font-name="Liberation Sans" fo:font-size="11.8999996185303pt" fo:font-weight="bold" officeooo:rsid="004ed542" officeooo:paragraph-rsid="009d7838" style:font-name-asian="DejaVu Sans1" style:font-size-asian="11.8999996185303pt" style:font-weight-asian="bold" style:font-name-complex="Lohit Hindi" style:font-size-complex="11.8999996185303pt" style:font-weight-complex="bold"/>
    </style:style>
    <style:style style:name="P158" style:family="paragraph" style:parent-style-name="Heading_20_5">
      <style:text-properties style:font-name="Liberation Sans" fo:font-size="11.8999996185303pt" fo:font-weight="bold" officeooo:rsid="004ed542" officeooo:paragraph-rsid="00b54840" style:font-name-asian="DejaVu Sans1" style:font-size-asian="11.8999996185303pt" style:font-weight-asian="bold" style:font-name-complex="Lohit Hindi" style:font-size-complex="11.8999996185303pt" style:font-weight-complex="bold"/>
    </style:style>
    <style:style style:name="P159" style:family="paragraph" style:parent-style-name="Heading_20_5">
      <style:text-properties style:font-name="Liberation Sans" fo:font-size="11.8999996185303pt" fo:font-weight="bold" officeooo:rsid="004ed542" officeooo:paragraph-rsid="00b204a7" style:font-name-asian="DejaVu Sans1" style:font-size-asian="11.8999996185303pt" style:font-weight-asian="bold" style:font-name-complex="Lohit Hindi" style:font-size-complex="11.8999996185303pt" style:font-weight-complex="bold"/>
    </style:style>
    <style:style style:name="P160" style:family="paragraph" style:parent-style-name="Heading_20_5">
      <style:text-properties style:font-name="Liberation Sans" fo:font-size="11.8999996185303pt" fo:font-weight="bold" officeooo:rsid="004ed542" officeooo:paragraph-rsid="00b3138c" style:font-name-asian="DejaVu Sans1" style:font-size-asian="11.8999996185303pt" style:font-weight-asian="bold" style:font-name-complex="Lohit Hindi" style:font-size-complex="11.8999996185303pt" style:font-weight-complex="bold"/>
    </style:style>
    <style:style style:name="P161" style:family="paragraph" style:parent-style-name="Heading_20_5">
      <style:text-properties style:font-name="Liberation Sans" fo:font-size="11.8999996185303pt" fo:font-weight="bold" officeooo:rsid="004ed542" officeooo:paragraph-rsid="00832dd2" style:font-name-asian="DejaVu Sans1" style:font-size-asian="11.8999996185303pt" style:font-weight-asian="bold" style:font-name-complex="Lohit Hindi" style:font-size-complex="11.8999996185303pt" style:font-weight-complex="bold"/>
    </style:style>
    <style:style style:name="P162" style:family="paragraph" style:parent-style-name="Heading_20_5">
      <style:text-properties style:font-name="Liberation Sans" fo:font-size="11.8999996185303pt" fo:font-weight="bold" officeooo:rsid="004ed542" officeooo:paragraph-rsid="00a3cf61" style:font-name-asian="DejaVu Sans1" style:font-size-asian="11.8999996185303pt" style:font-weight-asian="bold" style:font-name-complex="Lohit Hindi" style:font-size-complex="11.8999996185303pt" style:font-weight-complex="bold"/>
    </style:style>
    <style:style style:name="P163" style:family="paragraph" style:parent-style-name="Heading_20_5">
      <style:text-properties style:font-name="Liberation Sans" fo:font-size="11.8999996185303pt" fo:font-weight="bold" officeooo:rsid="004ed542" officeooo:paragraph-rsid="00b1d40c" style:font-name-asian="DejaVu Sans1" style:font-size-asian="11.8999996185303pt" style:font-weight-asian="bold" style:font-name-complex="Lohit Hindi" style:font-size-complex="11.8999996185303pt" style:font-weight-complex="bold"/>
    </style:style>
    <style:style style:name="P164" style:family="paragraph" style:parent-style-name="Heading_20_5">
      <style:text-properties style:font-name="Liberation Sans" fo:font-size="11.8999996185303pt" fo:font-weight="bold" officeooo:rsid="00916d6a" officeooo:paragraph-rsid="00916d6a" style:font-name-asian="DejaVu Sans1" style:font-size-asian="11.8999996185303pt" style:font-weight-asian="bold" style:font-name-complex="Lohit Hindi" style:font-size-complex="11.8999996185303pt" style:font-weight-complex="bold"/>
    </style:style>
    <style:style style:name="P165" style:family="paragraph" style:parent-style-name="Heading_20_5">
      <style:text-properties officeooo:paragraph-rsid="00540dde"/>
    </style:style>
    <style:style style:name="P166" style:family="paragraph" style:parent-style-name="Heading_20_5">
      <style:text-properties officeooo:paragraph-rsid="00b1d40c"/>
    </style:style>
    <style:style style:name="P167" style:family="paragraph" style:parent-style-name="Heading_20_5">
      <style:paragraph-properties fo:break-before="page"/>
      <style:text-properties style:font-name="Liberation Sans" fo:font-size="11.8999996185303pt" fo:font-weight="bold" officeooo:rsid="004ed542" officeooo:paragraph-rsid="00540dde" style:font-name-asian="DejaVu Sans1" style:font-size-asian="11.8999996185303pt" style:font-weight-asian="bold" style:font-name-complex="Lohit Hindi" style:font-size-complex="11.8999996185303pt" style:font-weight-complex="bold"/>
    </style:style>
    <style:style style:name="P168" style:family="paragraph" style:parent-style-name="Heading_20_5">
      <style:paragraph-properties fo:break-before="page"/>
      <style:text-properties style:font-name="Liberation Sans" fo:font-size="11.8999996185303pt" fo:font-weight="bold" officeooo:rsid="004ed542" officeooo:paragraph-rsid="00832dd2" style:font-name-asian="DejaVu Sans1" style:font-size-asian="11.8999996185303pt" style:font-weight-asian="bold" style:font-name-complex="Lohit Hindi" style:font-size-complex="11.8999996185303pt" style:font-weight-complex="bold"/>
    </style:style>
    <style:style style:name="P169" style:family="paragraph" style:parent-style-name="Heading_20_5">
      <style:paragraph-properties fo:break-before="page"/>
      <style:text-properties style:font-name="Liberation Sans" fo:font-size="11.8999996185303pt" fo:font-weight="bold" officeooo:rsid="004ed542" officeooo:paragraph-rsid="00a3cf61" style:font-name-asian="DejaVu Sans1" style:font-size-asian="11.8999996185303pt" style:font-weight-asian="bold" style:font-name-complex="Lohit Hindi" style:font-size-complex="11.8999996185303pt" style:font-weight-complex="bold"/>
    </style:style>
    <style:style style:name="P170" style:family="paragraph" style:parent-style-name="Heading_20_5">
      <style:paragraph-properties fo:break-before="page"/>
      <style:text-properties style:font-name="Liberation Sans" fo:font-size="11.8999996185303pt" fo:font-weight="bold" officeooo:rsid="004fd754" officeooo:paragraph-rsid="00832dd2" style:font-name-asian="DejaVu Sans1" style:font-size-asian="11.8999996185303pt" style:font-weight-asian="bold" style:font-name-complex="Lohit Hindi" style:font-size-complex="11.8999996185303pt" style:font-weight-complex="bold"/>
    </style:style>
    <style:style style:name="P171" style:family="paragraph" style:parent-style-name="Standard" style:list-style-name="L1">
      <style:text-properties officeooo:rsid="004ed542" officeooo:paragraph-rsid="003f1502"/>
    </style:style>
    <style:style style:name="P172" style:family="paragraph" style:parent-style-name="Standard" style:list-style-name="L1">
      <style:text-properties officeooo:rsid="004ed542" officeooo:paragraph-rsid="00564662"/>
    </style:style>
    <style:style style:name="P173" style:family="paragraph" style:parent-style-name="Standard" style:list-style-name="L2">
      <style:text-properties officeooo:rsid="00b4743c" officeooo:paragraph-rsid="00b54840"/>
    </style:style>
    <style:style style:name="P174" style:family="paragraph" style:parent-style-name="Standard" style:list-style-name="L2">
      <style:text-properties officeooo:rsid="00b59cf1" officeooo:paragraph-rsid="00b59cf1"/>
    </style:style>
    <style:style style:name="P175" style:family="paragraph" style:parent-style-name="Standard" style:list-style-name="L2">
      <style:text-properties officeooo:rsid="00b8b748" officeooo:paragraph-rsid="00b8b748"/>
    </style:style>
    <style:style style:name="P176" style:family="paragraph" style:parent-style-name="Standard">
      <style:text-properties officeooo:rsid="001e3701" officeooo:paragraph-rsid="00787043"/>
    </style:style>
    <style:style style:name="P177" style:family="paragraph" style:parent-style-name="Standard">
      <style:text-properties officeooo:rsid="001e3701" officeooo:paragraph-rsid="00b1d40c"/>
    </style:style>
    <style:style style:name="P178" style:family="paragraph" style:parent-style-name="Standard" style:list-style-name="L3">
      <style:text-properties officeooo:paragraph-rsid="007ab4c4"/>
    </style:style>
    <style:style style:name="P179" style:family="paragraph" style:parent-style-name="Standard">
      <style:text-properties officeooo:paragraph-rsid="00b1d40c"/>
    </style:style>
    <style:style style:name="P180" style:family="paragraph" style:parent-style-name="Standard">
      <style:paragraph-properties fo:margin-left="1.251cm" fo:margin-right="0cm" fo:text-indent="0cm" style:auto-text-indent="false"/>
      <style:text-properties officeooo:paragraph-rsid="00bc17eb"/>
    </style:style>
    <style:style style:name="P181" style:family="paragraph" style:parent-style-name="Standard">
      <style:paragraph-properties fo:break-before="page"/>
      <style:text-properties officeooo:rsid="001e3701" officeooo:paragraph-rsid="00b1d40c"/>
    </style:style>
    <style:style style:name="T1" style:family="text">
      <style:text-properties officeooo:rsid="00273521"/>
    </style:style>
    <style:style style:name="T2" style:family="text">
      <style:text-properties officeooo:rsid="00523d1c"/>
    </style:style>
    <style:style style:name="T3" style:family="text">
      <style:text-properties officeooo:rsid="001e3701"/>
    </style:style>
    <style:style style:name="T4" style:family="text">
      <style:text-properties style:font-name="Liberation Sans" fo:font-size="11.8999996185303pt" fo:font-weight="bold" officeooo:rsid="004ed542" style:font-name-asian="DejaVu Sans1" style:font-size-asian="11.8999996185303pt" style:font-weight-asian="bold" style:font-name-complex="Lohit Hindi" style:font-size-complex="11.8999996185303pt" style:font-weight-complex="bold"/>
    </style:style>
    <style:style style:name="T5" style:family="text">
      <style:text-properties style:font-name="Liberation Sans" fo:font-size="11.8999996185303pt" fo:font-weight="bold" officeooo:rsid="004fd754" style:font-name-asian="DejaVu Sans1" style:font-size-asian="11.8999996185303pt" style:font-weight-asian="bold" style:font-name-complex="Lohit Hindi" style:font-size-complex="11.8999996185303pt" style:font-weight-complex="bold"/>
    </style:style>
    <style:style style:name="T6" style:family="text">
      <style:text-properties style:font-name="Liberation Sans" fo:font-size="11.8999996185303pt" fo:font-weight="bold" officeooo:rsid="0055a0c5" style:font-name-asian="DejaVu Sans1" style:font-size-asian="11.8999996185303pt" style:font-weight-asian="bold" style:font-name-complex="Lohit Hindi" style:font-size-complex="11.8999996185303pt" style:font-weight-complex="bold"/>
    </style:style>
    <style:style style:name="T7" style:family="text">
      <style:text-properties style:font-name="Liberation Sans" fo:font-size="11.8999996185303pt" fo:font-weight="bold" officeooo:rsid="00564662" style:font-name-asian="DejaVu Sans1" style:font-size-asian="11.8999996185303pt" style:font-weight-asian="bold" style:font-name-complex="Lohit Hindi" style:font-size-complex="11.8999996185303pt" style:font-weight-complex="bold"/>
    </style:style>
    <style:style style:name="T8" style:family="text">
      <style:text-properties style:font-name="Liberation Sans" fo:font-size="11.8999996185303pt" fo:font-weight="bold" officeooo:rsid="0082c951" style:font-name-asian="DejaVu Sans1" style:font-size-asian="11.8999996185303pt" style:font-weight-asian="bold" style:font-name-complex="Lohit Hindi" style:font-size-complex="11.8999996185303pt" style:font-weight-complex="bold"/>
    </style:style>
    <style:style style:name="T9" style:family="text">
      <style:text-properties style:font-name="Liberation Sans" fo:font-size="11.8999996185303pt" fo:font-weight="bold" officeooo:rsid="00bc17eb" style:font-name-asian="DejaVu Sans1" style:font-size-asian="11.8999996185303pt" style:font-weight-asian="bold" style:font-name-complex="Lohit Hindi" style:font-size-complex="11.8999996185303pt" style:font-weight-complex="bold"/>
    </style:style>
    <style:style style:name="T10" style:family="text">
      <style:text-properties officeooo:rsid="004ed542"/>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1e3701" style:font-weight-asian="bold" style:font-weight-complex="bold"/>
    </style:style>
    <style:style style:name="T14" style:family="text">
      <style:text-properties fo:font-weight="bold" officeooo:rsid="00a27b6d" style:font-weight-asian="bold" style:font-weight-complex="bold"/>
    </style:style>
    <style:style style:name="T15" style:family="text">
      <style:text-properties officeooo:rsid="0059cbb4"/>
    </style:style>
    <style:style style:name="T16" style:family="text">
      <style:text-properties officeooo:rsid="005c41e0"/>
    </style:style>
    <style:style style:name="T17" style:family="text">
      <style:text-properties officeooo:rsid="00655ed0"/>
    </style:style>
    <style:style style:name="T18" style:family="text">
      <style:text-properties officeooo:rsid="0073e351"/>
    </style:style>
    <style:style style:name="T19" style:family="text">
      <style:text-properties officeooo:rsid="0076b901"/>
    </style:style>
    <style:style style:name="T20" style:family="text">
      <style:text-properties officeooo:rsid="00787043"/>
    </style:style>
    <style:style style:name="T21" style:family="text">
      <style:text-properties officeooo:rsid="007a440f"/>
    </style:style>
    <style:style style:name="T22" style:family="text">
      <style:text-properties officeooo:rsid="007ab4c4"/>
    </style:style>
    <style:style style:name="T23" style:family="text">
      <style:text-properties officeooo:rsid="00801226"/>
    </style:style>
    <style:style style:name="T24" style:family="text">
      <style:text-properties officeooo:rsid="0089023a"/>
    </style:style>
    <style:style style:name="T25" style:family="text">
      <style:text-properties officeooo:rsid="00916d6a"/>
    </style:style>
    <style:style style:name="T26" style:family="text">
      <style:text-properties officeooo:rsid="0092c0a1"/>
    </style:style>
    <style:style style:name="T27" style:family="text">
      <style:text-properties officeooo:rsid="0093658f"/>
    </style:style>
    <style:style style:name="T28" style:family="text">
      <style:text-properties officeooo:rsid="00962711"/>
    </style:style>
    <style:style style:name="T29" style:family="text">
      <style:text-properties officeooo:rsid="0097ba67"/>
    </style:style>
    <style:style style:name="T30" style:family="text">
      <style:text-properties officeooo:rsid="00981f09"/>
    </style:style>
    <style:style style:name="T31" style:family="text">
      <style:text-properties fo:font-weight="normal" officeooo:rsid="001e3701" style:font-weight-asian="normal" style:font-weight-complex="normal"/>
    </style:style>
    <style:style style:name="T32" style:family="text">
      <style:text-properties fo:font-weight="normal" officeooo:rsid="00981f09" style:font-weight-asian="normal" style:font-weight-complex="normal"/>
    </style:style>
    <style:style style:name="T33" style:family="text">
      <style:text-properties officeooo:rsid="00a008af"/>
    </style:style>
    <style:style style:name="T34" style:family="text">
      <style:text-properties officeooo:rsid="00a27b6d"/>
    </style:style>
    <style:style style:name="T35" style:family="text">
      <style:text-properties officeooo:rsid="00a5af27"/>
    </style:style>
    <style:style style:name="T36" style:family="text">
      <style:text-properties officeooo:rsid="00a72a15"/>
    </style:style>
    <style:style style:name="T37" style:family="text">
      <style:text-properties style:font-name="DejaVu Sans" officeooo:rsid="004ed542"/>
    </style:style>
    <style:style style:name="T38" style:family="text">
      <style:text-properties style:font-name="DejaVu Sans" officeooo:rsid="00a72a15"/>
    </style:style>
    <style:style style:name="T39" style:family="text">
      <style:text-properties officeooo:rsid="00a82236"/>
    </style:style>
    <style:style style:name="T40" style:family="text">
      <style:text-properties officeooo:rsid="00aabb56"/>
    </style:style>
    <style:style style:name="T41" style:family="text">
      <style:text-properties officeooo:rsid="00ae8399"/>
    </style:style>
    <style:style style:name="T42" style:family="text">
      <style:text-properties officeooo:rsid="00b1d40c"/>
    </style:style>
    <style:style style:name="T43" style:family="text">
      <style:text-properties officeooo:rsid="00b204a7"/>
    </style:style>
    <style:style style:name="T44" style:family="text">
      <style:text-properties officeooo:rsid="00b3138c"/>
    </style:style>
    <style:style style:name="T45" style:family="text">
      <style:text-properties officeooo:rsid="00b34294"/>
    </style:style>
    <style:style style:name="T46" style:family="text">
      <style:text-properties officeooo:rsid="00b4743c"/>
    </style:style>
    <style:style style:name="T47" style:family="text">
      <style:text-properties officeooo:rsid="00b54840"/>
    </style:style>
    <style:style style:name="T48" style:family="text">
      <style:text-properties style:font-name="Liberation Serif" fo:font-size="12pt" style:font-size-asian="12pt" style:font-size-complex="12pt"/>
    </style:style>
    <style:style style:name="T49" style:family="text">
      <style:text-properties style:font-name="Liberation Serif" fo:font-size="12pt" officeooo:rsid="00b4743c" style:font-size-asian="12pt" style:font-size-complex="12pt"/>
    </style:style>
    <style:style style:name="T50" style:family="text">
      <style:text-properties officeooo:rsid="00b78c3e"/>
    </style:style>
    <style:style style:name="T51" style:family="text">
      <style:text-properties officeooo:rsid="00b8b748"/>
    </style:style>
    <style:style style:name="T52" style:family="text">
      <style:text-properties officeooo:rsid="00bc17e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AWS</text:p>
      <text:p text:style-name="P2"/>
      <text:h text:style-name="P152" text:outline-level="5"><text:bookmark-start text:name="__RefHeading__327_1776072604"/><text:span text:style-name="T6">What is AWS</text:span><text:span text:style-name="T5">?</text:span><text:bookmark-end text:name="__RefHeading__327_1776072604"/></text:h>
      <text:p text:style-name="P111"/>
      <text:p text:style-name="P61">AWS stands for Amazon Web Service; it is a collection of remote computing services also known as a cloud computing platform. <text:s/>This new realm of cloud computing is also known as IaaS or Infrastructure as a Service.</text:p>
      <text:p text:style-name="P4"><text:bookmark-start text:name="__DdeLink__883_2189722070"/><text:bookmark-start text:name="__DdeLink__208_35142573129"/></text:p>
      <text:h text:style-name="P153" text:outline-level="5"><text:bookmark-start text:name="__RefHeading__331_177607260417"/><text:span text:style-name="T7">What are the key components of AWS</text:span><text:span text:style-name="T4">?</text:span><text:bookmark-start text:name="__DdeLink__199_351425731216"/><text:bookmark-end text:name="__RefHeading__331_177607260417"/></text:h>
      <text:p text:style-name="P59"><text:bookmark-end text:name="__DdeLink__199_351425731216"/><text:bookmark-end text:name="__DdeLink__208_35142573129"/></text:p>
      <text:list xml:id="list2412784105" text:style-name="L1">
        <text:list-item>
          <text:p text:style-name="P171">Simple Storage Device or (<text:span text:style-name="T12">S3</text:span>): It is a storage device and the most widely used AWS service</text:p>
        </text:list-item>
        <text:list-item>
          <text:p text:style-name="P171">Elastic Compute Cloud (<text:span text:style-name="T12">EC2</text:span>): It provides on-demand computing resources for hosting applications. It is handy in case of unpredictable workloads</text:p>
        </text:list-item>
        <text:list-item>
          <text:p text:style-name="P171">Elastic Block Store (<text:span text:style-name="T12">EBS</text:span>):It offers persistent storage volumes that attach to EC2 to allow you to persist data past the lifespan of a single Amazon EC2 instance</text:p>
        </text:list-item>
        <text:list-item>
          <text:p text:style-name="P171"><text:span text:style-name="T12">CloudWatch</text:span>: To monitor AWS resources, It allows administrators to view and collect key Also, one can set a notification alarm in case of trouble.</text:p>
        </text:list-item>
        <text:list-item>
          <text:p text:style-name="P172"><text:span text:style-name="T12">Route 53</text:span>: A DNS web service</text:p>
        </text:list-item>
        <text:list-item>
          <text:p text:style-name="P172"><text:span text:style-name="T12">Simple E-mail Service</text:span>: It allows sending e-mail using RESTFUL API call or via regular SMTP</text:p>
        </text:list-item>
        <text:list-item>
          <text:p text:style-name="P172"><text:span text:style-name="T12">Identity and Access Management</text:span>: It provides enhanced security and identity management for your AWS account</text:p>
        </text:list-item>
      </text:list>
      <text:p text:style-name="P6"><text:bookmark-start text:name="__DdeLink__1305_2271235780"/><text:bookmark-start text:name="__DdeLink__208_351425731291"/><text:bookmark-end text:name="__DdeLink__883_2189722070"/></text:p>
      <text:h text:style-name="P154" text:outline-level="5"><text:bookmark-start text:name="__RefHeading__331_1776072604171"/>Explain what S3 is?<text:bookmark-start text:name="__DdeLink__199_3514257312161"/><text:bookmark-end text:name="__RefHeading__331_1776072604171"/></text:h>
      <text:p text:style-name="P60"><text:bookmark-end text:name="__DdeLink__199_3514257312161"/><text:bookmark-end text:name="__DdeLink__208_351425731291"/></text:p>
      <text:p text:style-name="P9">S3 stands for Simple Storage Service. You can use S3 interface to store and retrieve any amount of data, at any time and from anywhere on the web. For S3, the payment model is “pay as you go.” </text:p>
      <text:p text:style-name="P5"><text:bookmark-start text:name="__DdeLink__208_3514257312911"/></text:p>
      <text:h text:style-name="P155" text:outline-level="5"><text:bookmark-start text:name="__RefHeading__331_17760726041711"/>What is AMI?<text:bookmark-start text:name="__DdeLink__199_35142573121611"/><text:bookmark-end text:name="__RefHeading__331_17760726041711"/></text:h>
      <text:p text:style-name="P64"><text:bookmark-end text:name="__DdeLink__199_35142573121611"/><text:bookmark-end text:name="__DdeLink__208_3514257312911"/></text:p>
      <text:p text:style-name="P64"><text:span text:style-name="T3">AMI stands for </text:span><text:span text:style-name="T13">Amazon Machine Image</text:span><text:span text:style-name="T3">. <text:s/>It’s a template that </text:span><text:span text:style-name="T13">provides the information</text:span><text:span text:style-name="T3"> (an operating system, an application server, and applications, ...) required </text:span><text:span text:style-name="T13">to launch an instance</text:span><text:span text:style-name="T3">,</text:span><text:span text:style-name="T13"> which is a copy of the AMI running as a virtual server in the cloud</text:span><text:span text:style-name="T3">. You can launch instances from as many different AMIs as you need. </text:span></text:p>
      <text:p text:style-name="P5"/>
      <text:p text:style-name="P5"><text:bookmark-start text:name="__DdeLink__208_3514257312912"/></text:p>
      <text:h text:style-name="P155" text:outline-level="5"><text:bookmark-start text:name="__RefHeading__331_17760726041712"/>Mention what the relationship between an instance and AMI is?<text:bookmark-start text:name="__DdeLink__199_35142573121612"/><text:bookmark-end text:name="__RefHeading__331_17760726041712"/></text:h>
      <text:p text:style-name="P64"><text:bookmark-end text:name="__DdeLink__199_35142573121612"/><text:bookmark-end text:name="__DdeLink__208_3514257312912"/></text:p>
      <text:p text:style-name="P66"><text:span text:style-name="T13">- From a single AMI, you can launch multiple types of instances.</text:span><text:span text:style-name="T3"> <text:s/></text:span></text:p>
      <text:p text:style-name="P10">- An instance type defines the hardware of the host computer used for your instance.</text:p>
      <text:p text:style-name="P66"><text:span text:style-name="T3">- Each instance type provides different computer and memory capabilities </text:span><text:span text:style-name="T15">(cpu, memory, ...)</text:span><text:span text:style-name="T3">.</text:span></text:p>
      <text:p text:style-name="P10">- Once you launch an instance, it looks like a traditional host, and we can interact with it as we would with any computer. </text:p>
      <text:p text:style-name="P5"/>
      <text:p text:style-name="P5"><text:bookmark-start text:name="__DdeLink__208_3514257312913"/></text:p>
      <text:h text:style-name="P155" text:outline-level="5"><text:bookmark-start text:name="__RefHeading__331_17760726041713"/><text:soft-page-break/>What does an AMI include?<text:bookmark-start text:name="__DdeLink__199_35142573121613"/><text:bookmark-end text:name="__RefHeading__331_17760726041713"/></text:h>
      <text:p text:style-name="P64"><text:bookmark-end text:name="__DdeLink__199_35142573121613"/><text:bookmark-end text:name="__DdeLink__208_3514257312913"/></text:p>
      <text:p text:style-name="P11"><text:s/>- A template for the root volume for the instance</text:p>
      <text:p text:style-name="P11"><text:s/>- Launch permissions decide which AWS accounts can avail the AMI to launch instances</text:p>
      <text:p text:style-name="P11"><text:s/>- A block device mapping that determines the volumes to attach to the instance when it is launched </text:p>
      <text:p text:style-name="P5"><text:bookmark-start text:name="__DdeLink__208_3514257312914"/></text:p>
      <text:h text:style-name="P155" text:outline-level="5"><text:bookmark-start text:name="__RefHeading__331_17760726041714"/>How can you send a request to Amazon S3?<text:bookmark-start text:name="__DdeLink__199_35142573121614"/><text:bookmark-end text:name="__RefHeading__331_17760726041714"/></text:h>
      <text:p text:style-name="P64"><text:bookmark-end text:name="__DdeLink__199_35142573121614"/><text:bookmark-end text:name="__DdeLink__208_3514257312914"/></text:p>
      <text:p text:style-name="P5">Amazon S3 is a REST service, and you can send a request by using the REST API or the AWS SDK wrapper libraries that wrap the underlying Amazon S3 REST API. </text:p>
      <text:p text:style-name="P67"><text:bookmark-start text:name="__DdeLink__208_3514257312915"/></text:p>
      <text:h text:style-name="P155" text:outline-level="5"><text:bookmark-start text:name="__RefHeading__331_17760726041715"/><text:span text:style-name="T16">W</text:span>hat <text:span text:style-name="T16">is </text:span>the difference between Amazon S3 and EC2?<text:bookmark-start text:name="__DdeLink__199_35142573121615"/><text:bookmark-end text:name="__RefHeading__331_17760726041715"/></text:h>
      <text:p text:style-name="P64"><text:bookmark-end text:name="__DdeLink__199_35142573121615"/><text:bookmark-end text:name="__DdeLink__208_3514257312915"/></text:p>
      <text:p text:style-name="P76">EC2</text:p>
      <text:p text:style-name="P12">- It is a cloud web service used for hosting your application</text:p>
      <text:p text:style-name="P12">- It is like a huge computer machine which can run either Linux or Windows and can handle application like PHP, Python, Apache or any databases</text:p>
      <text:p text:style-name="P12"><text:tab/></text:p>
      <text:p text:style-name="P87">S3</text:p>
      <text:p text:style-name="P12">- It is a data storage system where any amount of data can be stored</text:p>
      <text:p text:style-name="P12">- It has a REST interface and uses secure HMAC-SHA1 authentication keys </text:p>
      <text:p text:style-name="P5"><text:bookmark-start text:name="__DdeLink__208_3514257312916"/></text:p>
      <text:h text:style-name="P155" text:outline-level="5"><text:bookmark-start text:name="__RefHeading__331_17760726041716"/>How many buckets can you create in AWS by default?<text:bookmark-start text:name="__DdeLink__199_35142573121616"/><text:bookmark-end text:name="__RefHeading__331_17760726041716"/></text:h>
      <text:p text:style-name="P64"><text:bookmark-end text:name="__DdeLink__199_35142573121616"/><text:bookmark-end text:name="__DdeLink__208_3514257312916"/></text:p>
      <text:p text:style-name="P5">By default, you can create up to 100 buckets in each of your AWS accounts. </text:p>
      <text:p text:style-name="P5"><text:bookmark-start text:name="__DdeLink__208_3514257312917"/></text:p>
      <text:h text:style-name="P155" text:outline-level="5"><text:bookmark-start text:name="__RefHeading__331_17760726041717"/>Explain can you vertically scale an Amazon instance? How?<text:bookmark-start text:name="__DdeLink__199_35142573121617"/><text:bookmark-end text:name="__RefHeading__331_17760726041717"/></text:h>
      <text:p text:style-name="P64"><text:bookmark-end text:name="__DdeLink__199_35142573121617"/><text:bookmark-end text:name="__DdeLink__208_3514257312917"/></text:p>
      <text:p text:style-name="P13">Yes, you can vertically scale on Amazon instance. For that</text:p>
      <text:p text:style-name="P68"/>
      <text:p text:style-name="P13"><text:s text:c="4"/>- Spin up a new larger instance than the one you are currently running</text:p>
      <text:p text:style-name="P13"><text:s text:c="4"/>- Pause that instance and detach the root webs volume from the server and discard</text:p>
      <text:p text:style-name="P13"><text:s text:c="4"/>- Then stop your live instance and detach its root volume</text:p>
      <text:p text:style-name="P13"><text:s text:c="4"/>- Note the unique device ID and attach that root volume to your new server</text:p>
      <text:p text:style-name="P13"><text:s text:c="4"/>- And start it again </text:p>
      <text:p text:style-name="P5"><text:bookmark-start text:name="__DdeLink__208_3514257312918"/></text:p>
      <text:h text:style-name="P155" text:outline-level="5"><text:bookmark-start text:name="__RefHeading__331_17760726041718"/>Explain what T2 instances is?<text:bookmark-start text:name="__DdeLink__199_35142573121618"/><text:bookmark-end text:name="__RefHeading__331_17760726041718"/></text:h>
      <text:p text:style-name="P64"><text:bookmark-end text:name="__DdeLink__199_35142573121618"/><text:bookmark-end text:name="__DdeLink__208_3514257312918"/></text:p>
      <text:p text:style-name="P5">T2 instances are designed to provide moderate baseline performance and the capability to burst to higher performance as required by the workload. </text:p>
      <text:p text:style-name="P5"/>
      <text:p text:style-name="P5"/>
      <text:h text:style-name="P167" text:outline-level="5"><text:bookmark-start text:name="__RefHeading__331_17760726041719"/><text:bookmark-start text:name="__DdeLink__208_3514257312919"/>In VPC with private and public subnets, database servers should ideally be launched into which subnet?<text:bookmark-start text:name="__DdeLink__199_35142573121619"/><text:bookmark-end text:name="__RefHeading__331_17760726041719"/></text:h>
      <text:p text:style-name="P64"><text:bookmark-end text:name="__DdeLink__199_35142573121619"/><text:bookmark-end text:name="__DdeLink__208_3514257312919"/></text:p>
      <text:p text:style-name="P69"><text:bookmark-start text:name="__DdeLink__6749_2271235780"/><text:span text:style-name="T3">With private and public subnets in VPC, database servers should ideally launch into private subnets.</text:span><text:bookmark-end text:name="__DdeLink__6749_2271235780"/><text:span text:style-name="T3"> </text:span></text:p>
      <text:p text:style-name="P5"><text:bookmark-start text:name="__DdeLink__208_35142573129110"/></text:p>
      <text:h text:style-name="P155" text:outline-level="5"><text:bookmark-start text:name="__RefHeading__331_177607260417110"/>Mention what the security best practices for Amazon EC2 are?<text:bookmark-start text:name="__DdeLink__199_351425731216110"/><text:bookmark-end text:name="__RefHeading__331_177607260417110"/></text:h>
      <text:p text:style-name="P64"><text:bookmark-end text:name="__DdeLink__199_351425731216110"/><text:bookmark-end text:name="__DdeLink__208_35142573129110"/></text:p>
      <text:p text:style-name="P14">For secure Amazon EC2 best practices, follow the following steps</text:p>
      <text:p text:style-name="P70"/>
      <text:p text:style-name="P14"><text:s text:c="4"/>- Use AWS identity and access management to control access to your AWS resources</text:p>
      <text:p text:style-name="P14"><text:s text:c="4"/>- Restrict access by allowing only trusted hosts or networks to access ports on your instance</text:p>
      <text:p text:style-name="P14"><text:s text:c="4"/>- Review the rules in your security groups regularly</text:p>
      <text:p text:style-name="P14"><text:s text:c="4"/>- Only open up permissions that you require</text:p>
      <text:p text:style-name="P14"><text:s text:c="4"/>- Disable password-based login, for example, launched from your AMI </text:p>
      <text:p text:style-name="P5"><text:bookmark-start text:name="__DdeLink__208_35142573129111"/></text:p>
      <text:h text:style-name="P155" text:outline-level="5"><text:bookmark-start text:name="__RefHeading__331_177607260417111"/>Explain how the buffer is used in Amazon web services?<text:bookmark-start text:name="__DdeLink__199_351425731216111"/><text:bookmark-end text:name="__RefHeading__331_177607260417111"/></text:h>
      <text:p text:style-name="P64"><text:bookmark-end text:name="__DdeLink__199_351425731216111"/><text:bookmark-end text:name="__DdeLink__208_35142573129111"/></text:p>
      <text:p text:style-name="P15">The buffer is used to make the system more robust to manage traffic or load by synchronizing different component.</text:p>
      <text:p text:style-name="P15">Usually, components receive and process the requests in an unbalanced way. With the help of buffer, the components will be balanced and will work at the same speed to provide faster services. </text:p>
      <text:p text:style-name="P5"><text:bookmark-start text:name="__DdeLink__208_35142573129112"/></text:p>
      <text:h text:style-name="P155" text:outline-level="5"><text:bookmark-start text:name="__RefHeading__331_177607260417112"/>While connecting to your instance what are the possible connection issues one might face?<text:bookmark-start text:name="__DdeLink__199_351425731216112"/><text:bookmark-end text:name="__RefHeading__331_177607260417112"/></text:h>
      <text:p text:style-name="P64"><text:bookmark-end text:name="__DdeLink__199_351425731216112"/><text:bookmark-end text:name="__DdeLink__208_35142573129112"/></text:p>
      <text:p text:style-name="P15">The possible connection errors one might encounter are:</text:p>
      <text:p text:style-name="P71"/>
      <text:p text:style-name="P15"><text:s text:c="4"/>- Connection timed out</text:p>
      <text:p text:style-name="P15"><text:s text:c="4"/>- User key not recognized by the server</text:p>
      <text:p text:style-name="P15"><text:s text:c="4"/>- Host key not found, permission denied</text:p>
      <text:p text:style-name="P15"><text:s text:c="4"/>- An unprotected private key file</text:p>
      <text:p text:style-name="P15"><text:s text:c="4"/>- Server refused our key or No supported authentication method available</text:p>
      <text:p text:style-name="P15"><text:s text:c="4"/>- Error using MindTerm on Safari Browser</text:p>
      <text:p text:style-name="P15"><text:s text:c="4"/>- Error using Mac OS X RDP Client </text:p>
      <text:p text:style-name="P5"><text:bookmark-start text:name="__DdeLink__208_35142573129113"/></text:p>
      <text:h text:style-name="P155" text:outline-level="5"><text:bookmark-start text:name="__RefHeading__331_177607260417113"/>What are key-pairs in AWS?<text:bookmark-start text:name="__DdeLink__199_351425731216113"/><text:bookmark-end text:name="__RefHeading__331_177607260417113"/></text:h>
      <text:p text:style-name="P64"><text:bookmark-end text:name="__DdeLink__199_351425731216113"/><text:bookmark-end text:name="__DdeLink__208_35142573129113"/></text:p>
      <text:p text:style-name="P16">Key-pairs are secure login information for your virtual machines. </text:p>
      <text:p text:style-name="P16">To connect to the instances, you can use key-pairs which contain a public-key and private-key. </text:p>
      <text:p text:style-name="P5"/>
      <text:p text:style-name="P141"><text:bookmark-start text:name="__DdeLink__208_35142573129114"/></text:p>
      <text:h text:style-name="P155" text:outline-level="5"><text:bookmark-start text:name="__RefHeading__331_177607260417114"/>What are the different types of instances?<text:bookmark-start text:name="__DdeLink__199_351425731216114"/><text:bookmark-end text:name="__RefHeading__331_177607260417114"/></text:h>
      <text:p text:style-name="P64"><text:bookmark-end text:name="__DdeLink__199_351425731216114"/><text:bookmark-end text:name="__DdeLink__208_35142573129114"/></text:p>
      <text:p text:style-name="P17"><text:s text:c="4"/>- General purpose</text:p>
      <text:p text:style-name="P17"><text:s text:c="4"/>- Computer Optimized</text:p>
      <text:p text:style-name="P17"><text:s text:c="4"/>- Memory Optimized</text:p>
      <text:p text:style-name="P17"><text:s text:c="4"/>- Storage Optimized</text:p>
      <text:p text:style-name="P17"><text:s text:c="4"/>- Accelerated Computing </text:p>
      <text:p text:style-name="P5"><text:bookmark-start text:name="__DdeLink__208_35142573129115"/></text:p>
      <text:h text:style-name="P155" text:outline-level="5"><text:bookmark-start text:name="__RefHeading__331_177607260417115"/>Is the property of broadcast or multicast supported by Amazon VPC?<text:bookmark-start text:name="__DdeLink__199_351425731216115"/><text:bookmark-end text:name="__RefHeading__331_177607260417115"/></text:h>
      <text:p text:style-name="P64"><text:bookmark-end text:name="__DdeLink__199_351425731216115"/><text:bookmark-end text:name="__DdeLink__208_35142573129115"/></text:p>
      <text:p text:style-name="P64"><text:span text:style-name="T3">No, currently Amazon VP</text:span><text:span text:style-name="T17">C (Amazon Virtual Private Cloud) does</text:span><text:span text:style-name="T3"> not provide support for broadcast or multicast. </text:span></text:p>
      <text:p text:style-name="P5"><text:bookmark-start text:name="__DdeLink__208_35142573129116"/></text:p>
      <text:h text:style-name="P155" text:outline-level="5"><text:bookmark-start text:name="__RefHeading__331_177607260417116"/>How many Elastic IPs is allows you to create by AWS?<text:bookmark-start text:name="__DdeLink__199_351425731216116"/><text:bookmark-end text:name="__RefHeading__331_177607260417116"/></text:h>
      <text:p text:style-name="P64"><text:bookmark-end text:name="__DdeLink__199_351425731216116"/><text:bookmark-end text:name="__DdeLink__208_35142573129116"/></text:p>
      <text:p text:style-name="P5">5 VPC Elastic IP addresses are allowed for each AWS account. </text:p>
      <text:p text:style-name="P5"><text:bookmark-start text:name="__DdeLink__208_35142573129117"/></text:p>
      <text:h text:style-name="P155" text:outline-level="5"><text:bookmark-start text:name="__RefHeading__331_177607260417117"/>What are roles?<text:bookmark-start text:name="__DdeLink__199_351425731216117"/><text:bookmark-end text:name="__RefHeading__331_177607260417117"/></text:h>
      <text:p text:style-name="P64"><text:bookmark-end text:name="__DdeLink__199_351425731216117"/><text:bookmark-end text:name="__DdeLink__208_35142573129117"/></text:p>
      <text:p text:style-name="P5">Roles are used to providing permissions to entities which you can trust within your AWS account. Roles are very similar to users. However, with roles, you do not require to create any username and password to work with the resources. </text:p>
      <text:p text:style-name="P5"><text:bookmark-start text:name="__DdeLink__208_35142573129118"/></text:p>
      <text:h text:style-name="P155" text:outline-level="5"><text:bookmark-start text:name="__RefHeading__331_177607260417118"/>What are the edge locations?<text:bookmark-start text:name="__DdeLink__199_351425731216118"/><text:bookmark-end text:name="__RefHeading__331_177607260417118"/></text:h>
      <text:p text:style-name="P64"><text:bookmark-end text:name="__DdeLink__199_351425731216118"/><text:bookmark-end text:name="__DdeLink__208_35142573129118"/></text:p>
      <text:p text:style-name="P5">Edge location is the area where the contents will be cached. So, when a user is trying to accessing any content, the content will automatically be searched in the edge location. </text:p>
      <text:p text:style-name="P5"><text:bookmark-start text:name="__DdeLink__208_35142573129119"/></text:p>
      <text:h text:style-name="P155" text:outline-level="5"><text:bookmark-start text:name="__RefHeading__331_177607260417119"/>What is VPC?<text:bookmark-start text:name="__DdeLink__199_351425731216119"/><text:bookmark-end text:name="__RefHeading__331_177607260417119"/></text:h>
      <text:p text:style-name="P64"><text:bookmark-end text:name="__DdeLink__199_351425731216119"/><text:bookmark-end text:name="__DdeLink__208_35142573129119"/></text:p>
      <text:p text:style-name="P64">VPC stands for Virtual Private Cloud. It allows you to customize your networking configuration. It is <text:span text:style-name="T12">a network </text:span>which is <text:span text:style-name="T12">logically isolated from another network in the cloud</text:span>. It allows you to have your IP address range, internet gateways, subnet and security groups. <text:span text:style-name="T3"><text:s/></text:span></text:p>
      <text:p text:style-name="P5"/>
      <text:p text:style-name="P5"><text:bookmark-start text:name="__DdeLink__208_35142573129120"/></text:p>
      <text:h text:style-name="P155" text:outline-level="5"><text:bookmark-start text:name="__RefHeading__331_177607260417120"/>Explain snowball?<text:bookmark-start text:name="__DdeLink__199_351425731216120"/><text:bookmark-end text:name="__RefHeading__331_177607260417120"/></text:h>
      <text:p text:style-name="P64"><text:bookmark-end text:name="__DdeLink__199_351425731216120"/><text:bookmark-end text:name="__DdeLink__208_35142573129120"/></text:p>
      <text:p text:style-name="P5">Snowball is a data transport option. It used source appliances to a large amount of data into and out of AWS. With the help of snowball, you can transfer a massive amount of data from one place to another. It helps you to reduce networking costs. </text:p>
      <text:p text:style-name="P72"/>
      <text:p text:style-name="P5"><text:bookmark-start text:name="__DdeLink__208_35142573129121"/></text:p>
      <text:h text:style-name="P155" text:outline-level="5"><text:bookmark-start text:name="__RefHeading__331_177607260417121"/><text:soft-page-break/>What is a redshift?<text:bookmark-start text:name="__DdeLink__199_351425731216121"/><text:bookmark-end text:name="__RefHeading__331_177607260417121"/></text:h>
      <text:p text:style-name="P64"><text:bookmark-end text:name="__DdeLink__199_351425731216121"/><text:bookmark-end text:name="__DdeLink__208_35142573129121"/></text:p>
      <text:p text:style-name="P5">Redshift is a big data warehouse product. It is fast and powerful, fully managed data warehouse service in the cloud. </text:p>
      <text:p text:style-name="P5"><text:bookmark-start text:name="__DdeLink__208_35142573129122"/></text:p>
      <text:h text:style-name="P155" text:outline-level="5"><text:bookmark-start text:name="__RefHeading__331_177607260417122"/><text:span text:style-name="T22">What is auto-</text:span>scaling <text:span text:style-name="T22">and what are the benefits</text:span>?<text:bookmark-start text:name="__DdeLink__199_351425731216122"/><text:bookmark-end text:name="__RefHeading__331_177607260417122"/></text:h>
      <text:p text:style-name="P64"><text:bookmark-end text:name="__DdeLink__199_351425731216122"/><text:bookmark-end text:name="__DdeLink__208_35142573129122"/></text:p>
      <text:p text:style-name="P64">Auto-scaling is a function that allows you to<text:span text:style-name="T12"> provision and launch new instances whenever there is a demand</text:span>. It allows you to automatically increase or decrease resource capacity in relation to the demand.</text:p>
      <text:p text:style-name="P64"/>
      <text:p text:style-name="P18">- Offers fault tolerance</text:p>
      <text:p text:style-name="P18">- Better availability</text:p>
      <text:p text:style-name="P18">- Better cost management </text:p>
      <text:p text:style-name="P5"><text:bookmark-start text:name="__DdeLink__208_35142573129123"/></text:p>
      <text:h text:style-name="P155" text:outline-level="5"><text:bookmark-start text:name="__RefHeading__331_177607260417123"/>What is meant by subnet?<text:bookmark-start text:name="__DdeLink__199_351425731216123"/><text:bookmark-end text:name="__RefHeading__331_177607260417123"/></text:h>
      <text:p text:style-name="P64"><text:bookmark-end text:name="__DdeLink__199_351425731216123"/><text:bookmark-end text:name="__DdeLink__208_35142573129123"/></text:p>
      <text:p text:style-name="P5">A large section of IP Address divided into chunks is known as subnets. </text:p>
      <text:p text:style-name="P5"><text:bookmark-start text:name="__DdeLink__208_35142573129124"/></text:p>
      <text:h text:style-name="P155" text:outline-level="5"><text:bookmark-start text:name="__RefHeading__331_177607260417124"/>Can you establish a Peering connection to a VPC in a different region?<text:bookmark-start text:name="__DdeLink__199_351425731216124"/><text:bookmark-end text:name="__RefHeading__331_177607260417124"/></text:h>
      <text:p text:style-name="P64"><text:bookmark-end text:name="__DdeLink__199_351425731216124"/><text:bookmark-end text:name="__DdeLink__208_35142573129124"/></text:p>
      <text:p text:style-name="P5">No, It’s only possible between VPCs in the same region. </text:p>
      <text:p text:style-name="P5"><text:bookmark-start text:name="__DdeLink__208_35142573129125"/></text:p>
      <text:h text:style-name="P155" text:outline-level="5"><text:bookmark-start text:name="__RefHeading__331_177607260417125"/>What is SQL?<text:bookmark-start text:name="__DdeLink__199_351425731216125"/><text:bookmark-end text:name="__RefHeading__331_177607260417125"/></text:h>
      <text:p text:style-name="P64"><text:bookmark-end text:name="__DdeLink__199_351425731216125"/><text:bookmark-end text:name="__DdeLink__208_35142573129125"/></text:p>
      <text:p text:style-name="P5">Simple Queues Services also known as SQL. It is distributed queuing service which acts as a mediator for two controllers. </text:p>
      <text:p text:style-name="P5"><text:bookmark-start text:name="__DdeLink__208_35142573129126"/></text:p>
      <text:h text:style-name="P155" text:outline-level="5"><text:bookmark-start text:name="__RefHeading__331_177607260417126"/>How many subnets can you have per VPC?<text:bookmark-start text:name="__DdeLink__199_351425731216126"/><text:bookmark-end text:name="__RefHeading__331_177607260417126"/></text:h>
      <text:p text:style-name="P64"><text:bookmark-end text:name="__DdeLink__199_351425731216126"/><text:bookmark-end text:name="__DdeLink__208_35142573129126"/></text:p>
      <text:p text:style-name="P5">You can have 200 subnets per VPC. </text:p>
      <text:p text:style-name="P5"><text:bookmark-start text:name="__DdeLink__208_35142573129127"/></text:p>
      <text:h text:style-name="P155" text:outline-level="5"><text:bookmark-start text:name="__RefHeading__331_177607260417127"/>DNS <text:s/>and Load Balancer service comes under which type of cloud service?<text:bookmark-start text:name="__DdeLink__199_351425731216127"/><text:bookmark-end text:name="__RefHeading__331_177607260417127"/></text:h>
      <text:p text:style-name="P64"><text:bookmark-end text:name="__DdeLink__199_351425731216127"/><text:bookmark-end text:name="__DdeLink__208_35142573129127"/></text:p>
      <text:p text:style-name="P5">DNS and Load Balancer and DNS services come under IAAS-storage cloud service. </text:p>
      <text:p text:style-name="P5"><text:bookmark-start text:name="__DdeLink__208_35142573129128"/></text:p>
      <text:h text:style-name="P155" text:outline-level="5"><text:bookmark-start text:name="__RefHeading__331_177607260417128"/>What is the role of AWS CloudTrail?<text:bookmark-start text:name="__DdeLink__199_351425731216128"/><text:bookmark-end text:name="__RefHeading__331_177607260417128"/></text:h>
      <text:p text:style-name="P64"><text:bookmark-end text:name="__DdeLink__199_351425731216128"/><text:bookmark-end text:name="__DdeLink__208_35142573129128"/></text:p>
      <text:p text:style-name="P5">CloudTrail is a specially designed tool for logging and tracking API calls. It helps to audit all S3 bucket accesses. </text:p>
      <text:p text:style-name="P5"><text:bookmark-start text:name="__DdeLink__208_35142573129129"/></text:p>
      <text:h text:style-name="P155" text:outline-level="5"><text:bookmark-start text:name="__RefHeading__331_177607260417129"/><text:soft-page-break/>What is SimpleDB?<text:bookmark-start text:name="__DdeLink__199_351425731216129"/><text:bookmark-end text:name="__RefHeading__331_177607260417129"/></text:h>
      <text:p text:style-name="P64"><text:bookmark-end text:name="__DdeLink__199_351425731216129"/><text:bookmark-end text:name="__DdeLink__208_35142573129129"/></text:p>
      <text:p text:style-name="P5">SimpleDB is a data repository of structure record which encourages data doubts and indexing both S3 and EC2 are called SimpleDB. </text:p>
      <text:p text:style-name="P5"/>
      <text:p text:style-name="P5"><text:bookmark-start text:name="__DdeLink__208_35142573129130"/></text:p>
      <text:h text:style-name="P155" text:outline-level="5"><text:bookmark-start text:name="__RefHeading__331_177607260417130"/>Explain Amazon ElasticCache?<text:bookmark-start text:name="__DdeLink__199_351425731216130"/><text:bookmark-end text:name="__RefHeading__331_177607260417130"/></text:h>
      <text:p text:style-name="P64"><text:bookmark-end text:name="__DdeLink__199_351425731216130"/><text:bookmark-end text:name="__DdeLink__208_35142573129130"/></text:p>
      <text:p text:style-name="P5">Amazon Elasticcache is a web service which makes it easy to deploy, scale and store data in the cloud. </text:p>
      <text:p text:style-name="P5"><text:bookmark-start text:name="__DdeLink__208_35142573129131"/><text:bookmark-start text:name="__DdeLink__2817_3645666265"/></text:p>
      <text:h text:style-name="P155" text:outline-level="5"><text:bookmark-start text:name="__RefHeading__331_177607260417131"/>What is AWS Lambda?<text:bookmark-start text:name="__DdeLink__199_351425731216131"/><text:bookmark-end text:name="__RefHeading__331_177607260417131"/></text:h>
      <text:p text:style-name="P64"><text:bookmark-end text:name="__DdeLink__199_351425731216131"/><text:bookmark-end text:name="__DdeLink__208_35142573129131"/></text:p>
      <text:p text:style-name="P5">Lambda is an Amazon compute service which allows you to run code in the AWS Cloud without managing servers. </text:p>
      <text:p text:style-name="P5"><text:bookmark-start text:name="__DdeLink__208_35142573129132"/><text:bookmark-end text:name="__DdeLink__2817_3645666265"/></text:p>
      <text:h text:style-name="P155" text:outline-level="5"><text:bookmark-start text:name="__RefHeading__331_177607260417132"/><text:bookmark-start text:name="__DdeLink__2794_3645666265"/>Name the types of AMI provided by AWS?<text:bookmark-start text:name="__DdeLink__199_351425731216132"/><text:bookmark-end text:name="__RefHeading__331_177607260417132"/></text:h>
      <text:p text:style-name="P64"><text:bookmark-end text:name="__DdeLink__199_351425731216132"/><text:bookmark-end text:name="__DdeLink__2794_3645666265"/><text:bookmark-end text:name="__DdeLink__208_35142573129132"/></text:p>
      <text:p text:style-name="P103"><text:span text:style-name="T3">-- Instance store backed </text:span><text:span text:style-name="T26">volume</text:span></text:p>
      <text:p text:style-name="P105"><text:s text:c="4"/>- Volume is physically attached to the instance store.</text:p>
      <text:p text:style-name="P103"><text:s text:c="4"/>- <text:span text:style-name="T26">Data in instance store only persists during the lifetime of the instance.</text:span></text:p>
      <text:p text:style-name="P103"><text:s text:c="4"/>- <text:span text:style-name="T26">If an instance reboots the data in the instance store persists. </text:span></text:p>
      <text:p text:style-name="P103"><text:s text:c="7"/><text:span text:style-name="T26">However the data will be lost if</text:span></text:p>
      <text:p text:style-name="P103"><text:s text:c="10"/><text:span text:style-name="T26">~ The underlying disk drive fails</text:span></text:p>
      <text:p text:style-name="P103"><text:s text:c="10"/><text:span text:style-name="T26">~ The instance stops</text:span></text:p>
      <text:p text:style-name="P103"><text:s text:c="10"/><text:span text:style-name="T26">~ The instance terminates</text:span></text:p>
      <text:p text:style-name="P103"><text:s text:c="4"/><text:span text:style-name="T26">Only use it to store temporary data. Data is lost when instance is bounced.</text:span></text:p>
      <text:p text:style-name="P89"/>
      <text:p text:style-name="P89"><text:span text:style-name="T3">-- EBS backed </text:span><text:span text:style-name="T26">(block store – like a network drive)</text:span></text:p>
      <text:p text:style-name="P89"><text:s text:c="4"/><text:span text:style-name="T27">Disk types:</text:span></text:p>
      <text:p text:style-name="P89"><text:s text:c="5"/><text:span text:style-name="T27">SSD <text:s text:c="3"/>- SSD types: gb2 (genral purpuse), io1 and io2</text:span></text:p>
      <text:p text:style-name="P89"><text:s text:c="5"/><text:span text:style-name="T27">HDD</text:span></text:p>
      <text:p text:style-name="P8"/>
      <text:p text:style-name="P104">Note: io1 and io2 are prvisioned IOPS SSDs</text:p>
      <text:p text:style-name="P5"><text:bookmark-start text:name="__DdeLink__208_351425731291311"/></text:p>
      <text:h text:style-name="P156" text:outline-level="5"><text:bookmark-start text:name="__RefHeading__331_1776072604171311"/>What <text:span text:style-name="T33">are the storage types of </text:span><text:s/>AWS?<text:bookmark-start text:name="__DdeLink__199_3514257312161311"/><text:bookmark-end text:name="__RefHeading__331_1776072604171311"/></text:h>
      <text:p text:style-name="P111"><text:bookmark-end text:name="__DdeLink__208_351425731291311"/><text:bookmark-end text:name="__DdeLink__199_3514257312161311"/></text:p>
      <text:p text:style-name="P86">EBS</text:p>
      <text:p text:style-name="P112"><text:span text:style-name="T33">- H</text:span>igh-availability block-level storage volumes for <text:span text:style-name="T33">EC2 </text:span>instances.</text:p>
      <text:p text:style-name="P111"/>
      <text:p text:style-name="P86">EFS</text:p>
      <text:p text:style-name="P111">- The main differences between EBS and EFS is that EBS is only accessible from a single EC2 instance in your particular AWS region, while EFS allows you to mount the file system across multiple regions and instances.</text:p>
      <text:p text:style-name="P111"/>
      <text:p text:style-name="P86">S3</text:p>
      <text:p text:style-name="P39">- <text:span text:style-name="T33">I</text:span>s an object store good at storing vast numbers of backups or user files. Unlike EBS or EFS, S3 is not limited to EC2.</text:p>
      <text:h text:style-name="P156" text:outline-level="5"><text:soft-page-break/>What are some critical differences between AWS S3 and EBS?<text:bookmark-start text:name="__DdeLink__199_3514257312161811"/></text:h>
      <text:p text:style-name="P112"><text:bookmark-end text:name="__DdeLink__199_3514257312161811"/></text:p>
      <table:table table:name="Table3" table:style-name="Table3">
        <table:table-column table:style-name="Table3.A"/>
        <table:table-column table:style-name="Table3.B"/>
        <table:table-column table:style-name="Table3.C"/>
        <table:table-row>
          <table:table-cell table:style-name="Table3.A1" office:value-type="string">
            <text:p text:style-name="P149">Feature</text:p>
          </table:table-cell>
          <table:table-cell table:style-name="Table3.A1" office:value-type="string">
            <text:p text:style-name="P149">AWS S3</text:p>
          </table:table-cell>
          <table:table-cell table:style-name="Table3.A1" office:value-type="string">
            <text:p text:style-name="P149">AWS EBS</text:p>
          </table:table-cell>
        </table:table-row>
        <table:table-row>
          <table:table-cell table:style-name="Table3.A1" office:value-type="string">
            <text:p text:style-name="P149">Performance</text:p>
          </table:table-cell>
          <table:table-cell table:style-name="Table3.A1" office:value-type="string">
            <text:p text:style-name="P151">Fast</text:p>
          </table:table-cell>
          <table:table-cell table:style-name="Table3.A1" office:value-type="string">
            <text:p text:style-name="P151">Superfast</text:p>
          </table:table-cell>
        </table:table-row>
        <table:table-row>
          <table:table-cell table:style-name="Table3.A1" office:value-type="string">
            <text:p text:style-name="P149">Redundancy</text:p>
          </table:table-cell>
          <table:table-cell table:style-name="Table3.A1" office:value-type="string">
            <text:p text:style-name="P151">Across data centers</text:p>
          </table:table-cell>
          <table:table-cell table:style-name="Table3.A1" office:value-type="string">
            <text:p text:style-name="P151">Within a data center</text:p>
          </table:table-cell>
        </table:table-row>
        <table:table-row>
          <table:table-cell table:style-name="Table3.A1" office:value-type="string">
            <text:p text:style-name="P149">Security</text:p>
          </table:table-cell>
          <table:table-cell table:style-name="Table3.A1" office:value-type="string">
            <text:p text:style-name="P151">Using public and private key</text:p>
          </table:table-cell>
          <table:table-cell table:style-name="Table3.A1" office:value-type="string">
            <text:p text:style-name="P151">Can be used only with EC2</text:p>
          </table:table-cell>
        </table:table-row>
      </table:table>
      <text:p text:style-name="P39"/>
      <text:h text:style-name="P157" text:outline-level="5">What is the difference between EBS and Instance Store?<text:bookmark-start text:name="__DdeLink__199_3514257312161321"/></text:h>
      <text:p text:style-name="P38"><text:bookmark-end text:name="__DdeLink__199_3514257312161321"/></text:p>
      <text:p text:style-name="P75">EBS </text:p>
      <text:p text:style-name="P38">is a kind of <text:span text:style-name="T12">permanent storage</text:span> in which the data can be restored at a later point. When you save data in the EBS, it <text:span text:style-name="T12">stays even after the lifetime of the EC2 instance</text:span>. </text:p>
      <text:p text:style-name="P38"/>
      <text:p text:style-name="P75">Instance Store </text:p>
      <text:p text:style-name="P38">is <text:span text:style-name="T12">temporary storage</text:span> that is physically attached to a host machine. With an Instance Store, you cannot detach one instance and attach it to another. Unlike in EBS, data in an Instance Store <text:span text:style-name="T12">is lost if any instance is stopped or terminated.</text:span></text:p>
      <text:p text:style-name="P38"><text:bookmark-start text:name="__DdeLink__208_35142573129133"/></text:p>
      <text:h text:style-name="P155" text:outline-level="5"><text:bookmark-start text:name="__RefHeading__331_177607260417133"/>Explain Geo Restriction in CloudFront?<text:bookmark-start text:name="__DdeLink__199_351425731216133"/><text:bookmark-end text:name="__RefHeading__331_177607260417133"/></text:h>
      <text:p text:style-name="P64"><text:bookmark-end text:name="__DdeLink__199_351425731216133"/><text:bookmark-end text:name="__DdeLink__208_35142573129133"/></text:p>
      <text:p text:style-name="P5">A Geo-restriction feature helps you to prevent users of specific geographic locations from accessing content which you’re distributing through a CloudFront web distribution. </text:p>
      <text:p text:style-name="P5"><text:bookmark-start text:name="__DdeLink__208_35142573129134"/></text:p>
      <text:h text:style-name="P155" text:outline-level="5"><text:bookmark-start text:name="__RefHeading__331_177607260417134"/>What is Amazon EMR?<text:bookmark-start text:name="__DdeLink__199_351425731216134"/><text:bookmark-end text:name="__RefHeading__331_177607260417134"/></text:h>
      <text:p text:style-name="P64"><text:bookmark-end text:name="__DdeLink__199_351425731216134"/><text:bookmark-end text:name="__DdeLink__208_35142573129134"/></text:p>
      <text:p text:style-name="P5">EMR is a survived cluster stage which helps you to interpret the working of data structures before the intimation. <text:s/>Apache Hadoop and Apache Spark on the Amazon Web Services helps you to investigate a large amount of data. You can prepare data for the analytics goals and marketing intellect workloads using Apache Hive and using other relevant open source designs. </text:p>
      <text:p text:style-name="P5"><text:bookmark-start text:name="__DdeLink__208_35142573129135"/></text:p>
      <text:h text:style-name="P155" text:outline-level="5"><text:bookmark-start text:name="__RefHeading__331_177607260417135"/>What is boot time taken for the instance stored backed AMI?<text:bookmark-start text:name="__DdeLink__199_351425731216135"/><text:bookmark-end text:name="__RefHeading__331_177607260417135"/></text:h>
      <text:p text:style-name="P64"><text:bookmark-end text:name="__DdeLink__199_351425731216135"/><text:bookmark-end text:name="__DdeLink__208_35142573129135"/></text:p>
      <text:p text:style-name="P5">The boot time for an Amazon instance store-backend AMI is less than 5 minutes. </text:p>
      <text:p text:style-name="P5"><text:bookmark-start text:name="__DdeLink__208_35142573129136"/></text:p>
      <text:h text:style-name="P155" text:outline-level="5"><text:bookmark-start text:name="__RefHeading__331_177607260417136"/>Do you need an internet gateway to use peering connections?<text:bookmark-start text:name="__DdeLink__199_351425731216136"/><text:bookmark-end text:name="__RefHeading__331_177607260417136"/></text:h>
      <text:p text:style-name="P64"><text:bookmark-end text:name="__DdeLink__199_351425731216136"/><text:bookmark-end text:name="__DdeLink__208_35142573129136"/></text:p>
      <text:p text:style-name="P5">Yes, the Internet gateway is needed to use VPC (virtual private cloud peering) connections. </text:p>
      <text:p text:style-name="P5"><text:bookmark-start text:name="__DdeLink__208_35142573129137"/></text:p>
      <text:h text:style-name="P155" text:outline-level="5"><text:bookmark-start text:name="__RefHeading__331_177607260417137"/>How to connect EBS volume to multiple instances?<text:bookmark-start text:name="__DdeLink__199_351425731216137"/><text:bookmark-end text:name="__RefHeading__331_177607260417137"/></text:h>
      <text:p text:style-name="P64"><text:bookmark-end text:name="__DdeLink__199_351425731216137"/><text:bookmark-end text:name="__DdeLink__208_35142573129137"/></text:p>
      <text:p text:style-name="P64"><text:span text:style-name="T18">You</text:span><text:span text:style-name="T3"> can’t be able to connect EBS volume to multiple instances. Although, you can connect various EBS Volumes to a single instance. </text:span></text:p>
      <text:p text:style-name="P5"/>
      <text:p text:style-name="P5"><text:bookmark-start text:name="__DdeLink__208_35142573129138"/></text:p>
      <text:h text:style-name="P155" text:outline-level="5"><text:bookmark-start text:name="__RefHeading__331_177607260417138"/><text:soft-page-break/>List different types of cloud services?<text:bookmark-start text:name="__DdeLink__199_351425731216138"/><text:bookmark-end text:name="__RefHeading__331_177607260417138"/></text:h>
      <text:p text:style-name="P64"><text:bookmark-end text:name="__DdeLink__199_351425731216138"/><text:bookmark-end text:name="__DdeLink__208_35142573129138"/></text:p>
      <text:p text:style-name="P19">- Software as a Service (SaaS)</text:p>
      <text:p text:style-name="P19">- Data as a Service (DaaS)</text:p>
      <text:p text:style-name="P19">- Platform as a Service (PaaS)</text:p>
      <text:p text:style-name="P19">- Infrastructure as a Service (IaaS) </text:p>
      <text:p text:style-name="P5"><text:bookmark-start text:name="__DdeLink__208_35142573129139"/></text:p>
      <text:h text:style-name="P155" text:outline-level="5"><text:bookmark-start text:name="__RefHeading__331_177607260417139"/>State the difference between An Instance and AMI?<text:bookmark-start text:name="__DdeLink__199_351425731216139"/><text:bookmark-end text:name="__RefHeading__331_177607260417139"/></text:h>
      <text:p text:style-name="P64"><text:bookmark-end text:name="__DdeLink__199_351425731216139"/><text:bookmark-end text:name="__DdeLink__208_35142573129139"/></text:p>
      <text:p text:style-name="P5">AMI is a template consisting software configuration part. For example Operating systems, applications, application server if you start an instance, a duplicate of the AMI in a row as an attendant in the cloud. </text:p>
      <text:p text:style-name="P5"><text:bookmark-start text:name="__DdeLink__208_35142573129140"/></text:p>
      <text:h text:style-name="P155" text:outline-level="5"><text:bookmark-start text:name="__RefHeading__331_177607260417140"/>What are the different types of Load Balancer in AWS services?<text:bookmark-start text:name="__DdeLink__199_351425731216140"/><text:bookmark-end text:name="__RefHeading__331_177607260417140"/></text:h>
      <text:p text:style-name="P64"><text:bookmark-end text:name="__DdeLink__199_351425731216140"/><text:bookmark-end text:name="__DdeLink__208_35142573129140"/></text:p>
      <text:p text:style-name="P20">- <text:span text:style-name="T12">Application Load Balancer</text:span></text:p>
      <text:p text:style-name="P20">Used if you need flexible application management and <text:bookmark-start text:name="__DdeLink__2844_3645666265"/>TLS termination<text:bookmark-end text:name="__DdeLink__2844_3645666265"/>.</text:p>
      <text:p text:style-name="P20"/>
      <text:p text:style-name="P20">- <text:span text:style-name="T14">Network Load Balancer</text:span></text:p>
      <text:p text:style-name="P20">Used if you require extreme performance and static IPs for your applications.</text:p>
      <text:p text:style-name="P20"/>
      <text:p text:style-name="P20">- <text:span text:style-name="T12">Classic Load Balancer</text:span> </text:p>
      <text:p text:style-name="P5">Used if your application is built within the EC2 Classic network.</text:p>
      <text:p text:style-name="P5"/>
      <text:p text:style-name="P114">Note:</text:p>
      <text:p text:style-name="P114">Transport Layer Security (<text:span text:style-name="T11">TLS</text:span>) is the successor protocol to <text:span text:style-name="T11">SSL</text:span>. <text:span text:style-name="T11">TLS</text:span> is an improved version of <text:span text:style-name="T11">SSL</text:span>.</text:p>
      <text:p text:style-name="P114"><text:bookmark-start text:name="__DdeLink__208_35142573129141"/></text:p>
      <text:h text:style-name="P155" text:outline-level="5"><text:bookmark-start text:name="__RefHeading__331_177607260417141"/>In which situation <text:span text:style-name="T19">will </text:span>you select provisioned IOPS over standard RDS storage?<text:bookmark-start text:name="__DdeLink__199_351425731216141"/><text:bookmark-end text:name="__RefHeading__331_177607260417141"/></text:h>
      <text:p text:style-name="P64"><text:bookmark-end text:name="__DdeLink__199_351425731216141"/><text:bookmark-end text:name="__DdeLink__208_35142573129141"/></text:p>
      <text:p text:style-name="P64"><text:span text:style-name="T3">You should select provisioned IOPS storage over standard RDS storage if you want to perform </text:span><text:span text:style-name="T13">batch-related</text:span><text:span text:style-name="T3"> workloads. </text:span></text:p>
      <text:p text:style-name="P5"><text:bookmark-start text:name="__DdeLink__208_35142573129142"/></text:p>
      <text:h text:style-name="P155" text:outline-level="5"><text:bookmark-start text:name="__RefHeading__331_177607260417142"/>What are the important features of Amazon cloud search?<text:bookmark-start text:name="__DdeLink__199_351425731216142"/><text:bookmark-end text:name="__RefHeading__331_177607260417142"/></text:h>
      <text:p text:style-name="P64"><text:bookmark-end text:name="__DdeLink__199_351425731216142"/><text:bookmark-end text:name="__DdeLink__208_35142573129142"/></text:p>
      <text:p text:style-name="P21">- Boolean searches</text:p>
      <text:p text:style-name="P21">- Prefix Searches</text:p>
      <text:p text:style-name="P21">- Range searches</text:p>
      <text:p text:style-name="P21">- Entire text search</text:p>
      <text:p text:style-name="P21">- AutoComplete advice </text:p>
      <text:p text:style-name="P5"><text:bookmark-start text:name="__DdeLink__208_35142573129143"/></text:p>
      <text:h text:style-name="P155" text:outline-level="5"><text:bookmark-start text:name="__RefHeading__331_177607260417143"/>What is the use of lifecycle hooks in Autoscaling?<text:bookmark-start text:name="__DdeLink__199_351425731216143"/><text:bookmark-end text:name="__RefHeading__331_177607260417143"/></text:h>
      <text:p text:style-name="P64"><text:bookmark-end text:name="__DdeLink__199_351425731216143"/><text:bookmark-end text:name="__DdeLink__208_35142573129143"/></text:p>
      <text:p text:style-name="P5">Lifecycle hooks are used for autoscaling to put an additional wait time to a scale in or scale out event. </text:p>
      <text:p text:style-name="P5"><text:bookmark-start text:name="__DdeLink__208_35142573129144"/></text:p>
      <text:h text:style-name="P155" text:outline-level="5"><text:bookmark-start text:name="__RefHeading__331_177607260417144"/><text:soft-page-break/>What are various layers of Cloud Architecture explained in AWS training?<text:bookmark-start text:name="__DdeLink__199_351425731216144"/><text:bookmark-end text:name="__RefHeading__331_177607260417144"/></text:h>
      <text:p text:style-name="P64"><text:bookmark-end text:name="__DdeLink__199_351425731216144"/><text:bookmark-end text:name="__DdeLink__208_35142573129144"/></text:p>
      <text:p text:style-name="P21">- Cloud controller</text:p>
      <text:p text:style-name="P21">- Cluster controller</text:p>
      <text:p text:style-name="P21">- Storage Controller</text:p>
      <text:p text:style-name="P21">- Node Controller </text:p>
      <text:p text:style-name="P5"/>
      <text:p text:style-name="P5"><text:bookmark-start text:name="__DdeLink__208_35142573129145"/></text:p>
      <text:h text:style-name="P155" text:outline-level="5"><text:bookmark-start text:name="__RefHeading__331_177607260417145"/>What are the storage class available in Amazon s3?<text:bookmark-start text:name="__DdeLink__199_351425731216145"/><text:bookmark-end text:name="__RefHeading__331_177607260417145"/></text:h>
      <text:p text:style-name="P64"><text:bookmark-end text:name="__DdeLink__199_351425731216145"/><text:bookmark-end text:name="__DdeLink__208_35142573129145"/></text:p>
      <text:p text:style-name="P21">- Amazon S3 standard</text:p>
      <text:p text:style-name="P21">- Amazon S3 standard-infrequent Access</text:p>
      <text:p text:style-name="P21">- Amazon S3 Reduced Redundancy Storage</text:p>
      <text:p text:style-name="P21">- Amazon Glacier </text:p>
      <text:p text:style-name="P5"><text:bookmark-start text:name="__DdeLink__3727_1492282827"/><text:bookmark-start text:name="__DdeLink__208_35142573129146"/></text:p>
      <text:h text:style-name="P155" text:outline-level="5"><text:bookmark-start text:name="__RefHeading__331_177607260417146"/>Name some of the DB engines which can be used in AWS RDS?<text:bookmark-start text:name="__DdeLink__199_351425731216146"/><text:bookmark-end text:name="__RefHeading__331_177607260417146"/></text:h>
      <text:p text:style-name="P64"><text:bookmark-end text:name="__DdeLink__199_351425731216146"/><text:bookmark-end text:name="__DdeLink__208_35142573129146"/></text:p>
      <text:p text:style-name="P90"><text:span text:style-name="T3">- </text:span><text:span text:style-name="T19">MS S</text:span><text:span text:style-name="T3">QL </text:span><text:span text:style-name="T19">Server</text:span></text:p>
      <text:p text:style-name="P90"><text:span text:style-name="T3">- Maria </text:span><text:span text:style-name="T19">DB</text:span></text:p>
      <text:p text:style-name="P90"><text:span text:style-name="T3">- M</text:span><text:span text:style-name="T19">y</text:span><text:span text:style-name="T3">SQL</text:span></text:p>
      <text:p text:style-name="P21"><text:bookmark-end text:name="__DdeLink__3727_1492282827"/>- Oracle</text:p>
      <text:p text:style-name="P90"><text:span text:style-name="T3">- Postgr</text:span><text:span text:style-name="T19">es</text:span></text:p>
      <text:p text:style-name="P5"/>
      <text:h text:style-name="P158" text:outline-level="5"><text:span text:style-name="T47">What do you need to consider if you migra</text:span><text:span text:style-name="T43">te a </text:span><text:span text:style-name="T51">Oracle </text:span><text:span text:style-name="T43">database to </text:span>AWS RDS?<text:bookmark-start text:name="__DdeLink__199_35142573121614612"/></text:h>
      <text:p text:style-name="P139"><text:bookmark-end text:name="__DdeLink__199_35142573121614612"/></text:p>
      <text:list xml:id="list56185023" text:style-name="L2">
        <text:list-item>
          <text:p text:style-name="P173">The size of the database </text:p>
        </text:list-item>
        <text:list-item>
          <text:p text:style-name="P173">Network connectivity between the source server and AWS</text:p>
        </text:list-item>
        <text:list-item>
          <text:p text:style-name="P173">The version and edition of your Oracle Database software <text:span text:style-name="T47">(RDS may not be on latest version)</text:span></text:p>
        </text:list-item>
        <text:list-item>
          <text:p text:style-name="P173">The database options, tools, and utilities that are available </text:p>
        </text:list-item>
        <text:list-item>
          <text:p text:style-name="P173">The amount of time that is available for migration </text:p>
        </text:list-item>
        <text:list-item>
          <text:p text:style-name="P173">Whether the migration and switchover to AWS will be done in one step or a sequence of steps over time </text:p>
        </text:list-item>
        <text:list-item>
          <text:p text:style-name="P174">License issues (<text:span text:style-name="T50">L</text:span>icensing on AWS may be different to on-site. <text:span text:style-name="T50">At the time only Oracle standard edition can be used with “license included” for enterprise you need to “bring your own license”).</text:span></text:p>
        </text:list-item>
        <text:list-item>
          <text:p text:style-name="P174">You can't migrate from Enterprise Edition to other editions. <text:span text:style-name="T51">If you want to clone your production database to dev?</text:span></text:p>
        </text:list-item>
        <text:list-item>
          <text:p text:style-name="P175">Available EC2 types for you database version.</text:p>
        </text:list-item>
      </text:list>
      <text:p text:style-name="P135"/>
      <text:p text:style-name="P143"><text:bookmark-start text:name="__DdeLink__208_351425731291461"/></text:p>
      <text:h text:style-name="P159" text:outline-level="5"><text:bookmark-start text:name="__DdeLink__3746_1492282827"/><text:bookmark-start text:name="__DdeLink__3766_1492282827"/><text:bookmark-start text:name="__RefHeading__331_1776072604171461"/><text:span text:style-name="T43">How do you migrate an Oracle database to </text:span>AWS RDS?<text:bookmark-start text:name="__DdeLink__199_3514257312161461"/><text:bookmark-end text:name="__RefHeading__331_1776072604171461"/></text:h>
      <text:p text:style-name="P129"><text:bookmark-end text:name="__DdeLink__199_3514257312161461"/><text:bookmark-end text:name="__DdeLink__208_351425731291461"/></text:p>
      <text:p text:style-name="P134">You don’t have operating system level access if you are running your databases in RDS. This means your migration process will be different compared to a standard datacenter migration.</text:p>
      <text:p text:style-name="P134"><text:bookmark-end text:name="__DdeLink__3766_1492282827"/></text:p>
      <text:p text:style-name="P130"><text:bookmark-start text:name="__DdeLink__3737_1492282827"/>On premesis DB → Firewall → Internet → Internet Gateway → VPC → Private Subnet → RDS</text:p>
      <text:p text:style-name="P129"><text:bookmark-end text:name="__DdeLink__3737_1492282827"/></text:p>
      <text:p text:style-name="P130">On premesis DB → Firewall → Internet → AWS Cloud → S3 Bucket VPC → Public Subnet → Bastion Host + Goldengate Host → Private Subnet → RDS</text:p>
      <text:p text:style-name="P131"/>
      <text:p text:style-name="P130">You don’t have access tot the Private RDS subnet.</text:p>
      <text:p text:style-name="P130"/>
      <text:p text:style-name="P130">- Create and configure RDS databases</text:p>
      <text:p text:style-name="P130"/>
      <text:p text:style-name="P130">- Migrate data and database objects. Use Datapump or GoldenGate.</text:p>
      <text:p text:style-name="P130"><text:s text:c="4"/>--- or ---</text:p>
      <text:p text:style-name="P130">- Migrate data using AWS DMS.</text:p>
      <text:p text:style-name="P129"/>
      <text:p text:style-name="P134">2-step migration</text:p>
      <text:p text:style-name="P137">1. Extracted from the source database at a point in time</text:p>
      <text:p text:style-name="P137">2. Synchronize the destination database with the source database.</text:p>
      <text:p text:style-name="P137">3. Test the data and swtich over.</text:p>
      <text:p text:style-name="P55"><text:bookmark-end text:name="__DdeLink__3746_1492282827"/></text:p>
      <text:p text:style-name="P134">Tools that can be used:</text:p>
      <text:p text:style-name="P134">- RMAN</text:p>
      <text:p text:style-name="P134">- Oracle Data Pump</text:p>
      <text:p text:style-name="P134">- Oracle GoldenGate</text:p>
      <text:p text:style-name="P134">- Standby database</text:p>
      <text:p text:style-name="P136"><text:span text:style-name="T46">- Ts</text:span><text:span text:style-name="T49">unami UDP (</text:span><text:span text:style-name="T48">open-source </text:span><text:span text:style-name="T49">very fast</text:span><text:span text:style-name="T48"> file-transfer protocol</text:span><text:span text:style-name="T49">)</text:span></text:p>
      <text:p text:style-name="P138"><text:span text:style-name="T46">- </text:span><text:span text:style-name="T47">A</text:span>ttunity <text:span text:style-name="T47">(r</text:span>eplicate loads data efficiently across all major database, data warehouse, and Hadoop platforms<text:span text:style-name="T47">)</text:span>.</text:p>
      <text:p text:style-name="P138"><text:s/></text:p>
      <text:p text:style-name="P144"/>
      <text:h text:style-name="P160" text:outline-level="5"><text:span text:style-name="T43">How do you migrate an Oracle database to </text:span>AWS <text:span text:style-name="T44">EC2</text:span>?<text:bookmark-start text:name="__DdeLink__199_35142573121614611"/></text:h>
      <text:p text:style-name="P132"><text:bookmark-end text:name="__DdeLink__199_35142573121614611"/></text:p>
      <text:p text:style-name="P133"><text:span text:style-name="T45">Running a database on </text:span>EC2 <text:span text:style-name="T45">is very similar to running a database in your own data center. Therefore the migration like a migration to</text:span> a different data center.</text:p>
      <text:p text:style-name="P133"/>
      <text:p text:style-name="P133">You can use the standard migration options:</text:p>
      <text:p text:style-name="P133">- Datapump</text:p>
      <text:p text:style-name="P133">- RMAN clone</text:p>
      <text:p text:style-name="P133">- Standby database with switchover / failover.</text:p>
      <text:p text:style-name="P56"><text:bookmark-start text:name="__DdeLink__208_35142573129147"/></text:p>
      <text:h text:style-name="P155" text:outline-level="5"><text:bookmark-start text:name="__RefHeading__331_177607260417147"/>Define and explain the three basic types of cloud services and the AWS products that are built based on them?<text:bookmark-start text:name="__DdeLink__199_351425731216147"/><text:bookmark-end text:name="__RefHeading__331_177607260417147"/></text:h>
      <text:p text:style-name="P64"><text:bookmark-end text:name="__DdeLink__199_351425731216147"/><text:bookmark-end text:name="__DdeLink__208_35142573129147"/></text:p>
      <text:p text:style-name="P22">- Computing</text:p>
      <text:p text:style-name="P22">- Storage</text:p>
      <text:p text:style-name="P22">- Networking</text:p>
      <text:p text:style-name="P91"/>
      <text:p text:style-name="P91"><text:span text:style-name="T20">S</text:span><text:span text:style-name="T3">ome of the AWS products:</text:span></text:p>
      <text:p text:style-name="P91"/>
      <text:p text:style-name="P22">Computing - EC2, Elastic Beanstalk, Lambda, Auto-Scaling, and Lightsat.</text:p>
      <text:p text:style-name="P22">Storage - S3, Glacier, Elastic Block Storage, Elastic File System.</text:p>
      <text:p text:style-name="P22">Networking - VPC, Amazon CloudFront, Route53 </text:p>
      <text:p text:style-name="P91"/>
      <text:h text:style-name="P155" text:outline-level="5"><text:bookmark-start text:name="__RefHeading__331_177607260417148"/><text:bookmark-start text:name="__DdeLink__208_35142573129148"/>What is the relation between the Availability Zone and Region?<text:bookmark-start text:name="__DdeLink__199_351425731216148"/><text:bookmark-end text:name="__RefHeading__331_177607260417148"/></text:h>
      <text:p text:style-name="P64"><text:bookmark-end text:name="__DdeLink__199_351425731216148"/><text:bookmark-end text:name="__DdeLink__208_35142573129148"/></text:p>
      <text:p text:style-name="P23">AWS regions are separate geographical areas, like the US-West 1 (North California) and Asia South (Mumbai). </text:p>
      <text:p text:style-name="P92"/>
      <text:p text:style-name="P92"><text:span text:style-name="T21">A</text:span><text:span text:style-name="T3">vailability zones are the areas that are present inside the regions. These are generally isolated zones that can replicate themselves whenever required. </text:span></text:p>
      <text:p text:style-name="P5"><text:bookmark-start text:name="__DdeLink__208_35142573129149"/></text:p>
      <text:h text:style-name="P155" text:outline-level="5"><text:bookmark-start text:name="__RefHeading__331_177607260417149"/>What is geo-targeting in CloudFront?<text:bookmark-start text:name="__DdeLink__199_351425731216149"/><text:bookmark-end text:name="__RefHeading__331_177607260417149"/></text:h>
      <text:p text:style-name="P64"><text:bookmark-end text:name="__DdeLink__199_351425731216149"/><text:bookmark-end text:name="__DdeLink__208_35142573129149"/></text:p>
      <text:p text:style-name="P5">Geo-Targeting is a concept where businesses can show personalized content to their audience based on their geographic location without changing the URL. This helps you create customized content for the audience of a specific geographical area, keeping their needs in the forefront. </text:p>
      <text:p text:style-name="P5"><text:bookmark-start text:name="__DdeLink__208_35142573129150"/></text:p>
      <text:h text:style-name="P155" text:outline-level="5"><text:bookmark-start text:name="__RefHeading__331_177607260417150"/>What are the steps involved in a CloudFormation Solution?<text:bookmark-start text:name="__DdeLink__199_351425731216150"/><text:bookmark-end text:name="__RefHeading__331_177607260417150"/></text:h>
      <text:p text:style-name="P64"><text:bookmark-end text:name="__DdeLink__199_351425731216150"/><text:bookmark-end text:name="__DdeLink__208_35142573129150"/></text:p>
      <text:list xml:id="list879320930" text:style-name="L3">
        <text:list-item>
          <text:p text:style-name="P178"><text:span text:style-name="T13">Create</text:span><text:span text:style-name="T3"> or use an existing </text:span><text:span text:style-name="T13">CloudFormation template</text:span><text:span text:style-name="T3"> using JSON or YAML format.</text:span></text:p>
        </text:list-item>
        <text:list-item>
          <text:p text:style-name="P178"><text:span text:style-name="T13">Save the code in an S3 bucket</text:span><text:span text:style-name="T3">, which serves as a repository for the code.</text:span></text:p>
        </text:list-item>
        <text:list-item>
          <text:p text:style-name="P178"><text:span text:style-name="T3">Use AWS CloudFormation to </text:span><text:span text:style-name="T13">call the bucket and create a stack on your template</text:span><text:span text:style-name="T3">. </text:span></text:p>
        </text:list-item>
        <text:list-item>
          <text:p text:style-name="P178"><text:span text:style-name="T13">CloudFormation reads the file</text:span><text:span text:style-name="T3"> and understands the services that are called, their order, the relationship between the services, </text:span><text:span text:style-name="T13">and provisions the services one after the other. </text:span></text:p>
        </text:list-item>
      </text:list>
      <text:p text:style-name="P5"><text:bookmark-start text:name="__DdeLink__208_35142573129151"/></text:p>
      <text:h text:style-name="P155" text:outline-level="5"><text:bookmark-start text:name="__RefHeading__331_177607260417151"/><text:soft-page-break/>How do you upgrade or downgrade a system with near-zero downtime?<text:bookmark-start text:name="__DdeLink__199_351425731216151"/><text:bookmark-end text:name="__RefHeading__331_177607260417151"/></text:h>
      <text:p text:style-name="P64"><text:bookmark-end text:name="__DdeLink__199_351425731216151"/><text:bookmark-end text:name="__DdeLink__208_35142573129151"/></text:p>
      <text:p text:style-name="P24">- Open EC2 console</text:p>
      <text:p text:style-name="P24">- Choose Operating System AMI</text:p>
      <text:p text:style-name="P24">- Launch an instance with the new instance type</text:p>
      <text:p text:style-name="P24">- Install all the updates</text:p>
      <text:p text:style-name="P24">- Install applications</text:p>
      <text:p text:style-name="P24">- Test the instance to see if it’s working</text:p>
      <text:p text:style-name="P24">- If working, deploy the new instance and replace the older instance</text:p>
      <text:p text:style-name="P93"/>
      <text:p text:style-name="P24">Once it’s deployed, you can upgrade or downgrade the system with near-zero downtime. </text:p>
      <text:p text:style-name="P24"><text:bookmark-start text:name="__DdeLink__208_35142573129152"/></text:p>
      <text:h text:style-name="P155" text:outline-level="5"><text:bookmark-start text:name="__RefHeading__331_177607260417152"/>What are the tools and techniques that you can use in AWS to identify if you are paying more than you should be, and how to correct it?<text:bookmark-start text:name="__DdeLink__199_351425731216152"/><text:bookmark-end text:name="__RefHeading__331_177607260417152"/></text:h>
      <text:p text:style-name="P93"><text:bookmark-end text:name="__DdeLink__199_351425731216152"/><text:bookmark-end text:name="__DdeLink__208_35142573129152"/></text:p>
      <text:p text:style-name="P73">Check the Top Services Table</text:p>
      <text:p text:style-name="P24"><text:s text:c="4"/>It is a dashboard in the cost management console that shows you the top five most used services. This will let you know how much money you are spending on the resources in question.</text:p>
      <text:p text:style-name="P93"/>
      <text:p text:style-name="P73">Cost Explorer</text:p>
      <text:p text:style-name="P24"><text:s text:c="4"/>There are cost explorer services available which will help you to view and analyze your usage costs for the last 13 months. You can also get a cost forecast for the upcoming three months.</text:p>
      <text:p text:style-name="P24"><text:s text:c="4"/></text:p>
      <text:p text:style-name="P73">AWS Budgets</text:p>
      <text:p text:style-name="P24"><text:s text:c="4"/>This allows you to plan a budget for the services. Also, it will enable you to check if the current plan meets your budget and the details of how you use the services.</text:p>
      <text:p text:style-name="P93"/>
      <text:p text:style-name="P73">Cost Allocation Tags</text:p>
      <text:p text:style-name="P24"><text:s text:c="4"/>This helps in identifying the resource that has cost more in a particular month. It lets you organize your resources and cost allocation tags to keep track of your AWS costs. </text:p>
      <text:p text:style-name="P5"/>
      <text:h text:style-name="P155" text:outline-level="5"><text:bookmark-start text:name="__RefHeading__331_177607260417153"/><text:bookmark-start text:name="__DdeLink__208_35142573129153"/>Is there any other alternative tool to log into the cloud environment other than console?<text:bookmark-start text:name="__DdeLink__199_351425731216153"/><text:bookmark-end text:name="__RefHeading__331_177607260417153"/></text:h>
      <text:p text:style-name="P64"><text:bookmark-end text:name="__DdeLink__199_351425731216153"/><text:bookmark-end text:name="__DdeLink__208_35142573129153"/></text:p>
      <text:p text:style-name="P25">- Putty</text:p>
      <text:p text:style-name="P25">- AWS CLI for Linux</text:p>
      <text:p text:style-name="P25">- AWS CLI for Windows</text:p>
      <text:p text:style-name="P25">- AWS CLI for Windows CMD</text:p>
      <text:p text:style-name="P25">- AWS SDK</text:p>
      <text:p text:style-name="P25">- Eclipse</text:p>
      <text:p text:style-name="P94">- <text:span text:style-name="T23">ssh</text:span></text:p>
      <text:p text:style-name="P5"><text:bookmark-start text:name="__DdeLink__208_35142573129154"/></text:p>
      <text:h text:style-name="P155" text:outline-level="5"><text:bookmark-start text:name="__RefHeading__331_177607260417154"/>What services can be used to create a centralized logging solution?<text:bookmark-start text:name="__DdeLink__199_351425731216154"/><text:bookmark-end text:name="__RefHeading__331_177607260417154"/></text:h>
      <text:p text:style-name="P64"><text:bookmark-end text:name="__DdeLink__199_351425731216154"/><text:bookmark-end text:name="__DdeLink__208_35142573129154"/></text:p>
      <text:p text:style-name="P26">The essential services that you can use are Amazon CloudWatch Logs, store them in Amazon S3, and then use Amazon Elastic Search to visualize them. </text:p>
      <text:p text:style-name="P26">You can use Amazon Kinesis Firehose to move the data from Amazon S3 to Amazon ElasticSearch. </text:p>
      <text:p text:style-name="P5"><text:bookmark-start text:name="__DdeLink__208_35142573129155"/></text:p>
      <text:h text:style-name="P155" text:outline-level="5"><text:bookmark-start text:name="__RefHeading__331_177607260417155"/><text:soft-page-break/>What are the native AWS Security logging capabilities?<text:bookmark-start text:name="__DdeLink__199_351425731216155"/><text:bookmark-end text:name="__RefHeading__331_177607260417155"/></text:h>
      <text:p text:style-name="P64"><text:bookmark-end text:name="__DdeLink__199_351425731216155"/><text:bookmark-end text:name="__DdeLink__208_35142573129155"/></text:p>
      <text:p text:style-name="P5">Most of the AWS services have their logging options. Also, some of them have an account level logging, like in AWS CloudTrail, AWS Config, and others </text:p>
      <text:p text:style-name="P5"/>
      <text:p text:style-name="P72">AWS CloudTrail</text:p>
      <text:p text:style-name="P5"/>
      <text:p text:style-name="P5">This is a service that provides a <text:span text:style-name="T12">history of the AWS API calls</text:span> for every account. It lets you perform security analysis, resource change tracking, and compliance auditing of your AWS environment as well. The best part about this service is that it enables you to configure it to send notifications via AWS SNS when new logs are delivered.</text:p>
      <text:p text:style-name="P5"/>
      <text:p text:style-name="P5"><text:span text:style-name="T12">AWS Config</text:span> </text:p>
      <text:p text:style-name="P5"/>
      <text:p text:style-name="P5">This helps you <text:span text:style-name="T12">understand the configuration changes </text:span>that happen in your environment. This service provides an AWS inventory that includes configuration history, configuration change notification, and relationships between AWS resources. It can also be configured to send information via AWS SNS when new logs are delivered.</text:p>
      <text:p text:style-name="P5"><text:bookmark-start text:name="__DdeLink__208_35142573129156"/></text:p>
      <text:h text:style-name="P155" text:outline-level="5"><text:bookmark-start text:name="__RefHeading__331_177607260417156"/>What is a DDoS attack, and what services can minimize them?<text:bookmark-start text:name="__DdeLink__199_351425731216156"/><text:bookmark-end text:name="__RefHeading__331_177607260417156"/></text:h>
      <text:p text:style-name="P64"><text:bookmark-end text:name="__DdeLink__199_351425731216156"/><text:bookmark-end text:name="__DdeLink__208_35142573129156"/></text:p>
      <text:p text:style-name="P27">DDoS is a cyber-attack in which the perpetrator accesses a website and creates multiple sessions so that the other legitimate users cannot access the service. The native tools that can help you deny the DDoS attacks on your AWS services are:</text:p>
      <text:p text:style-name="P95"/>
      <text:p text:style-name="P27">- AWS Shield</text:p>
      <text:p text:style-name="P27">- AWS WAF</text:p>
      <text:p text:style-name="P27">- Amazon Route53</text:p>
      <text:p text:style-name="P27">- Amazon CloudFront</text:p>
      <text:p text:style-name="P27">- ELB</text:p>
      <text:p text:style-name="P27">- VPC </text:p>
      <text:p text:style-name="P5"><text:bookmark-start text:name="__DdeLink__208_35142573129157"/></text:p>
      <text:h text:style-name="P165" text:outline-level="5"><text:bookmark-start text:name="__RefHeading__331_177607260417157"/><text:span text:style-name="T8">You are trying to provide a service in a particular region, but you do not see the service in that region. Why is this happening, and how do you fix it</text:span><text:span text:style-name="T4">?</text:span><text:bookmark-start text:name="__DdeLink__199_351425731216157"/><text:bookmark-end text:name="__RefHeading__331_177607260417157"/></text:h>
      <text:p text:style-name="P64"><text:bookmark-end text:name="__DdeLink__199_351425731216157"/><text:bookmark-end text:name="__DdeLink__208_35142573129157"/></text:p>
      <text:p text:style-name="P28">Not all Amazon AWS services are available in all regions. </text:p>
      <text:p text:style-name="P96"/>
      <text:p text:style-name="P96"><text:span text:style-name="T3">When Amazon initially launches a new service, it doesn’t get immediately published in all the regions. They start small and then slowly expand to other regions. So, if you don’t see a specific service in your region, chances are the service hasn’t been published in your region yet. However, if you want to get the service that is not available, you can </text:span><text:span text:style-name="T13">switch to the nearest region that provides the service</text:span><text:span text:style-name="T3">. </text:span></text:p>
      <text:p text:style-name="P58"><text:bookmark-end text:name="__DdeLink__1305_2271235780"/></text:p>
      <text:h text:style-name="P170" text:outline-level="5">How do you set up a system to monitor website metrics in real-time in AWS?</text:h>
      <text:p text:style-name="P3"/>
      <text:p text:style-name="P62">Amazon CloudWatch helps you to monitor the application status of various AWS services and custom events. It helps you to monitor:</text:p>
      <text:p text:style-name="P62"/>
      <text:p text:style-name="P62">- State changes in Amazon EC2</text:p>
      <text:p text:style-name="P62">- Auto-scaling lifecycle events</text:p>
      <text:p text:style-name="P62">- Scheduled events</text:p>
      <text:p text:style-name="P62">- AWS API calls</text:p>
      <text:p text:style-name="P62">- Console sign-in events</text:p>
      <text:p text:style-name="P7"><text:bookmark-start text:name="__DdeLink__883_21897220701"/><text:bookmark-start text:name="__DdeLink__208_351425731293"/></text:p>
      <text:h text:style-name="P161" text:outline-level="5"><text:bookmark-start text:name="__RefHeading__331_1776072604172"/>What are the different types of virtualization in AWS, and what are the differences between them?<text:bookmark-start text:name="__DdeLink__199_3514257312162"/><text:bookmark-end text:name="__RefHeading__331_1776072604172"/></text:h>
      <text:p text:style-name="P97"><text:bookmark-end text:name="__DdeLink__199_3514257312162"/><text:bookmark-end text:name="__DdeLink__208_351425731293"/></text:p>
      <text:p text:style-name="P82">Hardware Virtual Machine (HVM)</text:p>
      <text:p text:style-name="P65">It is a fully virtualized hardware, where all the virtual machines act separate from each other. These virtual machines boot by executing a master boot record in the root block device of your image.</text:p>
      <text:p text:style-name="P65"/>
      <text:p text:style-name="P82">Paravirtualization (PV)</text:p>
      <text:p text:style-name="P65">Paravirtualization-GRUB is the bootloader that boots the PV AMIs. The PV-GRUB chain loads the kernel specified in the menu.</text:p>
      <text:p text:style-name="P65"/>
      <text:p text:style-name="P82">Paravirtualization on HVM</text:p>
      <text:p text:style-name="P65">PV on HVM helps operating systems take advantage of storage and network I/O available through the host.<text:bookmark-end text:name="__DdeLink__883_21897220701"/></text:p>
      <text:p text:style-name="P7"><text:bookmark-start text:name="__DdeLink__208_35142573129158"/></text:p>
      <text:h text:style-name="P161" text:outline-level="5"><text:bookmark-start text:name="__RefHeading__331_177607260417158"/>Name some of the AWS services that are not region-specific?<text:bookmark-start text:name="__DdeLink__199_351425731216158"/><text:bookmark-end text:name="__RefHeading__331_177607260417158"/></text:h>
      <text:p text:style-name="P97"><text:bookmark-end text:name="__DdeLink__199_351425731216158"/><text:bookmark-end text:name="__DdeLink__208_35142573129158"/></text:p>
      <text:p text:style-name="P29">- IAM</text:p>
      <text:p text:style-name="P29">- Route 53</text:p>
      <text:p text:style-name="P29">- Web Application Firewall </text:p>
      <text:p text:style-name="P29">- CloudFront </text:p>
      <text:p text:style-name="P7"><text:bookmark-start text:name="__DdeLink__208_351425731291110"/></text:p>
      <text:h text:style-name="P161" text:outline-level="5"><text:bookmark-start text:name="__RefHeading__331_1776072604171110"/>What are the differences between NAT Gateways and NAT Instances?<text:bookmark-start text:name="__DdeLink__199_3514257312161110"/><text:bookmark-end text:name="__RefHeading__331_1776072604171110"/></text:h>
      <text:p text:style-name="P97"><text:bookmark-end text:name="__DdeLink__199_3514257312161110"/><text:bookmark-end text:name="__DdeLink__208_351425731291110"/></text:p>
      <text:p text:style-name="P30">While both NAT Gateways and NAT Instances serve the same function, they still have some key differences.</text:p>
      <text:p text:style-name="P98"/>
      <table:table table:name="Table1" table:style-name="Table1">
        <table:table-column table:style-name="Table1.A"/>
        <table:table-column table:style-name="Table1.B"/>
        <table:table-column table:style-name="Table1.C"/>
        <table:table-row>
          <table:table-cell table:style-name="Table1.A1" office:value-type="string">
            <text:p text:style-name="P147">Feature</text:p>
          </table:table-cell>
          <table:table-cell table:style-name="Table1.A1" office:value-type="string">
            <text:p text:style-name="P147">Nat Gateway</text:p>
          </table:table-cell>
          <table:table-cell table:style-name="Table1.A1" office:value-type="string">
            <text:p text:style-name="P147">Nat Instance</text:p>
          </table:table-cell>
        </table:table-row>
        <table:table-row>
          <table:table-cell table:style-name="Table1.A1" office:value-type="string">
            <text:p text:style-name="P147">Availability</text:p>
          </table:table-cell>
          <table:table-cell table:style-name="Table1.A1" office:value-type="string">
            <text:p text:style-name="P146">High</text:p>
          </table:table-cell>
          <table:table-cell table:style-name="Table1.A1" office:value-type="string">
            <text:p text:style-name="P146">High</text:p>
          </table:table-cell>
        </table:table-row>
        <table:table-row>
          <table:table-cell table:style-name="Table1.A1" office:value-type="string">
            <text:p text:style-name="P147">Bandwith</text:p>
          </table:table-cell>
          <table:table-cell table:style-name="Table1.A1" office:value-type="string">
            <text:p text:style-name="P146">Up to 45 Gbps</text:p>
          </table:table-cell>
          <table:table-cell table:style-name="Table1.A1" office:value-type="string">
            <text:p text:style-name="P146">Depends on instance bandwith</text:p>
          </table:table-cell>
        </table:table-row>
        <table:table-row>
          <table:table-cell table:style-name="Table1.A1" office:value-type="string">
            <text:p text:style-name="P147">Maintenance</text:p>
          </table:table-cell>
          <table:table-cell table:style-name="Table1.A1" office:value-type="string">
            <text:p text:style-name="P146">Managed by AWS</text:p>
          </table:table-cell>
          <table:table-cell table:style-name="Table1.A1" office:value-type="string">
            <text:p text:style-name="P146">Managed by you</text:p>
          </table:table-cell>
        </table:table-row>
        <table:table-row>
          <table:table-cell table:style-name="Table1.A1" office:value-type="string">
            <text:p text:style-name="P147">Performance</text:p>
          </table:table-cell>
          <table:table-cell table:style-name="Table1.A1" office:value-type="string">
            <text:p text:style-name="P146">Very Good</text:p>
          </table:table-cell>
          <table:table-cell table:style-name="Table1.A1" office:value-type="string">
            <text:p text:style-name="P146">Average</text:p>
          </table:table-cell>
        </table:table-row>
        <table:table-row>
          <table:table-cell table:style-name="Table1.A1" office:value-type="string">
            <text:p text:style-name="P147">Cost</text:p>
          </table:table-cell>
          <table:table-cell table:style-name="Table1.A1" office:value-type="string">
            <text:p text:style-name="P146">Number of gateways, duration and amount of usage</text:p>
          </table:table-cell>
          <table:table-cell table:style-name="Table1.A1" office:value-type="string">
            <text:p text:style-name="P146">Number of instances, duration, amount and type of usage</text:p>
          </table:table-cell>
        </table:table-row>
        <table:table-row>
          <table:table-cell table:style-name="Table1.A1" office:value-type="string">
            <text:p text:style-name="P147">Size and load</text:p>
          </table:table-cell>
          <table:table-cell table:style-name="Table1.A1" office:value-type="string">
            <text:p text:style-name="P146">Uniform</text:p>
          </table:table-cell>
          <table:table-cell table:style-name="Table1.A1" office:value-type="string">
            <text:p text:style-name="P146">As per your need</text:p>
          </table:table-cell>
        </table:table-row>
        <table:table-row>
          <table:table-cell table:style-name="Table1.A1" office:value-type="string">
            <text:p text:style-name="P147">Security Groups</text:p>
          </table:table-cell>
          <table:table-cell table:style-name="Table1.A1" office:value-type="string">
            <text:p text:style-name="P146">Cannot be assigned</text:p>
          </table:table-cell>
          <table:table-cell table:style-name="Table1.A1" office:value-type="string">
            <text:p text:style-name="P146">Can be assigned</text:p>
          </table:table-cell>
        </table:table-row>
      </table:table>
      <text:p text:style-name="P30"><text:s/><text:bookmark-start text:name="__DdeLink__208_351425731291210"/></text:p>
      <text:h text:style-name="P161" text:outline-level="5"><text:bookmark-start text:name="__RefHeading__331_1776072604171210"/><text:soft-page-break/>What is the difference between stopping and terminating an EC2 instance?<text:bookmark-start text:name="__DdeLink__199_3514257312161210"/><text:bookmark-end text:name="__RefHeading__331_1776072604171210"/></text:h>
      <text:p text:style-name="P97"><text:bookmark-end text:name="__DdeLink__199_3514257312161210"/><text:bookmark-end text:name="__DdeLink__208_351425731291210"/></text:p>
      <text:p text:style-name="P83">Stopping</text:p>
      <text:p text:style-name="P99"><text:span text:style-name="T24">P</text:span><text:span text:style-name="T3">erforms a normal shutdown on the instance and moves to a stopped state. </text:span></text:p>
      <text:p text:style-name="P99"/>
      <text:p text:style-name="P83">Terminating</text:p>
      <text:p text:style-name="P99"><text:span text:style-name="T24">T</text:span><text:span text:style-name="T3">he instance, it is transferred to a stopped state, and the EBS volumes attached to it are deleted and can never be recovered.</text:span></text:p>
      <text:p text:style-name="P7"><text:bookmark-start text:name="__DdeLink__208_351425731291310"/></text:p>
      <text:h text:style-name="P161" text:outline-level="5"><text:bookmark-start text:name="__RefHeading__331_1776072604171310"/>What are the different types of EC2 instances based on their costs?<text:bookmark-start text:name="__DdeLink__199_3514257312161310"/><text:bookmark-end text:name="__RefHeading__331_1776072604171310"/></text:h>
      <text:p text:style-name="P97"><text:bookmark-end text:name="__DdeLink__199_3514257312161310"/><text:bookmark-end text:name="__DdeLink__208_351425731291310"/></text:p>
      <text:p text:style-name="P74">On-demand Instance</text:p>
      <text:p text:style-name="P31">It is cheap for a short time but not when taken for the long term.</text:p>
      <text:p text:style-name="P100"/>
      <text:p text:style-name="P74">Spot Instance</text:p>
      <text:p text:style-name="P31">It is less expensive than the on-demand instance and can be bought through bidding. </text:p>
      <text:p text:style-name="P100"/>
      <text:p text:style-name="P74">Reserved Instance</text:p>
      <text:p text:style-name="P31">If you are planning to use an instance for a year or more, then this is the right one for you. </text:p>
      <text:p text:style-name="P7"><text:bookmark-start text:name="__DdeLink__208_351425731291410"/></text:p>
      <text:h text:style-name="P161" text:outline-level="5"><text:bookmark-start text:name="__RefHeading__331_1776072604171410"/>How do you set up SSH agent forwarding so that you do not have to copy the key every time you log in?<text:bookmark-start text:name="__DdeLink__199_3514257312161410"/><text:bookmark-end text:name="__RefHeading__331_1776072604171410"/></text:h>
      <text:p text:style-name="P97"><text:bookmark-end text:name="__DdeLink__199_3514257312161410"/><text:bookmark-end text:name="__DdeLink__208_351425731291410"/></text:p>
      <text:p text:style-name="P32">- Go to your PuTTY Configuration</text:p>
      <text:p text:style-name="P32">- Go to the category SSH -&gt; Auth</text:p>
      <text:p text:style-name="P32">- Enable SSH agent forwarding to your instance</text:p>
      <text:p text:style-name="P101"><text:bookmark-start text:name="__DdeLink__208_35142573129159"/></text:p>
      <text:h text:style-name="P161" text:outline-level="5"><text:bookmark-start text:name="__RefHeading__331_177607260417159"/>How do you configure CloudWatch to recover an EC2 instance?<text:bookmark-start text:name="__DdeLink__199_351425731216159"/><text:bookmark-end text:name="__RefHeading__331_177607260417159"/></text:h>
      <text:p text:style-name="P97"><text:bookmark-end text:name="__DdeLink__199_351425731216159"/><text:bookmark-end text:name="__DdeLink__208_35142573129159"/></text:p>
      <text:p text:style-name="P33">- Create an Alarm using Amazon CloudWatch</text:p>
      <text:p text:style-name="P33">- In the Alarm, go to Define Alarm -&gt; Actions tab</text:p>
      <text:p text:style-name="P33">- Choose Recover this instance option </text:p>
      <text:p text:style-name="P7"><text:bookmark-start text:name="__DdeLink__208_35142573129161"/></text:p>
      <text:h text:style-name="P161" text:outline-level="5"><text:bookmark-start text:name="__RefHeading__331_177607260417161"/>What are the common types of AMI designs?<text:bookmark-start text:name="__DdeLink__199_351425731216161"/><text:bookmark-end text:name="__RefHeading__331_177607260417161"/></text:h>
      <text:p text:style-name="P97"><text:bookmark-end text:name="__DdeLink__199_351425731216161"/><text:bookmark-end text:name="__DdeLink__208_35142573129161"/></text:p>
      <text:p text:style-name="P34">- Fully Baked AMI</text:p>
      <text:p text:style-name="P34">- Just Enough Baked AMI (JeOS AMI)</text:p>
      <text:p text:style-name="P34">- Hybrid AMI </text:p>
      <text:h text:style-name="P161" text:outline-level="5"><text:bookmark-start text:name="__RefHeading__331_177607260417171"/><text:bookmark-start text:name="__DdeLink__208_35142573129171"/>How can you recover/login to an EC2 instance for which you have lost the key?<text:bookmark-start text:name="__DdeLink__199_351425731216171"/><text:bookmark-end text:name="__RefHeading__331_177607260417171"/></text:h>
      <text:p text:style-name="P97"><text:bookmark-end text:name="__DdeLink__199_351425731216171"/><text:bookmark-end text:name="__DdeLink__208_35142573129171"/></text:p>
      <text:p text:style-name="P35">- Verify that the EC2Config service is running</text:p>
      <text:p text:style-name="P35">- Detach the root volume for the instance</text:p>
      <text:p text:style-name="P35">- Attach the volume to a temporary instance</text:p>
      <text:p text:style-name="P35">- Modify the configuration file</text:p>
      <text:p text:style-name="P35">- Restart the original instance </text:p>
      <text:p text:style-name="P7"><text:bookmark-start text:name="__DdeLink__208_35142573129181"/></text:p>
      <text:h text:style-name="P161" text:outline-level="5"><text:bookmark-start text:name="__RefHeading__331_177607260417181"/><text:bookmark-start text:name="__DdeLink__2810_3645666265"/><text:soft-page-break/>What are some critical differences between AWS S3 and EBS?<text:bookmark-start text:name="__DdeLink__199_351425731216181"/><text:bookmark-end text:name="__RefHeading__331_177607260417181"/></text:h>
      <text:p text:style-name="P97"><text:bookmark-end text:name="__DdeLink__199_351425731216181"/><text:bookmark-end text:name="__DdeLink__208_35142573129181"/></text:p>
      <table:table table:name="Table2" table:style-name="Table2">
        <table:table-column table:style-name="Table2.A"/>
        <table:table-column table:style-name="Table2.B"/>
        <table:table-column table:style-name="Table2.C"/>
        <table:table-row>
          <table:table-cell table:style-name="Table2.A1" office:value-type="string">
            <text:p text:style-name="P148">Feature</text:p>
          </table:table-cell>
          <table:table-cell table:style-name="Table2.A1" office:value-type="string">
            <text:p text:style-name="P148">AWS S3</text:p>
          </table:table-cell>
          <table:table-cell table:style-name="Table2.A1" office:value-type="string">
            <text:p text:style-name="P148">AWS EBS</text:p>
          </table:table-cell>
        </table:table-row>
        <table:table-row>
          <table:table-cell table:style-name="Table2.A1" office:value-type="string">
            <text:p text:style-name="P148">Performance</text:p>
          </table:table-cell>
          <table:table-cell table:style-name="Table2.A1" office:value-type="string">
            <text:p text:style-name="P150">Fast</text:p>
          </table:table-cell>
          <table:table-cell table:style-name="Table2.A1" office:value-type="string">
            <text:p text:style-name="P150">Superfast</text:p>
          </table:table-cell>
        </table:table-row>
        <table:table-row>
          <table:table-cell table:style-name="Table2.A1" office:value-type="string">
            <text:p text:style-name="P148">Redundancy</text:p>
          </table:table-cell>
          <table:table-cell table:style-name="Table2.A1" office:value-type="string">
            <text:p text:style-name="P150">Across data centers</text:p>
          </table:table-cell>
          <table:table-cell table:style-name="Table2.A1" office:value-type="string">
            <text:p text:style-name="P150">Within a data center</text:p>
          </table:table-cell>
        </table:table-row>
        <table:table-row>
          <table:table-cell table:style-name="Table2.A1" office:value-type="string">
            <text:p text:style-name="P148">Security</text:p>
          </table:table-cell>
          <table:table-cell table:style-name="Table2.A1" office:value-type="string">
            <text:p text:style-name="P150">Using public and private key</text:p>
          </table:table-cell>
          <table:table-cell table:style-name="Table2.A1" office:value-type="string">
            <text:p text:style-name="P150">Can be used only with EC2</text:p>
          </table:table-cell>
        </table:table-row>
      </table:table>
      <text:p text:style-name="P7"><text:bookmark-start text:name="__DdeLink__208_35142573129191"/><text:bookmark-end text:name="__DdeLink__2810_3645666265"/></text:p>
      <text:h text:style-name="P161" text:outline-level="5"><text:bookmark-start text:name="__RefHeading__331_177607260417191"/>How do you allow a user to gain access to a specific bucket?<text:bookmark-start text:name="__DdeLink__199_351425731216191"/><text:bookmark-end text:name="__RefHeading__331_177607260417191"/></text:h>
      <text:p text:style-name="P97"><text:bookmark-end text:name="__DdeLink__199_351425731216191"/><text:bookmark-end text:name="__DdeLink__208_35142573129191"/></text:p>
      <text:p text:style-name="P36">- Categorize your instances</text:p>
      <text:p text:style-name="P36">- Define how authorized users can manage specific servers.</text:p>
      <text:p text:style-name="P36">- Lockdown your tags</text:p>
      <text:p text:style-name="P36">- Attach your policies to IAM users </text:p>
      <text:p text:style-name="P7"><text:bookmark-start text:name="__DdeLink__208_351425731291101"/></text:p>
      <text:h text:style-name="P164" text:outline-level="5"><text:bookmark-start text:name="__RefHeading__331_1776072604171101"/>VPC is not resolving the server through DNS. What might be the issue, and how can you fix it?<text:bookmark-start text:name="__DdeLink__199_3514257312161101"/><text:bookmark-end text:name="__RefHeading__331_1776072604171101"/></text:h>
      <text:p text:style-name="P97"><text:bookmark-end text:name="__DdeLink__199_3514257312161101"/><text:bookmark-end text:name="__DdeLink__208_351425731291101"/></text:p>
      <text:p text:style-name="P97"><text:span text:style-name="T25">Y</text:span><text:span text:style-name="T3">ou need to enable the DNS hostname resolution, so that the problem resolves itself. </text:span><text:span text:style-name="T25">=</text:span></text:p>
      <text:p text:style-name="P7"><text:bookmark-start text:name="__DdeLink__208_351425731291111"/></text:p>
      <text:h text:style-name="P161" text:outline-level="5"><text:bookmark-start text:name="__RefHeading__331_1776072604171111"/>How do you connect multiple sites to a VPC?<text:bookmark-start text:name="__DdeLink__199_3514257312161111"/><text:bookmark-end text:name="__RefHeading__331_1776072604171111"/></text:h>
      <text:p text:style-name="P97"><text:bookmark-end text:name="__DdeLink__199_3514257312161111"/><text:bookmark-end text:name="__DdeLink__208_351425731291111"/></text:p>
      <text:p text:style-name="P7">If you have multiple VPN connections, you can provide secure communication between sites using the AWS VPN CloudHub. <text:s/></text:p>
      <text:p text:style-name="P7"/>
      <text:p text:style-name="P7"><text:bookmark-start text:name="__DdeLink__208_351425731291121"/></text:p>
      <text:h text:style-name="P161" text:outline-level="5"><text:bookmark-start text:name="__RefHeading__331_1776072604171121"/>Name and explain some security products and features available in VPC?<text:bookmark-start text:name="__DdeLink__199_3514257312161121"/><text:bookmark-end text:name="__RefHeading__331_1776072604171121"/></text:h>
      <text:p text:style-name="P97"><text:bookmark-end text:name="__DdeLink__199_3514257312161121"/><text:bookmark-end text:name="__DdeLink__208_351425731291121"/></text:p>
      <text:p text:style-name="P36">Here is a selection of security products and features:</text:p>
      <text:p text:style-name="P102"/>
      <text:p text:style-name="P102"><text:span text:style-name="T13">Security groups</text:span><text:span text:style-name="T3"> - This acts as a firewall for the EC2 instances, controlling inbound and outbound traffic at the instance level.</text:span></text:p>
      <text:p text:style-name="P102"><text:span text:style-name="T13">Network access control lists</text:span><text:span text:style-name="T3"> - It acts as a firewall for the subnets, controlling inbound and outbound traffic at the subnet level.</text:span></text:p>
      <text:p text:style-name="P102"><text:span text:style-name="T13">Flow logs </text:span><text:span text:style-name="T3">- These capture the inbound and outbound traffic from the network interfaces in your VPC. </text:span></text:p>
      <text:p text:style-name="P7"><text:bookmark-start text:name="__DdeLink__208_351425731291131"/></text:p>
      <text:h text:style-name="P161" text:outline-level="5"><text:bookmark-start text:name="__RefHeading__331_1776072604171131"/>How do you monitor Amazon VPC?<text:bookmark-start text:name="__DdeLink__199_3514257312161131"/><text:bookmark-end text:name="__RefHeading__331_1776072604171131"/></text:h>
      <text:p text:style-name="P97"><text:bookmark-end text:name="__DdeLink__199_3514257312161131"/><text:bookmark-end text:name="__DdeLink__208_351425731291131"/></text:p>
      <text:p text:style-name="P37">- CloudWatch and CloudWatch logs</text:p>
      <text:p text:style-name="P37">- VPC Flow Logs</text:p>
      <text:h text:style-name="P168" text:outline-level="5"><text:bookmark-start text:name="__RefHeading__331_1776072604171141"/><text:bookmark-start text:name="__DdeLink__208_351425731291141"/>How can you add an existing instance to a new Auto Scaling group?<text:bookmark-start text:name="__DdeLink__199_3514257312161141"/><text:bookmark-end text:name="__RefHeading__331_1776072604171141"/></text:h>
      <text:p text:style-name="P97"><text:bookmark-end text:name="__DdeLink__199_3514257312161141"/><text:bookmark-end text:name="__DdeLink__208_351425731291141"/></text:p>
      <text:p text:style-name="P42">- Open EC2 console</text:p>
      <text:p text:style-name="P42">- Select your instance under Instances</text:p>
      <text:p text:style-name="P42">- Choose Actions -&gt; Instance Settings -&gt; Attach to Auto Scaling Group</text:p>
      <text:p text:style-name="P42">- Select a new Auto Scaling group</text:p>
      <text:p text:style-name="P42">- Attach this group to the Instance</text:p>
      <text:p text:style-name="P42">- Edit the Instance if needed</text:p>
      <text:p text:style-name="P42">- Once done, you can successfully add the instance to a new Auto Scaling group </text:p>
      <text:p text:style-name="P7"><text:bookmark-start text:name="__DdeLink__208_351425731291151"/></text:p>
      <text:h text:style-name="P161" text:outline-level="5"><text:bookmark-start text:name="__RefHeading__331_1776072604171151"/>What are the factors to consider while migrating to Amazon Web Services?<text:bookmark-start text:name="__DdeLink__199_3514257312161151"/><text:bookmark-end text:name="__RefHeading__331_1776072604171151"/></text:h>
      <text:p text:style-name="P97"><text:bookmark-end text:name="__DdeLink__199_3514257312161151"/><text:bookmark-end text:name="__DdeLink__208_351425731291151"/></text:p>
      <text:p text:style-name="P43">- Operational Costs - These include the cost of infrastructure, </text:p>
      <text:p text:style-name="P43"><text:s text:c="24"/>ability to match demand and supply, transparency, and others.</text:p>
      <text:p text:style-name="P43"><text:s text:c="24"/>How do they compare to cost of running your own data center with </text:p>
      <text:p text:style-name="P43"><text:s text:c="24"/>your own hardware.</text:p>
      <text:p text:style-name="P43">- Workforce Productivity </text:p>
      <text:p text:style-name="P106"><text:span text:style-name="T3">- Cost avoidance – </text:span><text:span text:style-name="T28">Savings on data centres and hardware.</text:span></text:p>
      <text:p text:style-name="P43">- Operational resilience</text:p>
      <text:p text:style-name="P43">- Business agility </text:p>
      <text:p text:style-name="P7"><text:bookmark-start text:name="__DdeLink__208_351425731291161"/></text:p>
      <text:h text:style-name="P161" text:outline-level="5"><text:bookmark-start text:name="__RefHeading__331_1776072604171161"/>What is RTO and RPO in AWS?<text:bookmark-start text:name="__DdeLink__199_3514257312161161"/><text:bookmark-end text:name="__RefHeading__331_1776072604171161"/></text:h>
      <text:p text:style-name="P97"><text:bookmark-end text:name="__DdeLink__199_3514257312161161"/><text:bookmark-end text:name="__DdeLink__208_351425731291161"/></text:p>
      <text:p text:style-name="P77">RTO or Recovery Time Objective </text:p>
      <text:p text:style-name="P107"><text:span text:style-name="T3">is the </text:span><text:span text:style-name="T13">maximum time</text:span><text:span text:style-name="T3"> your business or organization is willing to wait </text:span><text:span text:style-name="T13">for a recovery to complete</text:span><text:span text:style-name="T3"> in the wake of an outage.</text:span></text:p>
      <text:p text:style-name="P107"/>
      <text:p text:style-name="P77">RPO or Recovery Point Objective</text:p>
      <text:p text:style-name="P107"><text:span text:style-name="T3">is the </text:span><text:span text:style-name="T13">maximum amount of data loss</text:span><text:span text:style-name="T3"> your company is willing to accept as measured in time. </text:span></text:p>
      <text:p text:style-name="P7"><text:bookmark-start text:name="__DdeLink__208_351425731291171"/></text:p>
      <text:h text:style-name="P161" text:outline-level="5"><text:bookmark-start text:name="__RefHeading__331_1776072604171171"/>If you would like to transfer vast amounts of data, which is the best option among Snowball, Snowball Edge, and Snowmobile??<text:bookmark-start text:name="__DdeLink__199_3514257312161171"/><text:bookmark-end text:name="__RefHeading__331_1776072604171171"/></text:h>
      <text:p text:style-name="P97"><text:bookmark-end text:name="__DdeLink__199_3514257312161171"/><text:bookmark-end text:name="__DdeLink__208_351425731291171"/></text:p>
      <text:p text:style-name="P78">AWS Snowball </text:p>
      <text:p text:style-name="P44">is basically a data transport solution for moving high volumes of data into and out of a specified AWS region. </text:p>
      <text:p text:style-name="P78">AWS Snowball Edge </text:p>
      <text:p text:style-name="P44">adds additional computing functions apart from providing a data transport solution. </text:p>
      <text:p text:style-name="P84"><text:span text:style-name="T29">S</text:span><text:span text:style-name="T3">nowmobile </text:span></text:p>
      <text:p text:style-name="P44">is an exabyte-scale migration service that allows you to transfer data up to 100 PB. </text:p>
      <text:p text:style-name="P7"/>
      <text:p text:style-name="P7"/>
      <text:h text:style-name="P168" text:outline-level="5"><text:bookmark-start text:name="__RefHeading__331_1776072604171181"/><text:bookmark-start text:name="__DdeLink__208_351425731291181"/>How is AWS CloudFormation different from AWS Elastic Beanstalk?<text:bookmark-start text:name="__DdeLink__199_3514257312161181"/><text:bookmark-end text:name="__RefHeading__331_1776072604171181"/></text:h>
      <text:p text:style-name="P97"><text:bookmark-end text:name="__DdeLink__199_3514257312161181"/><text:bookmark-end text:name="__DdeLink__208_351425731291181"/></text:p>
      <text:p text:style-name="P108"><text:span text:style-name="T13">AWS CloudFormation</text:span><text:span text:style-name="T3"> </text:span></text:p>
      <text:p text:style-name="P108"><text:span text:style-name="T3">- </text:span><text:span text:style-name="T30">H</text:span><text:span text:style-name="T3">elps you </text:span><text:span text:style-name="T13">provision</text:span><text:span text:style-name="T3"> and describe all of the infrastructure </text:span><text:span text:style-name="T13">resources</text:span><text:span text:style-name="T3"> that are present in your cloud environment.</text:span></text:p>
      <text:p text:style-name="P108"><text:span text:style-name="T3">- </text:span><text:span text:style-name="T30">S</text:span><text:span text:style-name="T3">upports the infrastructure needs of various types of applications, like legacy applications and existing enterprise applications. </text:span></text:p>
      <text:p text:style-name="P85"/>
      <text:p text:style-name="P79">AWS Elastic Beanstalk </text:p>
      <text:p text:style-name="P108"><text:span text:style-name="T3">- </text:span><text:span text:style-name="T30">P</text:span><text:span text:style-name="T3">rovides an </text:span><text:span text:style-name="T13">environment</text:span><text:span text:style-name="T3"> that makes it easy </text:span><text:span text:style-name="T13">to deploy and run applications</text:span><text:span text:style-name="T3"> in the cloud.</text:span></text:p>
      <text:p text:style-name="P108"><text:span text:style-name="T31">- </text:span><text:span text:style-name="T32">I</text:span><text:span text:style-name="T3">s combined with the developer tools to help you manage the lifecycle of your applications. </text:span></text:p>
      <text:p text:style-name="P7"><text:bookmark-start text:name="__DdeLink__208_351425731291191"/></text:p>
      <text:h text:style-name="P161" text:outline-level="5"><text:bookmark-start text:name="__RefHeading__331_1776072604171191"/>What are the elements of an AWS CloudFormation template?<text:bookmark-start text:name="__DdeLink__199_3514257312161191"/><text:bookmark-end text:name="__RefHeading__331_1776072604171191"/></text:h>
      <text:p text:style-name="P97"><text:bookmark-end text:name="__DdeLink__199_3514257312161191"/><text:bookmark-end text:name="__DdeLink__208_351425731291191"/></text:p>
      <text:p text:style-name="P45">AWS CloudFormation templates are YAML or JSON formatted text files that are comprised of five essential elements, they are:</text:p>
      <text:p text:style-name="P109"/>
      <text:p text:style-name="P45">- Template parameters</text:p>
      <text:p text:style-name="P45">- Output values</text:p>
      <text:p text:style-name="P45">- Data tables</text:p>
      <text:p text:style-name="P45">- Resources</text:p>
      <text:p text:style-name="P45">- File format version </text:p>
      <text:p text:style-name="P7"><text:bookmark-start text:name="__DdeLink__208_351425731291201"/></text:p>
      <text:h text:style-name="P161" text:outline-level="5"><text:bookmark-start text:name="__RefHeading__331_1776072604171201"/>What happens when one of the resources in a stack cannot be created successfully?<text:bookmark-start text:name="__DdeLink__199_3514257312161201"/><text:bookmark-end text:name="__RefHeading__331_1776072604171201"/></text:h>
      <text:p text:style-name="P97"><text:bookmark-end text:name="__DdeLink__199_3514257312161201"/><text:bookmark-end text:name="__DdeLink__208_351425731291201"/></text:p>
      <text:p text:style-name="P97"><text:span text:style-name="T3">If the resource in the stack cannot be created, then the CloudFormation </text:span><text:span text:style-name="T13">automatically rolls back</text:span><text:span text:style-name="T3"> and terminates </text:span><text:span text:style-name="T13">all the resources</text:span><text:span text:style-name="T3"> that were created </text:span><text:span text:style-name="T13">in the</text:span><text:span text:style-name="T3"> CloudFormation </text:span><text:span text:style-name="T13">template</text:span><text:span text:style-name="T3">. </text:span></text:p>
      <text:p text:style-name="P7"><text:bookmark-start text:name="__DdeLink__208_351425731291211"/></text:p>
      <text:h text:style-name="P161" text:outline-level="5"><text:bookmark-start text:name="__RefHeading__331_1776072604171211"/>How can you automate EC2 backup using EBS?<text:bookmark-start text:name="__DdeLink__199_3514257312161211"/><text:bookmark-end text:name="__RefHeading__331_1776072604171211"/></text:h>
      <text:p text:style-name="P97"><text:bookmark-end text:name="__DdeLink__199_3514257312161211"/><text:bookmark-end text:name="__DdeLink__208_351425731291211"/></text:p>
      <text:p text:style-name="P110"><text:span text:style-name="T3">- Get the list of instances and connect to AWS through API to </text:span><text:span text:style-name="T13">list</text:span><text:span text:style-name="T3"> the Amazon </text:span><text:span text:style-name="T13">EBS volumes that are attached locally</text:span><text:span text:style-name="T3"> to the instance.</text:span></text:p>
      <text:p text:style-name="P110"><text:span text:style-name="T3">- List the snapshots of each volume, and </text:span><text:span text:style-name="T13">assign a retention period of the snapshot</text:span><text:span text:style-name="T3">. Later on, </text:span><text:span text:style-name="T13">create a snapshot of each volume</text:span><text:span text:style-name="T3">.</text:span></text:p>
      <text:p text:style-name="P46">- Make sure to remove the snapshot if it is older than the retention period. </text:p>
      <text:p text:style-name="P7"><text:bookmark-start text:name="__DdeLink__208_351425731291221"/></text:p>
      <text:h text:style-name="P161" text:outline-level="5"><text:bookmark-start text:name="__RefHeading__331_1776072604171221"/>Can you take a backup of EFS like EBS, and if yes, how?<text:bookmark-start text:name="__DdeLink__199_3514257312161221"/><text:bookmark-end text:name="__RefHeading__331_1776072604171221"/></text:h>
      <text:p text:style-name="P97"><text:bookmark-end text:name="__DdeLink__199_3514257312161221"/><text:bookmark-end text:name="__DdeLink__208_351425731291221"/></text:p>
      <text:p text:style-name="P47">- Sign in to the AWS Management Console</text:p>
      <text:p text:style-name="P47">- Click the launch EFS-to-EFS-restore button</text:p>
      <text:p text:style-name="P47">- Use the region selector in the console navigation bar to select region</text:p>
      <text:p text:style-name="P47">- Verify if you have chosen the right template on the Select Template page</text:p>
      <text:p text:style-name="P47">- Assign a name to your solution stack</text:p>
      <text:p text:style-name="P47">- Review the parameters for the template and modify them if necessary </text:p>
      <text:p text:style-name="P7"/>
      <text:p text:style-name="P7"><text:bookmark-start text:name="__DdeLink__208_351425731291231"/><text:soft-page-break/></text:p>
      <text:h text:style-name="P161" text:outline-level="5"><text:bookmark-start text:name="__RefHeading__331_1776072604171231"/>How do you auto-delete old snapshots?<text:bookmark-start text:name="__DdeLink__199_3514257312161231"/><text:bookmark-end text:name="__RefHeading__331_1776072604171231"/></text:h>
      <text:p text:style-name="P97"><text:bookmark-end text:name="__DdeLink__199_3514257312161231"/><text:bookmark-end text:name="__DdeLink__208_351425731291231"/></text:p>
      <text:p text:style-name="P113"><text:span text:style-name="T3">- </text:span><text:span text:style-name="T34">T</text:span><text:span text:style-name="T3">ake snapshots of the EBS volumes on Amazon S3.</text:span></text:p>
      <text:p text:style-name="P113"><text:span text:style-name="T3">- Use </text:span><text:span text:style-name="T13">AWS Ops Automator </text:span><text:span text:style-name="T3">to handle all the snapshots automatically.</text:span></text:p>
      <text:p text:style-name="P48">- This allows you to create, copy, and delete Amazon EBS snapshots. </text:p>
      <text:p text:style-name="P7"><text:bookmark-start text:name="__DdeLink__208_351425731291241"/></text:p>
      <text:h text:style-name="P161" text:outline-level="5"><text:bookmark-start text:name="__RefHeading__331_1776072604171241"/>How can you use AWS WAF in monitoring your AWS applications?<text:bookmark-start text:name="__DdeLink__199_3514257312161241"/><text:bookmark-end text:name="__RefHeading__331_1776072604171241"/></text:h>
      <text:p text:style-name="P97"><text:bookmark-end text:name="__DdeLink__199_3514257312161241"/><text:bookmark-end text:name="__DdeLink__208_351425731291241"/></text:p>
      <text:p text:style-name="P97"><text:span text:style-name="T3">AWS WAF or AWS </text:span><text:span text:style-name="T13">Web Application Firewall</text:span><text:span text:style-name="T3"> protects your web applications from web exploitations. It helps you control the traffic flow to your applications. With WAF, you can also create custom rules that block common attack patterns. It can be used for three cases: allow all requests, prevent all requests, and count all requests for a new policy. </text:span></text:p>
      <text:p text:style-name="P7"><text:bookmark-start text:name="__DdeLink__208_351425731291251"/><text:bookmark-start text:name="__DdeLink__2854_3645666265"/></text:p>
      <text:h text:style-name="P161" text:outline-level="5"><text:bookmark-start text:name="__RefHeading__331_1776072604171251"/>What are the different AWS IAM categories that you can control?<text:bookmark-start text:name="__DdeLink__199_3514257312161251"/><text:bookmark-end text:name="__RefHeading__331_1776072604171251"/></text:h>
      <text:p text:style-name="P97"><text:bookmark-end text:name="__DdeLink__199_3514257312161251"/><text:bookmark-end text:name="__DdeLink__208_351425731291251"/></text:p>
      <text:p text:style-name="P49">- Create and manage IAM users</text:p>
      <text:p text:style-name="P49">- Create and manage IAM groups</text:p>
      <text:p text:style-name="P49">- Manage the security credentials of the users</text:p>
      <text:p text:style-name="P49">- Create and manage policies to grant access to AWS services and resources </text:p>
      <text:p text:style-name="P40"><text:bookmark-start text:name="__DdeLink__208_3514257312912511"/></text:p>
      <text:h text:style-name="P162" text:outline-level="5"><text:bookmark-start text:name="__RefHeading__331_17760726041712511"/>What are the policies that you can set for your users’ passwords?<text:bookmark-start text:name="__DdeLink__199_35142573121612511"/><text:bookmark-end text:name="__RefHeading__331_17760726041712511"/></text:h>
      <text:p text:style-name="P115"><text:bookmark-end text:name="__DdeLink__208_3514257312912511"/><text:bookmark-end text:name="__DdeLink__199_35142573121612511"/></text:p>
      <text:p text:style-name="P117">E.g.:</text:p>
      <text:p text:style-name="P116"><text:span text:style-name="T3">- </text:span><text:span text:style-name="T35">S</text:span><text:span text:style-name="T3">et a minimum length of the password</text:span></text:p>
      <text:p text:style-name="P116"><text:span text:style-name="T3">- </text:span><text:span text:style-name="T35">A</text:span><text:span text:style-name="T3">sk the users to add at least one number or special characters in it.</text:span></text:p>
      <text:p text:style-name="P49">- You can assign requirements of particular character types, including uppercase letters, lowercase letters, numbers, and non-alphanumeric characters.</text:p>
      <text:p text:style-name="P49">- You can enforce automatic password expiration, prevent reuse of old passwords, and request for a password reset upon their next AWS sign in.</text:p>
      <text:p text:style-name="P49">- You can have the AWS users contact an account administrator when the user has allowed the password to expire. <text:s/></text:p>
      <text:p text:style-name="P40"><text:bookmark-start text:name="__DdeLink__208_3514257312912512"/></text:p>
      <text:h text:style-name="P162" text:outline-level="5"><text:bookmark-start text:name="__RefHeading__331_17760726041712512"/>What is the difference between an IAM role and an IAM user?<text:bookmark-start text:name="__DdeLink__199_35142573121612512"/><text:bookmark-end text:name="__RefHeading__331_17760726041712512"/></text:h>
      <text:p text:style-name="P115"><text:bookmark-end text:name="__DdeLink__208_3514257312912512"/><text:bookmark-end text:name="__DdeLink__199_35142573121612512"/></text:p>
      <text:p text:style-name="P50">IAM role</text:p>
      <text:p text:style-name="P118"><text:span text:style-name="T3">- </text:span><text:span text:style-name="T36">I</text:span><text:span text:style-name="T3">s an IAM entity that defines a set of permissions for making AWS service requests.</text:span></text:p>
      <text:p text:style-name="P50">- In the IAM role, trusted entities, like IAM users, applications, or an AWS service, assume roles.</text:p>
      <text:p text:style-name="P118"/>
      <text:p text:style-name="P50">IAM user</text:p>
      <text:p text:style-name="P118"><text:span text:style-name="T3">- </text:span><text:span text:style-name="T36">H</text:span><text:span text:style-name="T3">as permanent long-term credentials and is used to interact with the AWS services directly. <text:s/></text:span></text:p>
      <text:p text:style-name="P118"><text:span text:style-name="T3">- </text:span><text:span text:style-name="T36">A</text:span><text:span text:style-name="T3"> IAM user has full access to all the AWS IAM functionalities.</text:span></text:p>
      <text:p text:style-name="P40"/>
      <text:p text:style-name="P40"/>
      <text:p text:style-name="P40"><text:bookmark-start text:name="__DdeLink__208_3514257312912513"/></text:p>
      <text:h text:style-name="P162" text:outline-level="5"><text:bookmark-start text:name="__RefHeading__331_17760726041712513"/><text:soft-page-break/>What are the managed policies in AWS IAM?<text:bookmark-start text:name="__DdeLink__199_35142573121612513"/><text:bookmark-end text:name="__RefHeading__331_17760726041712513"/></text:h>
      <text:p text:style-name="P115"><text:bookmark-end text:name="__DdeLink__208_3514257312912513"/><text:bookmark-end text:name="__DdeLink__199_35142573121612513"/></text:p>
      <text:p text:style-name="P118"><text:span text:style-name="T36">T</text:span><text:span text:style-name="T3">here are two types of managed policies.</text:span></text:p>
      <text:p text:style-name="P118"/>
      <text:p text:style-name="P118"><text:span text:style-name="T36">O</text:span><text:span text:style-name="T3">ne that is managed by you and one that is managed by AWS. They are IAM resources that express permissions using IAM policy language. You can create, edit, and manage them separately from the IAM users, groups, and roles to which they are attached. </text:span></text:p>
      <text:p text:style-name="P40"><text:bookmark-start text:name="__DdeLink__208_3514257312912514"/></text:p>
      <text:h text:style-name="P162" text:outline-level="5"><text:bookmark-start text:name="__RefHeading__331_17760726041712514"/>Can you give an example of an IAM policy and a policy summary?<text:bookmark-start text:name="__DdeLink__199_35142573121612514"/><text:bookmark-end text:name="__RefHeading__331_17760726041712514"/></text:h>
      <text:p text:style-name="P115"><text:bookmark-end text:name="__DdeLink__208_3514257312912514"/><text:bookmark-end text:name="__DdeLink__199_35142573121612514"/></text:p>
      <text:p text:style-name="P115"><text:span text:style-name="T36">E</text:span>xample of an IAM policy:</text:p>
      <text:p text:style-name="P122">{</text:p>
      <text:p text:style-name="P118"><text:span text:style-name="T36"><text:s text:c="4"/></text:span><text:span text:style-name="T37">“</text:span><text:span text:style-name="T38">Version”:”2012-10-17”,</text:span></text:p>
      <text:p text:style-name="P120"><text:span text:style-name="T10"><text:s text:c="4"/>“</text:span><text:span text:style-name="T36">Statement”:[</text:span></text:p>
      <text:p text:style-name="P120"><text:span text:style-name="T10"><text:s text:c="8"/></text:span><text:span text:style-name="T36">{</text:span></text:p>
      <text:p text:style-name="P120"><text:span text:style-name="T10"><text:s text:c="13"/>“</text:span><text:span text:style-name="T36">Effect”:Allow”</text:span></text:p>
      <text:p text:style-name="P120"><text:span text:style-name="T3"><text:s text:c="13"/>“</text:span><text:span text:style-name="T36">Action”:[</text:span></text:p>
      <text:p text:style-name="P120"><text:span text:style-name="T3"><text:s text:c="17"/>“</text:span><text:span text:style-name="T36">s3:PutObject”,</text:span></text:p>
      <text:p text:style-name="P120"><text:bookmark-start text:name="__DdeLink__2911_3645666265"/><text:span text:style-name="T3"><text:s text:c="17"/>“</text:span><text:span text:style-name="T36">s3:GetObject”,</text:span></text:p>
      <text:p text:style-name="P120"><text:span text:style-name="T3"><text:s text:c="17"/>“</text:span><text:span text:style-name="T36">s3:GetObjectVersion”,</text:span></text:p>
      <text:p text:style-name="P120"><text:bookmark-start text:name="__DdeLink__2913_3645666265"/><text:span text:style-name="T3"><text:s text:c="17"/>“</text:span><text:span text:style-name="T36">s3:DeleteObject”,</text:span></text:p>
      <text:p text:style-name="P120"><text:span text:style-name="T3"><text:s text:c="17"/>“</text:span><text:span text:style-name="T36">s3:DeleteObjectVersion”</text:span></text:p>
      <text:p text:style-name="P120"><text:s text:c="13"/><text:span text:style-name="T36">],</text:span></text:p>
      <text:p text:style-name="P120"><text:s text:c="13"/>“<text:span text:style-name="T36">Resource”:”arn:aws:s3:::exapmle_buckte/example_folder/*”</text:span></text:p>
      <text:p text:style-name="P120"><text:s text:c="8"/><text:span text:style-name="T36">}</text:span></text:p>
      <text:p text:style-name="P121"><text:s text:c="4"/>]</text:p>
      <text:p text:style-name="P121">}</text:p>
      <text:p text:style-name="P119"/>
      <text:p text:style-name="P118"><text:span text:style-name="T36">E</text:span>xample of a policy <text:span text:style-name="T36">summary:</text:span></text:p>
      <text:p text:style-name="P118"/>
      <text:p text:style-name="P118"><text:bookmark-end text:name="__DdeLink__2911_3645666265"/><text:bookmark-end text:name="__DdeLink__2913_3645666265"/><text:span text:style-name="T36">&lt;&lt; screen print &gt;&gt;</text:span><text:span text:style-name="T3"> </text:span></text:p>
      <text:p text:style-name="P40"/>
      <text:p text:style-name="P40"><text:bookmark-start text:name="__DdeLink__208_3514257312912515"/></text:p>
      <text:h text:style-name="P162" text:outline-level="5"><text:bookmark-start text:name="__RefHeading__331_17760726041712515"/>How does AWS IAM help your business?<text:bookmark-start text:name="__DdeLink__199_35142573121612515"/><text:bookmark-end text:name="__RefHeading__331_17760726041712515"/></text:h>
      <text:p text:style-name="P115"><text:bookmark-end text:name="__DdeLink__208_3514257312912515"/><text:bookmark-end text:name="__DdeLink__199_35142573121612515"/></text:p>
      <text:p text:style-name="P51">- Manage IAM users and their access - AWS IAM provides secure resource access to multiple users.</text:p>
      <text:p text:style-name="P51">- Manage access for federated users - AWS allows you to provide secure access to resources in your AWS account to your employees and applications without creating IAM roles.</text:p>
      <text:p text:style-name="P40"><text:bookmark-start text:name="__DdeLink__208_3514257312912516"/></text:p>
      <text:h text:style-name="P162" text:outline-level="5"><text:bookmark-start text:name="__RefHeading__331_17760726041712516"/>What is the difference between Latency Based Routing and Geo DNS?<text:bookmark-start text:name="__DdeLink__199_35142573121612516"/><text:bookmark-end text:name="__RefHeading__331_17760726041712516"/></text:h>
      <text:p text:style-name="P115"><text:bookmark-end text:name="__DdeLink__208_3514257312912516"/><text:bookmark-end text:name="__DdeLink__199_35142573121612516"/></text:p>
      <text:p text:style-name="P123"><text:span text:style-name="T13">Geo Based DNS</text:span><text:span text:style-name="T3"> routing takes decisions</text:span><text:span text:style-name="T13"> based on the geographic location of the request</text:span><text:span text:style-name="T3">.</text:span></text:p>
      <text:p text:style-name="P123"/>
      <text:p text:style-name="P123"><text:span text:style-name="T13">Latency Based Routing</text:span><text:span text:style-name="T3"> utilizes </text:span><text:span text:style-name="T13">latency measurements between networks and AWS data centers</text:span><text:span text:style-name="T3">. Latency Based Routing is used when you want to give your customers the lowest latency possible. On the other hand, Geo Based routing is used when you want to direct the customer to different websites based on the country or region they are browsing from. <text:s/></text:span></text:p>
      <text:p text:style-name="P40"/>
      <text:p text:style-name="P40"><text:bookmark-start text:name="__DdeLink__208_3514257312912517"/><text:soft-page-break/></text:p>
      <text:h text:style-name="P162" text:outline-level="5"><text:bookmark-start text:name="__RefHeading__331_17760726041712517"/>What is the difference between a Domain and a Hosted Zone?<text:bookmark-start text:name="__DdeLink__199_35142573121612517"/><text:bookmark-end text:name="__RefHeading__331_17760726041712517"/></text:h>
      <text:p text:style-name="P115"><text:bookmark-end text:name="__DdeLink__208_3514257312912517"/><text:bookmark-end text:name="__DdeLink__199_35142573121612517"/></text:p>
      <text:p text:style-name="P88"><text:span text:style-name="T39">D</text:span><text:span text:style-name="T3">omain </text:span></text:p>
      <text:p text:style-name="P123"><text:span text:style-name="T3">is a collection of data describing </text:span><text:span text:style-name="T13">a self-contained administrative and technical unit</text:span><text:span text:style-name="T3">. For example, www.simplilearn.com is a domain and a general DNS concept.</text:span></text:p>
      <text:p text:style-name="P123"/>
      <text:p text:style-name="P88"><text:span text:style-name="T3">Hosted zo</text:span><text:span text:style-name="T39">ne</text:span></text:p>
      <text:p text:style-name="P123"><text:span text:style-name="T3">is </text:span><text:span text:style-name="T13">a container that holds information about how you want to route traffic </text:span><text:span text:style-name="T3">on the internet for a specific domain. For example, lms.simplilearn.com is a hosted zone. </text:span></text:p>
      <text:p text:style-name="P40"><text:bookmark-start text:name="__DdeLink__208_3514257312912518"/></text:p>
      <text:h text:style-name="P162" text:outline-level="5"><text:bookmark-start text:name="__RefHeading__331_17760726041712518"/>How does Amazon Route 53 provide high availability and low latency?<text:bookmark-start text:name="__DdeLink__199_35142573121612518"/><text:bookmark-end text:name="__RefHeading__331_17760726041712518"/></text:h>
      <text:p text:style-name="P115"><text:bookmark-end text:name="__DdeLink__208_3514257312912518"/><text:bookmark-end text:name="__DdeLink__199_35142573121612518"/></text:p>
      <text:p text:style-name="P80">Globally Distributed Servers</text:p>
      <text:p text:style-name="P52">Amazon is a global service and consequently has DNS services globally. Any customer creating a query from any part of the world gets to reach a DNS server local to them that provides low latency. </text:p>
      <text:p text:style-name="P124"/>
      <text:p text:style-name="P80">Dependency</text:p>
      <text:p text:style-name="P52">Route 53 provides a high level of dependability required by critical applications</text:p>
      <text:p text:style-name="P124"/>
      <text:p text:style-name="P80">Optimal Locations</text:p>
      <text:p text:style-name="P52">Route 53 uses a global anycast network to answer queries from the optimal position automatically. <text:s/></text:p>
      <text:p text:style-name="P40"><text:bookmark-start text:name="__DdeLink__208_3514257312912519"/></text:p>
      <text:h text:style-name="P162" text:outline-level="5"><text:bookmark-start text:name="__RefHeading__331_17760726041712519"/>How are reserved instances different from on-demand DB instances?<text:bookmark-start text:name="__DdeLink__199_35142573121612519"/><text:bookmark-end text:name="__RefHeading__331_17760726041712519"/></text:h>
      <text:p text:style-name="P115"><text:bookmark-end text:name="__DdeLink__208_3514257312912519"/><text:bookmark-end text:name="__DdeLink__199_35142573121612519"/></text:p>
      <text:p text:style-name="P125"><text:span text:style-name="T40">The have the same functionality but are</text:span><text:span text:style-name="T3"> billed </text:span><text:span text:style-name="T40">differently.</text:span></text:p>
      <text:p text:style-name="P125"/>
      <text:p text:style-name="P125"><text:span text:style-name="T3">Reserved instances </text:span><text:span text:style-name="T40">a</text:span><text:span text:style-name="T3">re purchased </text:span><text:span text:style-name="T13">as one-year or three-year reservations</text:span><text:span text:style-name="T3">, and in return, you get very </text:span><text:span text:style-name="T13">low hourly based pricing</text:span><text:span text:style-name="T3"> </text:span></text:p>
      <text:p text:style-name="P125"/>
      <text:p text:style-name="P125"><text:span text:style-name="T40">O</text:span><text:span text:style-name="T3">n-demand cases that</text:span><text:span text:style-name="T13"> are billed on an hourly basis</text:span><text:span text:style-name="T3"> </text:span><text:span text:style-name="T40">and have a higher hourly pricing.</text:span></text:p>
      <text:p text:style-name="P40"><text:bookmark-start text:name="__DdeLink__208_35142573129125110"/></text:p>
      <text:h text:style-name="P162" text:outline-level="5"><text:bookmark-start text:name="__RefHeading__331_177607260417125110"/>Which type of scaling would you recommend for RDS and why?<text:bookmark-start text:name="__DdeLink__199_351425731216125110"/><text:bookmark-end text:name="__RefHeading__331_177607260417125110"/></text:h>
      <text:p text:style-name="P115"><text:bookmark-end text:name="__DdeLink__208_35142573129125110"/><text:bookmark-end text:name="__DdeLink__199_351425731216125110"/></text:p>
      <text:p text:style-name="P53">There are two types of scaling - vertical scaling and horizontal scaling. </text:p>
      <text:p text:style-name="P126"/>
      <text:p text:style-name="P126"><text:span text:style-name="T3">Vertical scaling lets you vertically scale up your master database with the press of a button. </text:span><text:span text:style-name="T13">A database can only be scaled vertically</text:span><text:span text:style-name="T3">, and there are 18 different instances in which you can resize the RDS. </text:span></text:p>
      <text:p text:style-name="P126"><text:span text:style-name="T3">On the other hand, </text:span><text:span text:style-name="T13">horizontal scaling is good for replicas</text:span><text:span text:style-name="T3">. These are </text:span><text:span text:style-name="T13">read-only replicas that can only be done through Amazon Aurora. </text:span></text:p>
      <text:p text:style-name="P40"/>
      <text:h text:style-name="P169" text:outline-level="5"><text:bookmark-start text:name="__RefHeading__331_177607260417125111"/><text:bookmark-start text:name="__DdeLink__208_35142573129125111"/>What is a maintenance window in Amazon RDS? Will your DB instance be available during maintenance events?<text:bookmark-start text:name="__DdeLink__199_351425731216125111"/><text:bookmark-end text:name="__RefHeading__331_177607260417125111"/></text:h>
      <text:p text:style-name="P115"><text:bookmark-end text:name="__DdeLink__208_35142573129125111"/><text:bookmark-end text:name="__DdeLink__199_351425731216125111"/></text:p>
      <text:p text:style-name="P115"><text:span text:style-name="T3">RDS maintenance window lets you decide when DB instance modifications, database engine version upgrades, and software patching have to occur. The </text:span><text:span text:style-name="T13">automatic scheduling is done only for patches that are related to security and durability</text:span><text:span text:style-name="T3">. </text:span><text:span text:style-name="T13">By default, there is a 30-minute</text:span><text:span text:style-name="T3"> value assigned as the maintenance window and the </text:span><text:span text:style-name="T13">DB instance will still be available during these events</text:span><text:span text:style-name="T3"> though you might observe a minimal effect on performance. </text:span></text:p>
      <text:p text:style-name="P40"><text:bookmark-start text:name="__DdeLink__208_35142573129125112"/></text:p>
      <text:h text:style-name="P162" text:outline-level="5"><text:bookmark-start text:name="__RefHeading__331_177607260417125112"/>What are the consistency models in DynamoDB?<text:bookmark-start text:name="__DdeLink__199_351425731216125112"/><text:bookmark-end text:name="__RefHeading__331_177607260417125112"/></text:h>
      <text:p text:style-name="P115"><text:bookmark-end text:name="__DdeLink__208_35142573129125112"/><text:bookmark-end text:name="__DdeLink__199_351425731216125112"/></text:p>
      <text:p text:style-name="P54">There are two consistency models In DynamoDB. First, there is the </text:p>
      <text:p text:style-name="P127"/>
      <text:p text:style-name="P81">Eventual Consistency Model</text:p>
      <text:p text:style-name="P127"><text:span text:style-name="T41">M</text:span><text:span text:style-name="T3">aximizes your read throughput. However, it might not reflect the results of a recently completed write. Fortunately, all the copies of data usually reach consistency within a second. </text:span></text:p>
      <text:p text:style-name="P127"/>
      <text:p text:style-name="P81">Strong Consistency Model</text:p>
      <text:p text:style-name="P127"><text:span text:style-name="T41">H</text:span><text:span text:style-name="T3">as a delay in writing the data, but it guarantees that you will always see the updated data every time you read it. </text:span></text:p>
      <text:p text:style-name="P40"><text:bookmark-start text:name="__DdeLink__208_35142573129125113"/></text:p>
      <text:h text:style-name="P162" text:outline-level="5"><text:bookmark-start text:name="__RefHeading__331_177607260417125113"/>What type of query functionality does DynamoDB support?<text:bookmark-start text:name="__DdeLink__199_351425731216125113"/><text:bookmark-end text:name="__RefHeading__331_177607260417125113"/></text:h>
      <text:p text:style-name="P115"><text:bookmark-end text:name="__DdeLink__208_35142573129125113"/><text:bookmark-end text:name="__DdeLink__199_351425731216125113"/></text:p>
      <text:p text:style-name="P115"><text:span text:style-name="T3">DynamoDB </text:span><text:span text:style-name="T13">supports GET/PUT operations by using</text:span><text:span text:style-name="T3"> a user-defined </text:span><text:span text:style-name="T13">primary key</text:span><text:span text:style-name="T3">. It provides flexible querying by letting you query on non-primary vital attributes using global secondary indexes and local secondary indexes. </text:span></text:p>
      <text:p text:style-name="P40"><text:bookmark-start text:name="__DdeLink__208_35142573129125114"/></text:p>
      <text:h text:style-name="P162" text:outline-level="5"><text:bookmark-start text:name="__RefHeading__331_177607260417125114"/>Suppose you are a game designer and want to develop a game with single-digit millisecond latency, which of the following database services would you use?<text:bookmark-start text:name="__DdeLink__199_351425731216125114"/><text:bookmark-end text:name="__RefHeading__331_177607260417125114"/></text:h>
      <text:p text:style-name="P115"><text:bookmark-end text:name="__DdeLink__208_35142573129125114"/><text:bookmark-end text:name="__DdeLink__199_351425731216125114"/></text:p>
      <text:p text:style-name="P40">Amazon DynamoDB </text:p>
      <text:p text:style-name="P40"><text:bookmark-start text:name="__DdeLink__208_35142573129125115"/><text:bookmark-start text:name="__DdeLink__2970_3645666265"/></text:p>
      <text:h text:style-name="P162" text:outline-level="5">If you need to perform real-time monitoring of AWS services and get actionable insights, which services would you use<text:bookmark-start text:name="__DdeLink__199_351425731216125115"/>?<text:bookmark-start text:name="__DdeLink__199_3514257312161251151"/></text:h>
      <text:p text:style-name="P115"><text:bookmark-end text:name="__DdeLink__208_35142573129125115"/><text:bookmark-end text:name="__DdeLink__199_351425731216125115"/></text:p>
      <text:p text:style-name="P40"><text:bookmark-end text:name="__DdeLink__199_3514257312161251151"/>Amazon CloudWatch </text:p>
      <text:p text:style-name="P41"><text:bookmark-start text:name="__DdeLink__208_351425731291251151"/></text:p>
      <text:h text:style-name="P163" text:outline-level="5">As a web developer, you are developing an app, targeted primarily for the mobile platform. Which of the following lets you add user sign-up, sign-in, and access control to your web and mobile apps quickly and easily<text:bookmark-start text:name="__DdeLink__199_3514257312161251152"/>?<text:bookmark-start text:name="__DdeLink__199_35142573121612511511"/></text:h>
      <text:p text:style-name="P128"><text:bookmark-end text:name="__DdeLink__208_351425731291251151"/><text:bookmark-end text:name="__DdeLink__199_3514257312161251152"/></text:p>
      <text:p text:style-name="P41"><text:bookmark-end text:name="__DdeLink__199_35142573121612511511"/>Amazon Cognito </text:p>
      <text:p text:style-name="P41"/>
      <text:p text:style-name="P41"><text:bookmark-start text:name="__DdeLink__208_351425731291251152"/></text:p>
      <text:h text:style-name="P163" text:outline-level="5"><text:soft-page-break/>You are a Machine Learning Engineer who is on the lookout for a solution that will discover sensitive information that your enterprise stores in AWS and then use NLP to classify the data and provide business-related insights. Which among the services would you choose<text:bookmark-start text:name="__DdeLink__199_3514257312161251153"/>?<text:bookmark-start text:name="__DdeLink__199_35142573121612511512"/></text:h>
      <text:p text:style-name="P128"><text:bookmark-end text:name="__DdeLink__208_351425731291251152"/><text:bookmark-end text:name="__DdeLink__199_3514257312161251153"/></text:p>
      <text:p text:style-name="P41"><text:bookmark-end text:name="__DdeLink__199_35142573121612511512"/>AWS Macie </text:p>
      <text:p text:style-name="P41"><text:bookmark-start text:name="__DdeLink__208_351425731291251153"/></text:p>
      <text:h text:style-name="P163" text:outline-level="5">You are the system administrator in your company, which is running most of its infrastructure on AWS. You are required to track your users and keep tabs on how they are being authenticated. You wish to create and manage AWS users and use permissions to allow and deny their access to AWS resources. Which of the following services suits you best<text:bookmark-start text:name="__DdeLink__199_3514257312161251154"/>?<text:bookmark-start text:name="__DdeLink__199_35142573121612511513"/></text:h>
      <text:p text:style-name="P128"><text:bookmark-end text:name="__DdeLink__208_351425731291251153"/><text:bookmark-end text:name="__DdeLink__199_3514257312161251154"/></text:p>
      <text:p text:style-name="P41"><text:bookmark-end text:name="__DdeLink__199_35142573121612511513"/>AWS IAM </text:p>
      <text:p text:style-name="P41"><text:bookmark-start text:name="__DdeLink__208_351425731291251154"/></text:p>
      <text:h text:style-name="P163" text:outline-level="5">Which service do you use if you want to allocate various private and public IP addresses to make them communicate with the internet and other instances?<text:bookmark-start text:name="__DdeLink__199_3514257312161251155"/>?<text:bookmark-start text:name="__DdeLink__199_35142573121612511514"/></text:h>
      <text:p text:style-name="P128"><text:bookmark-end text:name="__DdeLink__208_351425731291251154"/><text:bookmark-end text:name="__DdeLink__199_3514257312161251155"/></text:p>
      <text:p text:style-name="P41"><text:bookmark-end text:name="__DdeLink__199_35142573121612511514"/>Amazon VPC </text:p>
      <text:p text:style-name="P41"><text:bookmark-start text:name="__DdeLink__208_351425731291251155"/></text:p>
      <text:h text:style-name="P163" text:outline-level="5">This service provides you with cost-efficient and resizable capacity while automating time-consuming administration tasks<text:bookmark-start text:name="__DdeLink__199_3514257312161251156"/>?<text:bookmark-start text:name="__DdeLink__199_35142573121612511515"/></text:h>
      <text:p text:style-name="P128"><text:bookmark-end text:name="__DdeLink__208_351425731291251155"/><text:bookmark-end text:name="__DdeLink__199_3514257312161251156"/></text:p>
      <text:p text:style-name="P128"><text:bookmark-end text:name="__DdeLink__199_35142573121612511515"/><text:span text:style-name="T3">Amazon Relational Database Service </text:span><text:span text:style-name="T42">(RDS)</text:span><text:span text:style-name="T3"> </text:span></text:p>
      <text:p text:style-name="P41"><text:bookmark-start text:name="__DdeLink__208_351425731291251156"/></text:p>
      <text:h text:style-name="P163" text:outline-level="5">Which of the following is a means for accessing human researchers or consultants to help solve problems on a contractual or temporary basis<text:bookmark-start text:name="__DdeLink__199_3514257312161251157"/>?<text:bookmark-start text:name="__DdeLink__199_35142573121612511516"/></text:h>
      <text:p text:style-name="P128"><text:bookmark-end text:name="__DdeLink__208_351425731291251156"/><text:bookmark-end text:name="__DdeLink__199_3514257312161251157"/></text:p>
      <text:p text:style-name="P41"><text:bookmark-end text:name="__DdeLink__199_35142573121612511516"/>Amazon Mechanical Turk </text:p>
      <text:p text:style-name="P41"><text:bookmark-start text:name="__DdeLink__208_351425731291251157"/></text:p>
      <text:h text:style-name="P163" text:outline-level="5">This service is used to make it easy to deploy, manage, and scale containerized applications using Kubernetes on AWS. Which of the following is this AWS service<text:bookmark-start text:name="__DdeLink__199_3514257312161251158"/>?<text:bookmark-start text:name="__DdeLink__199_35142573121612511517"/></text:h>
      <text:p text:style-name="P128"><text:bookmark-end text:name="__DdeLink__208_351425731291251157"/><text:bookmark-end text:name="__DdeLink__199_3514257312161251158"/></text:p>
      <text:p text:style-name="P41"><text:bookmark-end text:name="__DdeLink__199_35142573121612511517"/>Amazon Elastic Container Service </text:p>
      <text:p text:style-name="P41"><text:bookmark-start text:name="__DdeLink__208_351425731291251158"/></text:p>
      <text:h text:style-name="P163" text:outline-level="5">This service lets you run code without provisioning or managing servers. Select the correct service from the below options<text:bookmark-start text:name="__DdeLink__199_3514257312161251159"/>?<text:bookmark-start text:name="__DdeLink__199_35142573121612511518"/></text:h>
      <text:p text:style-name="P128"><text:bookmark-end text:name="__DdeLink__208_351425731291251158"/><text:bookmark-end text:name="__DdeLink__199_3514257312161251159"/></text:p>
      <text:p text:style-name="P41"><text:bookmark-end text:name="__DdeLink__199_35142573121612511518"/>AWS Lambda </text:p>
      <text:p text:style-name="P41"/>
      <text:p text:style-name="P41"/>
      <text:p text:style-name="P142"><text:bookmark-start text:name="__DdeLink__208_351425731291251159"/></text:p>
      <text:h text:style-name="P163" text:outline-level="5">As an AWS Developer, using this pay-per-use service, you can send, store, and receive messages between software components. Which of the following is it<text:bookmark-start text:name="__DdeLink__199_35142573121612511510"/>?<text:bookmark-start text:name="__DdeLink__199_35142573121612511519"/></text:h>
      <text:p text:style-name="P128"><text:bookmark-end text:name="__DdeLink__208_351425731291251159"/><text:bookmark-end text:name="__DdeLink__199_35142573121612511510"/></text:p>
      <text:p text:style-name="P41"><text:bookmark-end text:name="__DdeLink__199_35142573121612511519"/>Amazon Simple Queue Service </text:p>
      <text:p text:style-name="P41"><text:bookmark-start text:name="__DdeLink__208_3514257312912511510"/></text:p>
      <text:h text:style-name="P163" text:outline-level="5">Which service do you use if you would like to host a real-time audio and video conferencing application on AWS, this service provides you with a secure and easy-to-use application<text:bookmark-start text:name="__DdeLink__199_35142573121612511520"/>?<text:bookmark-start text:name="__DdeLink__199_351425731216125115110"/></text:h>
      <text:p text:style-name="P128"><text:bookmark-end text:name="__DdeLink__208_3514257312912511510"/><text:bookmark-end text:name="__DdeLink__199_35142573121612511520"/></text:p>
      <text:p text:style-name="P41"><text:bookmark-end text:name="__DdeLink__199_351425731216125115110"/>Amazon Chime </text:p>
      <text:p text:style-name="P41"><text:bookmark-start text:name="__DdeLink__208_3514257312912511511"/></text:p>
      <text:h text:style-name="P163" text:outline-level="5">As your company's AWS Solutions Architect, you are in charge of designing thousands of similar individual jobs. Which of the following services best meets your requirements<text:bookmark-start text:name="__DdeLink__199_35142573121612511521"/>?<text:bookmark-start text:name="__DdeLink__199_351425731216125115111"/></text:h>
      <text:p text:style-name="P128"><text:bookmark-end text:name="__DdeLink__208_3514257312912511511"/><text:bookmark-end text:name="__DdeLink__199_35142573121612511521"/></text:p>
      <text:p text:style-name="P41"><text:bookmark-end text:name="__DdeLink__199_351425731216125115111"/>AWS Batch </text:p>
      <text:p text:style-name="P41"/>
      <text:p text:style-name="P142"><text:bookmark-start text:name="__DdeLink__208_3514257312912511512"/></text:p>
      <text:h text:style-name="P166" text:outline-level="5"><text:span text:style-name="T9">Name important AWS services</text:span><text:bookmark-start text:name="__DdeLink__199_35142573121612511522"/><text:span text:style-name="T4">?</text:span><text:bookmark-start text:name="__DdeLink__199_351425731216125115112"/></text:h>
      <text:p text:style-name="P128"><text:bookmark-end text:name="__DdeLink__208_3514257312912511512"/><text:bookmark-end text:name="__DdeLink__199_351425731216125115112"/><text:bookmark-end text:name="__DdeLink__199_35142573121612511522"/></text:p>
      <text:p text:style-name="P128">AWS Compute</text:p>
      <text:p text:style-name="P128"><text:tab/>EC2 <text:s text:c="22"/>- Virtual machines</text:p>
      <text:p text:style-name="P128"><text:tab/>Lambda <text:s text:c="19"/>- serverless computing</text:p>
      <text:p text:style-name="P128"><text:tab/>Elastic container service - containerised service</text:p>
      <text:p text:style-name="P128"/>
      <text:p text:style-name="P128">Storage</text:p>
      <text:p text:style-name="P128"><text:tab/>S3 <text:s text:c="5"/>- Simple storage, pay as you go, e.g. for backups</text:p>
      <text:p text:style-name="P128"><text:tab/>EBS <text:s text:c="4"/>- Elastic Block Store, for EC2 instances</text:p>
      <text:p text:style-name="P128"><text:tab/>EFS <text:s text:c="4"/>- Elastic File System (like EBS but mountable on multible regions and instances)</text:p>
      <text:p text:style-name="P128"><text:tab/>Glacier - for archiving</text:p>
      <text:p text:style-name="P128"/>
      <text:p text:style-name="P128">Networking</text:p>
      <text:p text:style-name="P180">VPC <text:s text:c="11"/>- Virtual Private Cloud, it enables you to launch AWS resources into a virtual</text:p>
      <text:p text:style-name="P180"><text:tab/><text:tab/>network that you've defined.</text:p>
      <text:p text:style-name="P128"><text:tab/>Route 53 <text:s text:c="6"/>- cloud Domain Name System (DNS) web service</text:p>
      <text:p text:style-name="P128"><text:tab/>Direct Connect - establish private connectivity between AWS and your datacenter</text:p>
      <text:p text:style-name="P128"/>
      <text:p text:style-name="P128">Security </text:p>
      <text:p text:style-name="P128"><text:tab/>IAM <text:s text:c="4"/>- Authentication and authorization</text:p>
      <text:p text:style-name="P128"><text:tab/>KMS <text:s text:c="4"/>- Data encryption</text:p>
      <text:p text:style-name="P128"><text:tab/>Cognito - user sign-up, sign-in, and access control to your web and mobile apps</text:p>
      <text:p text:style-name="P128"/>
      <text:p text:style-name="P128">Management tools</text:p>
      <text:p text:style-name="P128"><text:tab/>CloudWatch <text:s text:c="4"/>- for monitoring</text:p>
      <text:p text:style-name="P128"><text:tab/>Auto scaling <text:s text:c="2"/>- for being elastic (auto resource provision)</text:p>
      <text:p text:style-name="P128"><text:tab/>Cloudformation - for deployment</text:p>
      <text:p text:style-name="P128"/>
      <text:p text:style-name="P128">Testing </text:p>
      <text:p text:style-name="P128"><text:tab/>CodeStar <text:s text:c="4"/>- development tool</text:p>
      <text:p text:style-name="P128"><text:tab/>CodeBuild <text:s text:c="3"/>- </text:p>
      <text:p text:style-name="P128"><text:tab/>CodePipeline - </text:p>
      <text:p text:style-name="P128"/>
      <text:p text:style-name="P128">Analytics</text:p>
      <text:p text:style-name="P180">Athena <text:s text:c="5"/>- interactive query service to query data and analyze big data in Amazon S3 using </text:p>
      <text:p text:style-name="P180"><text:tab/><text:tab/>standard SQL. </text:p>
      <text:p text:style-name="P128"><text:tab/>EMR <text:s text:c="8"/>- big data platform for processing vast amounts of data</text:p>
      <text:p text:style-name="P128"><text:tab/>CloudSearch - earch solution for websites or applications</text:p>
      <text:p text:style-name="P41"/>
      <text:p text:style-name="P41"><text:bookmark-start text:name="__DdeLink__208_3514257312912511513"/></text:p>
      <text:h text:style-name="P163" text:outline-level="5"><text:bookmark-start text:name="__DdeLink__199_35142573121612511523"/>yyy?<text:bookmark-start text:name="__DdeLink__199_351425731216125115113"/></text:h>
      <text:p text:style-name="P128"><text:bookmark-end text:name="__DdeLink__208_3514257312912511513"/><text:bookmark-end text:name="__DdeLink__199_35142573121612511523"/></text:p>
      <text:p text:style-name="P128"><text:bookmark-end text:name="__DdeLink__199_351425731216125115113"/><text:span text:style-name="T10">xxx</text:span><text:span text:style-name="T3"> </text:span></text:p>
      <text:p text:style-name="P41"/>
      <text:p text:style-name="P41"><text:bookmark-start text:name="__DdeLink__208_3514257312912511514"/></text:p>
      <text:h text:style-name="P163" text:outline-level="5"><text:bookmark-start text:name="__DdeLink__199_35142573121612511524"/>yyy?<text:bookmark-start text:name="__DdeLink__199_351425731216125115114"/></text:h>
      <text:p text:style-name="P128"><text:bookmark-end text:name="__DdeLink__208_3514257312912511514"/><text:bookmark-end text:name="__DdeLink__199_35142573121612511524"/></text:p>
      <text:p text:style-name="P128"><text:bookmark-end text:name="__DdeLink__199_351425731216125115114"/><text:soft-page-break/><text:span text:style-name="T10">xxx</text:span><text:span text:style-name="T3"> </text:span></text:p>
      <text:p text:style-name="P41"/>
      <text:p text:style-name="P41"><text:bookmark text:name="__DdeLink__208_351425731292"/><text:bookmark-end text:name="__DdeLink__2970_3645666265"/><text:bookmark-end text:name="__DdeLink__2854_3645666265"/></text:p>
      <text:p text:style-name="P1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327_1776072604" text:style-name="Index_20_Link" text:visited-style-name="Index_20_Link">1. What is DevOps? Is it a tool, framework or programming language?<text:tab/>1</text:a></text:p>
          <text:p text:style-name="P145"><text:a xlink:type="simple" xlink:href="#__RefHeading___Toc354_3514257312" text:style-name="Index_20_Link" text:visited-style-name="Index_20_Link">2. What can a DevOps Engineer do?<text:tab/>1</text:a></text:p>
          <text:p text:style-name="P145"><text:a xlink:type="simple" xlink:href="#__RefHeading__329_1776072604" text:style-name="Index_20_Link" text:visited-style-name="Index_20_Link">3. How DevOps Collaborates Development &amp; Operations teams?<text:tab/>1</text:a></text:p>
          <text:p text:style-name="P145"><text:a xlink:type="simple" xlink:href="#__RefHeading___Toc905_2189722070" text:style-name="Index_20_Link" text:visited-style-name="Index_20_Link">4. What made you take the decision to become a DevOps engineer?<text:tab/>1</text:a></text:p>
          <text:p text:style-name="P145"><text:a xlink:type="simple" xlink:href="#__RefHeading___Toc356_3514257312" text:style-name="Index_20_Link" text:visited-style-name="Index_20_Link">5. What are the prerequisites for the implementation of DevOps?<text:tab/>2</text:a></text:p>
          <text:p text:style-name="P145"><text:a xlink:type="simple" xlink:href="#__RefHeading__331_17760726042" text:style-name="Index_20_Link" text:visited-style-name="Index_20_Link">6. List out some of the most popular DevOps tools. Did you use any of these tools?<text:tab/>2</text:a></text:p>
          <text:p text:style-name="P145"><text:a xlink:type="simple" xlink:href="#__RefHeading__331_17760726043" text:style-name="Index_20_Link" text:visited-style-name="Index_20_Link">7. What’s the role of AWS in DevOps?<text:tab/>2</text:a></text:p>
          <text:p text:style-name="P145"><text:a xlink:type="simple" xlink:href="#__RefHeading__331_17760726044" text:style-name="Index_20_Link" text:visited-style-name="Index_20_Link">8. What are the most used scripting languages for DevOps?<text:tab/>2</text:a></text:p>
          <text:p text:style-name="P145"><text:a xlink:type="simple" xlink:href="#__RefHeading__331_17760726045" text:style-name="Index_20_Link" text:visited-style-name="Index_20_Link">9. DevOps and Agile: Are they synonymous or different items?<text:tab/>3</text:a></text:p>
          <text:p text:style-name="P145"><text:a xlink:type="simple" xlink:href="#__RefHeading__331_17760726046" text:style-name="Index_20_Link" text:visited-style-name="Index_20_Link">10. What is CI/CD in DevOps?<text:tab/>3</text:a></text:p>
          <text:p text:style-name="P145"><text:a xlink:type="simple" xlink:href="#__RefHeading__331_17760726047" text:style-name="Index_20_Link" text:visited-style-name="Index_20_Link">11. Is DevOps Continuous Delivery and Continuous Deployment are the same?<text:tab/>3</text:a></text:p>
          <text:p text:style-name="P145"><text:a xlink:type="simple" xlink:href="#__RefHeading___Toc907_2189722070" text:style-name="Index_20_Link" text:visited-style-name="Index_20_Link">12. Is testing necessary before production in a DevOps environment?<text:tab/>3</text:a></text:p>
          <text:p text:style-name="P145"><text:a xlink:type="simple" xlink:href="#__RefHeading__331_17760726049" text:style-name="Index_20_Link" text:visited-style-name="Index_20_Link">13. What are CI Pipelines and DevOps Assembly Lines?<text:tab/>3</text:a></text:p>
          <text:p text:style-name="P145"><text:a xlink:type="simple" xlink:href="#__RefHeading__331_177607260410" text:style-name="Index_20_Link" text:visited-style-name="Index_20_Link">14. What is IaaC and how is it implemented using AWS?<text:tab/>4</text:a></text:p>
          <text:p text:style-name="P145"><text:a xlink:type="simple" xlink:href="#__RefHeading__331_177607260411" text:style-name="Index_20_Link" text:visited-style-name="Index_20_Link">15. Why we need Git in DevOps?<text:tab/>4</text:a></text:p>
          <text:p text:style-name="P145"><text:a xlink:type="simple" xlink:href="#__RefHeading__331_177607260412" text:style-name="Index_20_Link" text:visited-style-name="Index_20_Link">16. What are Anti-Patterns of DevOps?<text:tab/>4</text:a></text:p>
          <text:p text:style-name="P145"><text:a xlink:type="simple" xlink:href="#__RefHeading__331_177607260413" text:style-name="Index_20_Link" text:visited-style-name="Index_20_Link">17. Can DevOps be applied to the waterfall software development model?<text:tab/>4</text:a></text:p>
          <text:p text:style-name="P145"><text:a xlink:type="simple" xlink:href="#__RefHeading__331_177607260414" text:style-name="Index_20_Link" text:visited-style-name="Index_20_Link">18. What is the role of configuration management in DevOps?<text:tab/>5</text:a></text:p>
          <text:p text:style-name="P145"><text:a xlink:type="simple" xlink:href="#__RefHeading__331_177607260415" text:style-name="Index_20_Link" text:visited-style-name="Index_20_Link">19. What is the ‘CHEF’ tool used in DevOps?<text:tab/>5</text:a></text:p>
          <text:p text:style-name="P145"><text:a xlink:type="simple" xlink:href="#__RefHeading__331_177607260416" text:style-name="Index_20_Link" text:visited-style-name="Index_20_Link">20. What do you know about DevOps Toolchain?<text:tab/>5</text:a></text:p>
          <text:p text:style-name="P145"><text:a xlink:type="simple" xlink:href="#__RefHeading__331_177607260417" text:style-name="Index_20_Link" text:visited-style-name="Index_20_Link">21. xxx?<text:tab/>5</text:a></text:p>
          <text:p text:style-name="P145"><text:a xlink:type="simple" xlink:href="#__RefHeading__331_1776072604171" text:style-name="Index_20_Link" text:visited-style-name="Index_20_Link">22. xxx?<text:tab/>5</text:a></text:p>
        </text:index-body>
      </text:table-of-content>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523d1c"/>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AWS</text:span><text:span text:style-name="MT1"> ---<text:tab/><text:tab/></text:span><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0-12-14T11:25:37.426143428</dc:date>
    <meta:editing-duration>PT7H46M15S</meta:editing-duration>
    <meta:editing-cycles>161</meta:editing-cycles>
    <meta:generator>LibreOffice/6.4.6.2$Linux_X86_64 LibreOffice_project/40$Build-2</meta:generator>
    <meta:document-statistic meta:table-count="3" meta:image-count="0" meta:object-count="0" meta:page-count="27" meta:paragraph-count="638" meta:word-count="6835" meta:character-count="39960" meta:non-whitespace-character-count="33189"/>
  </office:meta>
</office:document-meta>
</file>